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ndom_num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346" calcext:value-type="float">
            <text:p>346</text:p>
          </table:table-cell>
          <table:table-cell table:formula="of:=1/[.A1]" office:value-type="float" office:value="0.00289017341040462" calcext:value-type="float">
            <text:p>0.002890173410405</text:p>
          </table:table-cell>
          <table:table-cell table:formula="of:=([.A1]-[.$F$2])^2" office:value-type="float" office:value="23561.636004" calcext:value-type="float">
            <text:p>23561.636004</text:p>
          </table:table-cell>
          <table:table-cell/>
          <table:table-cell office:value-type="string" calcext:value-type="string">
            <text:p>sum:</text:p>
          </table:table-cell>
          <table:table-cell table:formula="of:=SUM([.A1:.A1000])" office:value-type="float" office:value="499498" calcext:value-type="float">
            <text:p>49949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1/[.A2]" office:value-type="float" office:value="0.001085776330076" calcext:value-type="float">
            <text:p>0.001085776330076</text:p>
          </table:table-cell>
          <table:table-cell table:formula="of:=([.A2]-[.$F$2])^2" office:value-type="float" office:value="177663.936004" calcext:value-type="float">
            <text:p>177663.936004</text:p>
          </table:table-cell>
          <table:table-cell/>
          <table:table-cell office:value-type="string" calcext:value-type="string">
            <text:p>average:</text:p>
          </table:table-cell>
          <table:table-cell table:formula="of:=AVERAGE([.A1:.A1000])" office:value-type="float" office:value="499.498" calcext:value-type="float">
            <text:p>499.49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1/[.A3]" office:value-type="float" office:value="0.0010351966873706" calcext:value-type="float">
            <text:p>0.001035196687371</text:p>
          </table:table-cell>
          <table:table-cell table:formula="of:=([.A3]-[.$F$2])^2" office:value-type="float" office:value="217624.116004" calcext:value-type="float">
            <text:p>217624.116004</text:p>
          </table:table-cell>
          <table:table-cell/>
          <table:table-cell office:value-type="string" calcext:value-type="string">
            <text:p>minimum:</text:p>
          </table:table-cell>
          <table:table-cell table:formula="of:=MIN([.A1:.A10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1/[.A4]" office:value-type="float" office:value="0.00285714285714286" calcext:value-type="float">
            <text:p>0.002857142857143</text:p>
          </table:table-cell>
          <table:table-cell table:formula="of:=([.A4]-[.$F$2])^2" office:value-type="float" office:value="22349.652004" calcext:value-type="float">
            <text:p>22349.652004</text:p>
          </table:table-cell>
          <table:table-cell/>
          <table:table-cell office:value-type="string" calcext:value-type="string">
            <text:p>maximum:</text:p>
          </table:table-cell>
          <table:table-cell table:formula="of:=MAX([.A1:.A1000])"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1/[.A5]" office:value-type="float" office:value="0.00168350168350168" calcext:value-type="float">
            <text:p>0.001683501683502</text:p>
          </table:table-cell>
          <table:table-cell table:formula="of:=([.A5]-[.$F$2])^2" office:value-type="float" office:value="8930.628004" calcext:value-type="float">
            <text:p>8930.628004</text:p>
          </table:table-cell>
          <table:table-cell/>
          <table:table-cell office:value-type="string" calcext:value-type="string">
            <text:p>count:</text:p>
          </table:table-cell>
          <table:table-cell table:formula="of:=COUNT([.A1:.A1000]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1/[.A6]" office:value-type="float" office:value="0.00105820105820106" calcext:value-type="float">
            <text:p>0.001058201058201</text:p>
          </table:table-cell>
          <table:table-cell table:formula="of:=([.A6]-[.$F$2])^2" office:value-type="float" office:value="198472.032004" calcext:value-type="float">
            <text:p>198472.032004</text:p>
          </table:table-cell>
          <table:table-cell/>
          <table:table-cell office:value-type="string" calcext:value-type="string">
            <text:p>harmonic_mean:</text:p>
          </table:table-cell>
          <table:table-cell table:formula="of:=[.F5]/SUM([.B1:.B1000])" office:value-type="float" office:value="129.728173006241" calcext:value-type="float">
            <text:p>129.72817300624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1/[.A7]" office:value-type="float" office:value="0.00115606936416185" calcext:value-type="float">
            <text:p>0.001156069364162</text:p>
          </table:table-cell>
          <table:table-cell table:formula="of:=([.A7]-[.$F$2])^2" office:value-type="float" office:value="133591.712004" calcext:value-type="float">
            <text:p>133591.712004</text:p>
          </table:table-cell>
          <table:table-cell/>
          <table:table-cell office:value-type="string" calcext:value-type="string">
            <text:p>variance:</text:p>
          </table:table-cell>
          <table:table-cell table:formula="of:=AVERAGE([.C1:.C1000])" office:value-type="float" office:value="81476.4939960001" calcext:value-type="float">
            <text:p>81476.493996000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1/[.A8]" office:value-type="float" office:value="0.00100704934541793" calcext:value-type="float">
            <text:p>0.001007049345418</text:p>
          </table:table-cell>
          <table:table-cell table:formula="of:=([.A8]-[.$F$2])^2" office:value-type="float" office:value="243544.224004" calcext:value-type="float">
            <text:p>243544.224004</text:p>
          </table:table-cell>
          <table:table-cell/>
          <table:table-cell office:value-type="string" calcext:value-type="string">
            <text:p>standard_dev:</text:p>
          </table:table-cell>
          <table:table-cell table:formula="of:=SQRT([.F7])" office:value-type="float" office:value="285.440876533127" calcext:value-type="float">
            <text:p>285.44087653312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1/[.A9]" office:value-type="float" office:value="0.00144508670520231" calcext:value-type="float">
            <text:p>0.001445086705202</text:p>
          </table:table-cell>
          <table:table-cell table:formula="of:=([.A9]-[.$F$2])^2" office:value-type="float" office:value="37057.020004" calcext:value-type="float">
            <text:p>37057.020004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1/[.A10]" office:value-type="float" office:value="0.00103092783505155" calcext:value-type="float">
            <text:p>0.001030927835052</text:p>
          </table:table-cell>
          <table:table-cell table:formula="of:=([.A10]-[.$F$2])^2" office:value-type="float" office:value="221372.132004" calcext:value-type="float">
            <text:p>221372.132004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1/[.A11]" office:value-type="float" office:value="0.00166944908180301" calcext:value-type="float">
            <text:p>0.001669449081803</text:p>
          </table:table-cell>
          <table:table-cell table:formula="of:=([.A11]-[.$F$2])^2" office:value-type="float" office:value="9900.648004" calcext:value-type="float">
            <text:p>9900.648004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1/[.A12]" office:value-type="float" office:value="0.00111358574610245" calcext:value-type="float">
            <text:p>0.001113585746102</text:p>
          </table:table-cell>
          <table:table-cell table:formula="of:=([.A12]-[.$F$2])^2" office:value-type="float" office:value="158803.844004" calcext:value-type="float">
            <text:p>158803.84400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/[.A13]" office:value-type="float" office:value="0.00333333333333333" calcext:value-type="float">
            <text:p>0.003333333333333</text:p>
          </table:table-cell>
          <table:table-cell table:formula="of:=([.A13]-[.$F$2])^2" office:value-type="float" office:value="39799.452004" calcext:value-type="float">
            <text:p>39799.452004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/[.A14]" office:value-type="float" office:value="0.00862068965517241" calcext:value-type="float">
            <text:p>0.008620689655172</text:p>
          </table:table-cell>
          <table:table-cell table:formula="of:=([.A14]-[.$F$2])^2" office:value-type="float" office:value="147070.716004" calcext:value-type="float">
            <text:p>147070.716004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1/[.A15]" office:value-type="float" office:value="0.00189035916824197" calcext:value-type="float">
            <text:p>0.001890359168242</text:p>
          </table:table-cell>
          <table:table-cell table:formula="of:=([.A15]-[.$F$2])^2" office:value-type="float" office:value="870.368004000001" calcext:value-type="float">
            <text:p>870.36800400000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1/[.A16]" office:value-type="float" office:value="0.00127713920817369" calcext:value-type="float">
            <text:p>0.001277139208174</text:p>
          </table:table-cell>
          <table:table-cell table:formula="of:=([.A16]-[.$F$2])^2" office:value-type="float" office:value="80373.384004" calcext:value-type="float">
            <text:p>80373.38400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/[.A17]" office:value-type="float" office:value="0.0416666666666667" calcext:value-type="float">
            <text:p>0.041666666666667</text:p>
          </table:table-cell>
          <table:table-cell table:formula="of:=([.A17]-[.$F$2])^2" office:value-type="float" office:value="226098.348004" calcext:value-type="float">
            <text:p>226098.34800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1/[.A18]" office:value-type="float" office:value="0.00260416666666667" calcext:value-type="float">
            <text:p>0.002604166666667</text:p>
          </table:table-cell>
          <table:table-cell table:formula="of:=([.A18]-[.$F$2])^2" office:value-type="float" office:value="13339.788004" calcext:value-type="float">
            <text:p>13339.788004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1/[.A19]" office:value-type="float" office:value="0.00141843971631206" calcext:value-type="float">
            <text:p>0.001418439716312</text:p>
          </table:table-cell>
          <table:table-cell table:formula="of:=([.A19]-[.$F$2])^2" office:value-type="float" office:value="42231.072004" calcext:value-type="float">
            <text:p>42231.072004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1/[.A20]" office:value-type="float" office:value="0.00114678899082569" calcext:value-type="float">
            <text:p>0.001146788990826</text:p>
          </table:table-cell>
          <table:table-cell table:formula="of:=([.A20]-[.$F$2])^2" office:value-type="float" office:value="138757.740004" calcext:value-type="float">
            <text:p>138757.740004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1/[.A21]" office:value-type="float" office:value="0.00109529025191676" calcext:value-type="float">
            <text:p>0.001095290251917</text:p>
          </table:table-cell>
          <table:table-cell table:formula="of:=([.A21]-[.$F$2])^2" office:value-type="float" office:value="170983.904004" calcext:value-type="float">
            <text:p>170983.904004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1/[.A22]" office:value-type="float" office:value="0.00420168067226891" calcext:value-type="float">
            <text:p>0.004201680672269</text:p>
          </table:table-cell>
          <table:table-cell table:formula="of:=([.A22]-[.$F$2])^2" office:value-type="float" office:value="68381.204004" calcext:value-type="float">
            <text:p>68381.204004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/[.A23]" office:value-type="float" office:value="0.0078740157480315" calcext:value-type="float">
            <text:p>0.007874015748032</text:p>
          </table:table-cell>
          <table:table-cell table:formula="of:=([.A23]-[.$F$2])^2" office:value-type="float" office:value="138754.760004" calcext:value-type="float">
            <text:p>138754.760004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1/[.A24]" office:value-type="float" office:value="0.00355871886120996" calcext:value-type="float">
            <text:p>0.00355871886121</text:p>
          </table:table-cell>
          <table:table-cell table:formula="of:=([.A24]-[.$F$2])^2" office:value-type="float" office:value="47741.376004" calcext:value-type="float">
            <text:p>47741.376004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1/[.A25]" office:value-type="float" office:value="0.00280112044817927" calcext:value-type="float">
            <text:p>0.002801120448179</text:p>
          </table:table-cell>
          <table:table-cell table:formula="of:=([.A25]-[.$F$2])^2" office:value-type="float" office:value="20305.680004" calcext:value-type="float">
            <text:p>20305.680004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1/[.A26]" office:value-type="float" office:value="0.00143884892086331" calcext:value-type="float">
            <text:p>0.001438848920863</text:p>
          </table:table-cell>
          <table:table-cell table:formula="of:=([.A26]-[.$F$2])^2" office:value-type="float" office:value="38221.032004" calcext:value-type="float">
            <text:p>38221.03200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/[.A27]" office:value-type="float" office:value="0.0294117647058823" calcext:value-type="float">
            <text:p>0.029411764705882</text:p>
          </table:table-cell>
          <table:table-cell table:formula="of:=([.A27]-[.$F$2])^2" office:value-type="float" office:value="216688.388004" calcext:value-type="float">
            <text:p>216688.388004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1/[.A28]" office:value-type="float" office:value="0.00229885057471264" calcext:value-type="float">
            <text:p>0.002298850574713</text:p>
          </table:table-cell>
          <table:table-cell table:formula="of:=([.A28]-[.$F$2])^2" office:value-type="float" office:value="4159.992004" calcext:value-type="float">
            <text:p>4159.992004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1/[.A29]" office:value-type="float" office:value="0.00255102040816327" calcext:value-type="float">
            <text:p>0.002551020408163</text:p>
          </table:table-cell>
          <table:table-cell table:formula="of:=([.A29]-[.$F$2])^2" office:value-type="float" office:value="11555.820004" calcext:value-type="float">
            <text:p>11555.820004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1/[.A30]" office:value-type="float" office:value="0.00142045454545455" calcext:value-type="float">
            <text:p>0.001420454545455</text:p>
          </table:table-cell>
          <table:table-cell table:formula="of:=([.A30]-[.$F$2])^2" office:value-type="float" office:value="41821.068004" calcext:value-type="float">
            <text:p>41821.068004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1/[.A31]" office:value-type="float" office:value="0.00106951871657754" calcext:value-type="float">
            <text:p>0.001069518716578</text:p>
          </table:table-cell>
          <table:table-cell table:formula="of:=([.A31]-[.$F$2])^2" office:value-type="float" office:value="189661.992004" calcext:value-type="float">
            <text:p>189661.992004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1/[.A32]" office:value-type="float" office:value="0.0045662100456621" calcext:value-type="float">
            <text:p>0.004566210045662</text:p>
          </table:table-cell>
          <table:table-cell table:formula="of:=([.A32]-[.$F$2])^2" office:value-type="float" office:value="78679.128004" calcext:value-type="float">
            <text:p>78679.128004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1/[.A33]" office:value-type="float" office:value="0.00342465753424658" calcext:value-type="float">
            <text:p>0.003424657534247</text:p>
          </table:table-cell>
          <table:table-cell table:formula="of:=([.A33]-[.$F$2])^2" office:value-type="float" office:value="43055.420004" calcext:value-type="float">
            <text:p>43055.420004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1/[.A34]" office:value-type="float" office:value="0.00138888888888889" calcext:value-type="float">
            <text:p>0.001388888888889</text:p>
          </table:table-cell>
          <table:table-cell table:formula="of:=([.A34]-[.$F$2])^2" office:value-type="float" office:value="48621.132004" calcext:value-type="float">
            <text:p>48621.132004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1/[.A35]" office:value-type="float" office:value="0.0028328611898017" calcext:value-type="float">
            <text:p>0.002832861189802</text:p>
          </table:table-cell>
          <table:table-cell table:formula="of:=([.A35]-[.$F$2])^2" office:value-type="float" office:value="21461.664004" calcext:value-type="float">
            <text:p>21461.664004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1/[.A36]" office:value-type="float" office:value="0.00239234449760766" calcext:value-type="float">
            <text:p>0.002392344497608</text:p>
          </table:table-cell>
          <table:table-cell table:formula="of:=([.A36]-[.$F$2])^2" office:value-type="float" office:value="6641.924004" calcext:value-type="float">
            <text:p>6641.924004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1/[.A37]" office:value-type="float" office:value="0.0028328611898017" calcext:value-type="float">
            <text:p>0.002832861189802</text:p>
          </table:table-cell>
          <table:table-cell table:formula="of:=([.A37]-[.$F$2])^2" office:value-type="float" office:value="21461.664004" calcext:value-type="float">
            <text:p>21461.664004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1/[.A38]" office:value-type="float" office:value="0.00209643605870021" calcext:value-type="float">
            <text:p>0.0020964360587</text:p>
          </table:table-cell>
          <table:table-cell table:formula="of:=([.A38]-[.$F$2])^2" office:value-type="float" office:value="506.160004" calcext:value-type="float">
            <text:p>506.160004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1/[.A39]" office:value-type="float" office:value="0.00212314225053079" calcext:value-type="float">
            <text:p>0.002123142250531</text:p>
          </table:table-cell>
          <table:table-cell table:formula="of:=([.A39]-[.$F$2])^2" office:value-type="float" office:value="812.136004" calcext:value-type="float">
            <text:p>812.136004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1/[.A40]" office:value-type="float" office:value="0.00238095238095238" calcext:value-type="float">
            <text:p>0.002380952380952</text:p>
          </table:table-cell>
          <table:table-cell table:formula="of:=([.A40]-[.$F$2])^2" office:value-type="float" office:value="6319.932004" calcext:value-type="float">
            <text:p>6319.932004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1/[.A41]" office:value-type="float" office:value="0.00454545454545455" calcext:value-type="float">
            <text:p>0.004545454545455</text:p>
          </table:table-cell>
          <table:table-cell table:formula="of:=([.A41]-[.$F$2])^2" office:value-type="float" office:value="78119.132004" calcext:value-type="float">
            <text:p>78119.132004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1/[.A42]" office:value-type="float" office:value="0.00512820512820513" calcext:value-type="float">
            <text:p>0.005128205128205</text:p>
          </table:table-cell>
          <table:table-cell table:formula="of:=([.A42]-[.$F$2])^2" office:value-type="float" office:value="92719.032004" calcext:value-type="float">
            <text:p>92719.03200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1/[.A43]" office:value-type="float" office:value="0.00115874855156431" calcext:value-type="float">
            <text:p>0.001158748551564</text:p>
          </table:table-cell>
          <table:table-cell table:formula="of:=([.A43]-[.$F$2])^2" office:value-type="float" office:value="132133.704004" calcext:value-type="float">
            <text:p>132133.704004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1/[.A44]" office:value-type="float" office:value="0.00189035916824197" calcext:value-type="float">
            <text:p>0.001890359168242</text:p>
          </table:table-cell>
          <table:table-cell table:formula="of:=([.A44]-[.$F$2])^2" office:value-type="float" office:value="870.368004000001" calcext:value-type="float">
            <text:p>870.368004000001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1/[.A45]" office:value-type="float" office:value="0.001085776330076" calcext:value-type="float">
            <text:p>0.001085776330076</text:p>
          </table:table-cell>
          <table:table-cell table:formula="of:=([.A45]-[.$F$2])^2" office:value-type="float" office:value="177663.936004" calcext:value-type="float">
            <text:p>177663.936004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1/[.A46]" office:value-type="float" office:value="0.00273224043715847" calcext:value-type="float">
            <text:p>0.002732240437158</text:p>
          </table:table-cell>
          <table:table-cell table:formula="of:=([.A46]-[.$F$2])^2" office:value-type="float" office:value="17821.716004" calcext:value-type="float">
            <text:p>17821.716004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1/[.A47]" office:value-type="float" office:value="0.00255102040816327" calcext:value-type="float">
            <text:p>0.002551020408163</text:p>
          </table:table-cell>
          <table:table-cell table:formula="of:=([.A47]-[.$F$2])^2" office:value-type="float" office:value="11555.820004" calcext:value-type="float">
            <text:p>11555.820004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1/[.A48]" office:value-type="float" office:value="0.00363636363636364" calcext:value-type="float">
            <text:p>0.003636363636364</text:p>
          </table:table-cell>
          <table:table-cell table:formula="of:=([.A48]-[.$F$2])^2" office:value-type="float" office:value="50399.352004" calcext:value-type="float">
            <text:p>50399.352004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1/[.A49]" office:value-type="float" office:value="0.00353356890459364" calcext:value-type="float">
            <text:p>0.003533568904594</text:p>
          </table:table-cell>
          <table:table-cell table:formula="of:=([.A49]-[.$F$2])^2" office:value-type="float" office:value="46871.384004" calcext:value-type="float">
            <text:p>46871.384004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/[.A50]" office:value-type="float" office:value="0.00684931506849315" calcext:value-type="float">
            <text:p>0.006849315068493</text:p>
          </table:table-cell>
          <table:table-cell table:formula="of:=([.A50]-[.$F$2])^2" office:value-type="float" office:value="124960.836004" calcext:value-type="float">
            <text:p>124960.836004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1/[.A51]" office:value-type="float" office:value="0.00196850393700787" calcext:value-type="float">
            <text:p>0.001968503937008</text:p>
          </table:table-cell>
          <table:table-cell table:formula="of:=([.A51]-[.$F$2])^2" office:value-type="float" office:value="72.2840040000002" calcext:value-type="float">
            <text:p>72.2840040000002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1/[.A52]" office:value-type="float" office:value="0.00328947368421053" calcext:value-type="float">
            <text:p>0.003289473684211</text:p>
          </table:table-cell>
          <table:table-cell table:formula="of:=([.A52]-[.$F$2])^2" office:value-type="float" office:value="38219.468004" calcext:value-type="float">
            <text:p>38219.468004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1/[.A53]" office:value-type="float" office:value="0.00595238095238095" calcext:value-type="float">
            <text:p>0.005952380952381</text:p>
          </table:table-cell>
          <table:table-cell table:formula="of:=([.A53]-[.$F$2])^2" office:value-type="float" office:value="109890.924004" calcext:value-type="float">
            <text:p>109890.924004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1/[.A54]" office:value-type="float" office:value="0.00208333333333333" calcext:value-type="float">
            <text:p>0.002083333333333</text:p>
          </table:table-cell>
          <table:table-cell table:formula="of:=([.A54]-[.$F$2])^2" office:value-type="float" office:value="380.172004" calcext:value-type="float">
            <text:p>380.17200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/[.A55]" office:value-type="float" office:value="0.0131578947368421" calcext:value-type="float">
            <text:p>0.013157894736842</text:p>
          </table:table-cell>
          <table:table-cell table:formula="of:=([.A55]-[.$F$2])^2" office:value-type="float" office:value="179350.556004" calcext:value-type="float">
            <text:p>179350.556004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1/[.A56]" office:value-type="float" office:value="0.00189035916824197" calcext:value-type="float">
            <text:p>0.001890359168242</text:p>
          </table:table-cell>
          <table:table-cell table:formula="of:=([.A56]-[.$F$2])^2" office:value-type="float" office:value="870.368004000001" calcext:value-type="float">
            <text:p>870.368004000001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1/[.A57]" office:value-type="float" office:value="0.00111482720178372" calcext:value-type="float">
            <text:p>0.001114827201784</text:p>
          </table:table-cell>
          <table:table-cell table:formula="of:=([.A57]-[.$F$2])^2" office:value-type="float" office:value="158007.840004" calcext:value-type="float">
            <text:p>158007.840004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1/[.A58]" office:value-type="float" office:value="0.00146198830409357" calcext:value-type="float">
            <text:p>0.001461988304094</text:p>
          </table:table-cell>
          <table:table-cell table:formula="of:=([.A58]-[.$F$2])^2" office:value-type="float" office:value="34040.988004" calcext:value-type="float">
            <text:p>34040.988004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/[.A59]" office:value-type="float" office:value="0.00847457627118644" calcext:value-type="float">
            <text:p>0.008474576271186</text:p>
          </table:table-cell>
          <table:table-cell table:formula="of:=([.A59]-[.$F$2])^2" office:value-type="float" office:value="145540.724004" calcext:value-type="float">
            <text:p>145540.724004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1/[.A60]" office:value-type="float" office:value="0.00162337662337662" calcext:value-type="float">
            <text:p>0.001623376623377</text:p>
          </table:table-cell>
          <table:table-cell table:formula="of:=([.A60]-[.$F$2])^2" office:value-type="float" office:value="13572.716004" calcext:value-type="float">
            <text:p>13572.716004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1/[.A61]" office:value-type="float" office:value="0.0037037037037037" calcext:value-type="float">
            <text:p>0.003703703703704</text:p>
          </table:table-cell>
          <table:table-cell table:formula="of:=([.A61]-[.$F$2])^2" office:value-type="float" office:value="52669.332004" calcext:value-type="float">
            <text:p>52669.332004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1/[.A62]" office:value-type="float" office:value="0.0010989010989011" calcext:value-type="float">
            <text:p>0.001098901098901</text:p>
          </table:table-cell>
          <table:table-cell table:formula="of:=([.A62]-[.$F$2])^2" office:value-type="float" office:value="168511.892004" calcext:value-type="float">
            <text:p>168511.892004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1/[.A63]" office:value-type="float" office:value="0.0015552099533437" calcext:value-type="float">
            <text:p>0.001555209953344</text:p>
          </table:table-cell>
          <table:table-cell table:formula="of:=([.A63]-[.$F$2])^2" office:value-type="float" office:value="20592.824004" calcext:value-type="float">
            <text:p>20592.82400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/[.A64]" office:value-type="float" office:value="0.0151515151515152" calcext:value-type="float">
            <text:p>0.015151515151515</text:p>
          </table:table-cell>
          <table:table-cell table:formula="of:=([.A64]-[.$F$2])^2" office:value-type="float" office:value="187920.516004" calcext:value-type="float">
            <text:p>187920.516004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1/[.A65]" office:value-type="float" office:value="0.00458715596330275" calcext:value-type="float">
            <text:p>0.004587155963303</text:p>
          </table:table-cell>
          <table:table-cell table:formula="of:=([.A65]-[.$F$2])^2" office:value-type="float" office:value="79241.124004" calcext:value-type="float">
            <text:p>79241.124004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1/[.A66]" office:value-type="float" office:value="0.0015015015015015" calcext:value-type="float">
            <text:p>0.001501501501502</text:p>
          </table:table-cell>
          <table:table-cell table:formula="of:=([.A66]-[.$F$2])^2" office:value-type="float" office:value="27722.916004" calcext:value-type="float">
            <text:p>27722.916004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1/[.A67]" office:value-type="float" office:value="0.00115473441108545" calcext:value-type="float">
            <text:p>0.001154734411085</text:p>
          </table:table-cell>
          <table:table-cell table:formula="of:=([.A67]-[.$F$2])^2" office:value-type="float" office:value="134323.716004" calcext:value-type="float">
            <text:p>134323.716004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1/[.A68]" office:value-type="float" office:value="0.0018796992481203" calcext:value-type="float">
            <text:p>0.00187969924812</text:p>
          </table:table-cell>
          <table:table-cell table:formula="of:=([.A68]-[.$F$2])^2" office:value-type="float" office:value="1056.380004" calcext:value-type="float">
            <text:p>1056.38000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/[.A69]" office:value-type="float" office:value="0.00934579439252336" calcext:value-type="float">
            <text:p>0.009345794392523</text:p>
          </table:table-cell>
          <table:table-cell table:formula="of:=([.A69]-[.$F$2])^2" office:value-type="float" office:value="154054.680004" calcext:value-type="float">
            <text:p>154054.680004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1/[.A70]" office:value-type="float" office:value="0.00196850393700787" calcext:value-type="float">
            <text:p>0.001968503937008</text:p>
          </table:table-cell>
          <table:table-cell table:formula="of:=([.A70]-[.$F$2])^2" office:value-type="float" office:value="72.2840040000002" calcext:value-type="float">
            <text:p>72.2840040000002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/[.A71]" office:value-type="float" office:value="0.00684931506849315" calcext:value-type="float">
            <text:p>0.006849315068493</text:p>
          </table:table-cell>
          <table:table-cell table:formula="of:=([.A71]-[.$F$2])^2" office:value-type="float" office:value="124960.836004" calcext:value-type="float">
            <text:p>124960.836004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/[.A72]" office:value-type="float" office:value="0.00806451612903226" calcext:value-type="float">
            <text:p>0.008064516129032</text:p>
          </table:table-cell>
          <table:table-cell table:formula="of:=([.A72]-[.$F$2])^2" office:value-type="float" office:value="140998.748004" calcext:value-type="float">
            <text:p>140998.748004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1/[.A73]" office:value-type="float" office:value="0.0016" calcext:value-type="float">
            <text:p>0.0016</text:p>
          </table:table-cell>
          <table:table-cell table:formula="of:=([.A73]-[.$F$2])^2" office:value-type="float" office:value="15750.752004" calcext:value-type="float">
            <text:p>15750.752004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1/[.A74]" office:value-type="float" office:value="0.00116144018583043" calcext:value-type="float">
            <text:p>0.00116144018583</text:p>
          </table:table-cell>
          <table:table-cell table:formula="of:=([.A74]-[.$F$2])^2" office:value-type="float" office:value="130683.696004" calcext:value-type="float">
            <text:p>130683.696004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1/[.A75]" office:value-type="float" office:value="0.00234741784037559" calcext:value-type="float">
            <text:p>0.002347417840376</text:p>
          </table:table-cell>
          <table:table-cell table:formula="of:=([.A75]-[.$F$2])^2" office:value-type="float" office:value="5401.956004" calcext:value-type="float">
            <text:p>5401.956004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1/[.A76]" office:value-type="float" office:value="0.00432900432900433" calcext:value-type="float">
            <text:p>0.004329004329004</text:p>
          </table:table-cell>
          <table:table-cell table:formula="of:=([.A76]-[.$F$2])^2" office:value-type="float" office:value="72091.176004" calcext:value-type="float">
            <text:p>72091.176004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1/[.A77]" office:value-type="float" office:value="0.00578034682080925" calcext:value-type="float">
            <text:p>0.005780346820809</text:p>
          </table:table-cell>
          <table:table-cell table:formula="of:=([.A77]-[.$F$2])^2" office:value-type="float" office:value="106600.944004" calcext:value-type="float">
            <text:p>106600.944004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1/[.A78]" office:value-type="float" office:value="0.00152905198776758" calcext:value-type="float">
            <text:p>0.001529051987768</text:p>
          </table:table-cell>
          <table:table-cell table:formula="of:=([.A78]-[.$F$2])^2" office:value-type="float" office:value="23870.868004" calcext:value-type="float">
            <text:p>23870.868004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1/[.A79]" office:value-type="float" office:value="0.00215982721382289" calcext:value-type="float">
            <text:p>0.002159827213823</text:p>
          </table:table-cell>
          <table:table-cell table:formula="of:=([.A79]-[.$F$2])^2" office:value-type="float" office:value="1332.104004" calcext:value-type="float">
            <text:p>1332.104004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1/[.A80]" office:value-type="float" office:value="0.00134048257372654" calcext:value-type="float">
            <text:p>0.001340482573727</text:p>
          </table:table-cell>
          <table:table-cell table:formula="of:=([.A80]-[.$F$2])^2" office:value-type="float" office:value="60763.236004" calcext:value-type="float">
            <text:p>60763.23600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[.A81]" office:value-type="float" office:value="0.0166666666666667" calcext:value-type="float">
            <text:p>0.016666666666667</text:p>
          </table:table-cell>
          <table:table-cell table:formula="of:=([.A81]-[.$F$2])^2" office:value-type="float" office:value="193158.492004" calcext:value-type="float">
            <text:p>193158.492004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1/[.A82]" office:value-type="float" office:value="0.00144092219020173" calcext:value-type="float">
            <text:p>0.001440922190202</text:p>
          </table:table-cell>
          <table:table-cell table:formula="of:=([.A82]-[.$F$2])^2" office:value-type="float" office:value="37831.028004" calcext:value-type="float">
            <text:p>37831.028004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/[.A83]" office:value-type="float" office:value="0.0192307692307692" calcext:value-type="float">
            <text:p>0.019230769230769</text:p>
          </table:table-cell>
          <table:table-cell table:formula="of:=([.A83]-[.$F$2])^2" office:value-type="float" office:value="200254.460004" calcext:value-type="float">
            <text:p>200254.460004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1/[.A84]" office:value-type="float" office:value="0.00332225913621262" calcext:value-type="float">
            <text:p>0.003322259136213</text:p>
          </table:table-cell>
          <table:table-cell table:formula="of:=([.A84]-[.$F$2])^2" office:value-type="float" office:value="39401.456004" calcext:value-type="float">
            <text:p>39401.45600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1/[.A85]" office:value-type="float" office:value="0.00252525252525253" calcext:value-type="float">
            <text:p>0.002525252525253</text:p>
          </table:table-cell>
          <table:table-cell table:formula="of:=([.A85]-[.$F$2])^2" office:value-type="float" office:value="10711.836004" calcext:value-type="float">
            <text:p>10711.836004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1/[.A86]" office:value-type="float" office:value="0.0015625" calcext:value-type="float">
            <text:p>0.0015625</text:p>
          </table:table-cell>
          <table:table-cell table:formula="of:=([.A86]-[.$F$2])^2" office:value-type="float" office:value="19740.812004" calcext:value-type="float">
            <text:p>19740.81200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1/[.A87]" office:value-type="float" office:value="0.00268096514745308" calcext:value-type="float">
            <text:p>0.002680965147453</text:p>
          </table:table-cell>
          <table:table-cell table:formula="of:=([.A87]-[.$F$2])^2" office:value-type="float" office:value="16001.744004" calcext:value-type="float">
            <text:p>16001.74400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1/[.A88]" office:value-type="float" office:value="0.00689655172413793" calcext:value-type="float">
            <text:p>0.006896551724138</text:p>
          </table:table-cell>
          <table:table-cell table:formula="of:=([.A88]-[.$F$2])^2" office:value-type="float" office:value="125668.832004" calcext:value-type="float">
            <text:p>125668.832004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1/[.A89]" office:value-type="float" office:value="0.00103412616339193" calcext:value-type="float">
            <text:p>0.001034126163392</text:p>
          </table:table-cell>
          <table:table-cell table:formula="of:=([.A89]-[.$F$2])^2" office:value-type="float" office:value="218558.120004" calcext:value-type="float">
            <text:p>218558.120004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1/[.A90]" office:value-type="float" office:value="0.0026525198938992" calcext:value-type="float">
            <text:p>0.002652519893899</text:p>
          </table:table-cell>
          <table:table-cell table:formula="of:=([.A90]-[.$F$2])^2" office:value-type="float" office:value="15005.760004" calcext:value-type="float">
            <text:p>15005.760004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1/[.A91]" office:value-type="float" office:value="0.00158227848101266" calcext:value-type="float">
            <text:p>0.001582278481013</text:p>
          </table:table-cell>
          <table:table-cell table:formula="of:=([.A91]-[.$F$2])^2" office:value-type="float" office:value="17556.780004" calcext:value-type="float">
            <text:p>17556.780004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1/[.A92]" office:value-type="float" office:value="0.00170648464163823" calcext:value-type="float">
            <text:p>0.001706484641638</text:p>
          </table:table-cell>
          <table:table-cell table:formula="of:=([.A92]-[.$F$2])^2" office:value-type="float" office:value="7482.596004" calcext:value-type="float">
            <text:p>7482.596004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1/[.A93]" office:value-type="float" office:value="0.0024330900243309" calcext:value-type="float">
            <text:p>0.002433090024331</text:p>
          </table:table-cell>
          <table:table-cell table:formula="of:=([.A93]-[.$F$2])^2" office:value-type="float" office:value="7831.896004" calcext:value-type="float">
            <text:p>7831.896004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1/[.A94]" office:value-type="float" office:value="0.00165289256198347" calcext:value-type="float">
            <text:p>0.001652892561983</text:p>
          </table:table-cell>
          <table:table-cell table:formula="of:=([.A94]-[.$F$2])^2" office:value-type="float" office:value="11130.672004" calcext:value-type="float">
            <text:p>11130.672004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1/[.A95]" office:value-type="float" office:value="0.00179856115107914" calcext:value-type="float">
            <text:p>0.001798561151079</text:p>
          </table:table-cell>
          <table:table-cell table:formula="of:=([.A95]-[.$F$2])^2" office:value-type="float" office:value="3192.476004" calcext:value-type="float">
            <text:p>3192.476004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1/[.A96]" office:value-type="float" office:value="0.00284900284900285" calcext:value-type="float">
            <text:p>0.002849002849003</text:p>
          </table:table-cell>
          <table:table-cell table:formula="of:=([.A96]-[.$F$2])^2" office:value-type="float" office:value="22051.656004" calcext:value-type="float">
            <text:p>22051.65600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[.A97]" office:value-type="float" office:value="0.2" calcext:value-type="float">
            <text:p>0.2</text:p>
          </table:table-cell>
          <table:table-cell table:formula="of:=([.A97]-[.$F$2])^2" office:value-type="float" office:value="244528.272004" calcext:value-type="float">
            <text:p>244528.27200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/[.A98]" office:value-type="float" office:value="0.0106382978723404" calcext:value-type="float">
            <text:p>0.010638297872341</text:p>
          </table:table-cell>
          <table:table-cell table:formula="of:=([.A98]-[.$F$2])^2" office:value-type="float" office:value="164428.628004" calcext:value-type="float">
            <text:p>164428.62800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[.A99]" office:value-type="float" office:value="1" calcext:value-type="float">
            <text:p>1</text:p>
          </table:table-cell>
          <table:table-cell table:formula="of:=([.A99]-[.$F$2])^2" office:value-type="float" office:value="248500.256004" calcext:value-type="float">
            <text:p>248500.256004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1/[.A100]" office:value-type="float" office:value="0.00335570469798658" calcext:value-type="float">
            <text:p>0.003355704697987</text:p>
          </table:table-cell>
          <table:table-cell table:formula="of:=([.A100]-[.$F$2])^2" office:value-type="float" office:value="40601.444004" calcext:value-type="float">
            <text:p>40601.444004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1/[.A101]" office:value-type="float" office:value="0.0031055900621118" calcext:value-type="float">
            <text:p>0.003105590062112</text:p>
          </table:table-cell>
          <table:table-cell table:formula="of:=([.A101]-[.$F$2])^2" office:value-type="float" office:value="31505.540004" calcext:value-type="float">
            <text:p>31505.540004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1/[.A102]" office:value-type="float" office:value="0.0032051282051282" calcext:value-type="float">
            <text:p>0.003205128205128</text:p>
          </table:table-cell>
          <table:table-cell table:formula="of:=([.A102]-[.$F$2])^2" office:value-type="float" office:value="35155.500004" calcext:value-type="float">
            <text:p>35155.50000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/[.A103]" office:value-type="float" office:value="0.00666666666666667" calcext:value-type="float">
            <text:p>0.006666666666667</text:p>
          </table:table-cell>
          <table:table-cell table:formula="of:=([.A103]-[.$F$2])^2" office:value-type="float" office:value="122148.852004" calcext:value-type="float">
            <text:p>122148.852004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1/[.A104]" office:value-type="float" office:value="0.00103734439834025" calcext:value-type="float">
            <text:p>0.00103734439834</text:p>
          </table:table-cell>
          <table:table-cell table:formula="of:=([.A104]-[.$F$2])^2" office:value-type="float" office:value="215762.108004" calcext:value-type="float">
            <text:p>215762.108004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1/[.A105]" office:value-type="float" office:value="0.00130890052356021" calcext:value-type="float">
            <text:p>0.00130890052356</text:p>
          </table:table-cell>
          <table:table-cell table:formula="of:=([.A105]-[.$F$2])^2" office:value-type="float" office:value="69961.308004" calcext:value-type="float">
            <text:p>69961.30800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/[.A106]" office:value-type="float" office:value="0.00333333333333333" calcext:value-type="float">
            <text:p>0.003333333333333</text:p>
          </table:table-cell>
          <table:table-cell table:formula="of:=([.A106]-[.$F$2])^2" office:value-type="float" office:value="39799.452004" calcext:value-type="float">
            <text:p>39799.45200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1/[.A107]" office:value-type="float" office:value="0.0020703933747412" calcext:value-type="float">
            <text:p>0.002070393374741</text:p>
          </table:table-cell>
          <table:table-cell table:formula="of:=([.A107]-[.$F$2])^2" office:value-type="float" office:value="272.184004" calcext:value-type="float">
            <text:p>272.184004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1/[.A108]" office:value-type="float" office:value="0.00122100122100122" calcext:value-type="float">
            <text:p>0.001221001221001</text:p>
          </table:table-cell>
          <table:table-cell table:formula="of:=([.A108]-[.$F$2])^2" office:value-type="float" office:value="102081.528004" calcext:value-type="float">
            <text:p>102081.528004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1/[.A109]" office:value-type="float" office:value="0.00113507377979569" calcext:value-type="float">
            <text:p>0.001135073779796</text:p>
          </table:table-cell>
          <table:table-cell table:formula="of:=([.A109]-[.$F$2])^2" office:value-type="float" office:value="145543.776004" calcext:value-type="float">
            <text:p>145543.776004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1/[.A110]" office:value-type="float" office:value="0.00304878048780488" calcext:value-type="float">
            <text:p>0.003048780487805</text:p>
          </table:table-cell>
          <table:table-cell table:formula="of:=([.A110]-[.$F$2])^2" office:value-type="float" office:value="29411.564004" calcext:value-type="float">
            <text:p>29411.564004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/[.A111]" office:value-type="float" office:value="0.00900900900900901" calcext:value-type="float">
            <text:p>0.009009009009009</text:p>
          </table:table-cell>
          <table:table-cell table:formula="of:=([.A111]-[.$F$2])^2" office:value-type="float" office:value="150930.696004" calcext:value-type="float">
            <text:p>150930.696004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1/[.A112]" office:value-type="float" office:value="0.00132978723404255" calcext:value-type="float">
            <text:p>0.001329787234043</text:p>
          </table:table-cell>
          <table:table-cell table:formula="of:=([.A112]-[.$F$2])^2" office:value-type="float" office:value="63757.260004" calcext:value-type="float">
            <text:p>63757.260004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1/[.A113]" office:value-type="float" office:value="0.0033003300330033" calcext:value-type="float">
            <text:p>0.003300330033003</text:p>
          </table:table-cell>
          <table:table-cell table:formula="of:=([.A113]-[.$F$2])^2" office:value-type="float" office:value="38611.464004" calcext:value-type="float">
            <text:p>38611.464004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1/[.A114]" office:value-type="float" office:value="0.00165562913907285" calcext:value-type="float">
            <text:p>0.001655629139073</text:p>
          </table:table-cell>
          <table:table-cell table:formula="of:=([.A114]-[.$F$2])^2" office:value-type="float" office:value="10920.668004" calcext:value-type="float">
            <text:p>10920.668004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1/[.A115]" office:value-type="float" office:value="0.00161550888529887" calcext:value-type="float">
            <text:p>0.001615508885299</text:p>
          </table:table-cell>
          <table:table-cell table:formula="of:=([.A115]-[.$F$2])^2" office:value-type="float" office:value="14280.728004" calcext:value-type="float">
            <text:p>14280.728004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1/[.A116]" office:value-type="float" office:value="0.00549450549450549" calcext:value-type="float">
            <text:p>0.005494505494506</text:p>
          </table:table-cell>
          <table:table-cell table:formula="of:=([.A116]-[.$F$2])^2" office:value-type="float" office:value="100804.980004" calcext:value-type="float">
            <text:p>100804.980004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1/[.A117]" office:value-type="float" office:value="0.00114025085518814" calcext:value-type="float">
            <text:p>0.001140250855188</text:p>
          </table:table-cell>
          <table:table-cell table:formula="of:=([.A117]-[.$F$2])^2" office:value-type="float" office:value="142507.760004" calcext:value-type="float">
            <text:p>142507.76000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1/[.A118]" office:value-type="float" office:value="0.00158982511923688" calcext:value-type="float">
            <text:p>0.001589825119237</text:p>
          </table:table-cell>
          <table:table-cell table:formula="of:=([.A118]-[.$F$2])^2" office:value-type="float" office:value="16770.768004" calcext:value-type="float">
            <text:p>16770.76800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1/[.A119]" office:value-type="float" office:value="0.00151745068285281" calcext:value-type="float">
            <text:p>0.001517450682853</text:p>
          </table:table-cell>
          <table:table-cell table:formula="of:=([.A119]-[.$F$2])^2" office:value-type="float" office:value="25440.888004" calcext:value-type="float">
            <text:p>25440.888004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1/[.A120]" office:value-type="float" office:value="0.00201612903225806" calcext:value-type="float">
            <text:p>0.002016129032258</text:p>
          </table:table-cell>
          <table:table-cell table:formula="of:=([.A120]-[.$F$2])^2" office:value-type="float" office:value="12.2360039999999" calcext:value-type="float">
            <text:p>12.2360039999999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1/[.A121]" office:value-type="float" office:value="0.00649350649350649" calcext:value-type="float">
            <text:p>0.006493506493507</text:p>
          </table:table-cell>
          <table:table-cell table:formula="of:=([.A121]-[.$F$2])^2" office:value-type="float" office:value="119368.868004" calcext:value-type="float">
            <text:p>119368.868004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1/[.A122]" office:value-type="float" office:value="0.00224719101123596" calcext:value-type="float">
            <text:p>0.002247191011236</text:p>
          </table:table-cell>
          <table:table-cell table:formula="of:=([.A122]-[.$F$2])^2" office:value-type="float" office:value="2970.032004" calcext:value-type="float">
            <text:p>2970.032004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1/[.A123]" office:value-type="float" office:value="0.00107642626480086" calcext:value-type="float">
            <text:p>0.001076426264801</text:p>
          </table:table-cell>
          <table:table-cell table:formula="of:=([.A123]-[.$F$2])^2" office:value-type="float" office:value="184471.968004" calcext:value-type="float">
            <text:p>184471.968004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1/[.A124]" office:value-type="float" office:value="0.00162337662337662" calcext:value-type="float">
            <text:p>0.001623376623377</text:p>
          </table:table-cell>
          <table:table-cell table:formula="of:=([.A124]-[.$F$2])^2" office:value-type="float" office:value="13572.716004" calcext:value-type="float">
            <text:p>13572.716004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1/[.A125]" office:value-type="float" office:value="0.00128040973111396" calcext:value-type="float">
            <text:p>0.001280409731114</text:p>
          </table:table-cell>
          <table:table-cell table:formula="of:=([.A125]-[.$F$2])^2" office:value-type="float" office:value="79243.376004" calcext:value-type="float">
            <text:p>79243.37600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/[.A126]" office:value-type="float" office:value="0.0303030303030303" calcext:value-type="float">
            <text:p>0.03030303030303</text:p>
          </table:table-cell>
          <table:table-cell table:formula="of:=([.A126]-[.$F$2])^2" office:value-type="float" office:value="217620.384004" calcext:value-type="float">
            <text:p>217620.384004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1/[.A127]" office:value-type="float" office:value="0.00101936799184506" calcext:value-type="float">
            <text:p>0.001019367991845</text:p>
          </table:table-cell>
          <table:table-cell table:formula="of:=([.A127]-[.$F$2])^2" office:value-type="float" office:value="231844.176004" calcext:value-type="float">
            <text:p>231844.176004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1/[.A128]" office:value-type="float" office:value="0.00266666666666667" calcext:value-type="float">
            <text:p>0.002666666666667</text:p>
          </table:table-cell>
          <table:table-cell table:formula="of:=([.A128]-[.$F$2])^2" office:value-type="float" office:value="15499.752004" calcext:value-type="float">
            <text:p>15499.752004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1/[.A129]" office:value-type="float" office:value="0.00280898876404494" calcext:value-type="float">
            <text:p>0.002808988764045</text:p>
          </table:table-cell>
          <table:table-cell table:formula="of:=([.A129]-[.$F$2])^2" office:value-type="float" office:value="20591.676004" calcext:value-type="float">
            <text:p>20591.676004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1/[.A130]" office:value-type="float" office:value="0.0037593984962406" calcext:value-type="float">
            <text:p>0.003759398496241</text:p>
          </table:table-cell>
          <table:table-cell table:formula="of:=([.A130]-[.$F$2])^2" office:value-type="float" office:value="54521.316004" calcext:value-type="float">
            <text:p>54521.316004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1/[.A131]" office:value-type="float" office:value="0.00110619469026549" calcext:value-type="float">
            <text:p>0.001106194690265</text:p>
          </table:table-cell>
          <table:table-cell table:formula="of:=([.A131]-[.$F$2])^2" office:value-type="float" office:value="163621.868004" calcext:value-type="float">
            <text:p>163621.868004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1/[.A132]" office:value-type="float" office:value="0.00179533213644524" calcext:value-type="float">
            <text:p>0.001795332136445</text:p>
          </table:table-cell>
          <table:table-cell table:formula="of:=([.A132]-[.$F$2])^2" office:value-type="float" office:value="3306.480004" calcext:value-type="float">
            <text:p>3306.480004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/[.A133]" office:value-type="float" office:value="0.00833333333333333" calcext:value-type="float">
            <text:p>0.008333333333333</text:p>
          </table:table-cell>
          <table:table-cell table:formula="of:=([.A133]-[.$F$2])^2" office:value-type="float" office:value="144018.732004" calcext:value-type="float">
            <text:p>144018.732004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1/[.A134]" office:value-type="float" office:value="0.00116144018583043" calcext:value-type="float">
            <text:p>0.00116144018583</text:p>
          </table:table-cell>
          <table:table-cell table:formula="of:=([.A134]-[.$F$2])^2" office:value-type="float" office:value="130683.696004" calcext:value-type="float">
            <text:p>130683.696004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1/[.A135]" office:value-type="float" office:value="0.00115207373271889" calcext:value-type="float">
            <text:p>0.001152073732719</text:p>
          </table:table-cell>
          <table:table-cell table:formula="of:=([.A135]-[.$F$2])^2" office:value-type="float" office:value="135793.724004" calcext:value-type="float">
            <text:p>135793.724004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1/[.A136]" office:value-type="float" office:value="0.00217391304347826" calcext:value-type="float">
            <text:p>0.002173913043478</text:p>
          </table:table-cell>
          <table:table-cell table:formula="of:=([.A136]-[.$F$2])^2" office:value-type="float" office:value="1560.092004" calcext:value-type="float">
            <text:p>1560.092004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1/[.A137]" office:value-type="float" office:value="0.0024390243902439" calcext:value-type="float">
            <text:p>0.002439024390244</text:p>
          </table:table-cell>
          <table:table-cell table:formula="of:=([.A137]-[.$F$2])^2" office:value-type="float" office:value="8009.892004" calcext:value-type="float">
            <text:p>8009.892004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1/[.A138]" office:value-type="float" office:value="0.0015220700152207" calcext:value-type="float">
            <text:p>0.001522070015221</text:p>
          </table:table-cell>
          <table:table-cell table:formula="of:=([.A138]-[.$F$2])^2" office:value-type="float" office:value="24806.880004" calcext:value-type="float">
            <text:p>24806.880004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/[.A139]" office:value-type="float" office:value="0.00819672131147541" calcext:value-type="float">
            <text:p>0.008196721311475</text:p>
          </table:table-cell>
          <table:table-cell table:formula="of:=([.A139]-[.$F$2])^2" office:value-type="float" office:value="142504.740004" calcext:value-type="float">
            <text:p>142504.740004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1/[.A140]" office:value-type="float" office:value="0.00396825396825397" calcext:value-type="float">
            <text:p>0.003968253968254</text:p>
          </table:table-cell>
          <table:table-cell table:formula="of:=([.A140]-[.$F$2])^2" office:value-type="float" office:value="61255.260004" calcext:value-type="float">
            <text:p>61255.260004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1/[.A141]" office:value-type="float" office:value="0.00147275405007364" calcext:value-type="float">
            <text:p>0.001472754050074</text:p>
          </table:table-cell>
          <table:table-cell table:formula="of:=([.A141]-[.$F$2])^2" office:value-type="float" office:value="32220.968004" calcext:value-type="float">
            <text:p>32220.968004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1/[.A142]" office:value-type="float" office:value="0.00427350427350427" calcext:value-type="float">
            <text:p>0.004273504273504</text:p>
          </table:table-cell>
          <table:table-cell table:formula="of:=([.A142]-[.$F$2])^2" office:value-type="float" office:value="70489.188004" calcext:value-type="float">
            <text:p>70489.188004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1/[.A143]" office:value-type="float" office:value="0.00275482093663912" calcext:value-type="float">
            <text:p>0.002754820936639</text:p>
          </table:table-cell>
          <table:table-cell table:formula="of:=([.A143]-[.$F$2])^2" office:value-type="float" office:value="18631.704004" calcext:value-type="float">
            <text:p>18631.704004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1/[.A144]" office:value-type="float" office:value="0.00259067357512953" calcext:value-type="float">
            <text:p>0.00259067357513</text:p>
          </table:table-cell>
          <table:table-cell table:formula="of:=([.A144]-[.$F$2])^2" office:value-type="float" office:value="12881.796004" calcext:value-type="float">
            <text:p>12881.796004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1/[.A145]" office:value-type="float" office:value="0.00196850393700787" calcext:value-type="float">
            <text:p>0.001968503937008</text:p>
          </table:table-cell>
          <table:table-cell table:formula="of:=([.A145]-[.$F$2])^2" office:value-type="float" office:value="72.2840040000002" calcext:value-type="float">
            <text:p>72.2840040000002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1/[.A146]" office:value-type="float" office:value="0.00178571428571429" calcext:value-type="float">
            <text:p>0.001785714285714</text:p>
          </table:table-cell>
          <table:table-cell table:formula="of:=([.A146]-[.$F$2])^2" office:value-type="float" office:value="3660.492004" calcext:value-type="float">
            <text:p>3660.492004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1/[.A147]" office:value-type="float" office:value="0.00136054421768707" calcext:value-type="float">
            <text:p>0.001360544217687</text:p>
          </table:table-cell>
          <table:table-cell table:formula="of:=([.A147]-[.$F$2])^2" office:value-type="float" office:value="55461.192004" calcext:value-type="float">
            <text:p>55461.192004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1/[.A148]" office:value-type="float" office:value="0.00102774922918808" calcext:value-type="float">
            <text:p>0.001027749229188</text:p>
          </table:table-cell>
          <table:table-cell table:formula="of:=([.A148]-[.$F$2])^2" office:value-type="float" office:value="224204.144004" calcext:value-type="float">
            <text:p>224204.144004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1/[.A149]" office:value-type="float" office:value="0.00154798761609907" calcext:value-type="float">
            <text:p>0.001547987616099</text:p>
          </table:table-cell>
          <table:table-cell table:formula="of:=([.A149]-[.$F$2])^2" office:value-type="float" office:value="21462.836004" calcext:value-type="float">
            <text:p>21462.836004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1/[.A150]" office:value-type="float" office:value="0.00149476831091181" calcext:value-type="float">
            <text:p>0.001494768310912</text:p>
          </table:table-cell>
          <table:table-cell table:formula="of:=([.A150]-[.$F$2])^2" office:value-type="float" office:value="28730.928004" calcext:value-type="float">
            <text:p>28730.928004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1/[.A151]" office:value-type="float" office:value="0.00110497237569061" calcext:value-type="float">
            <text:p>0.001104972375691</text:p>
          </table:table-cell>
          <table:table-cell table:formula="of:=([.A151]-[.$F$2])^2" office:value-type="float" office:value="164431.872004" calcext:value-type="float">
            <text:p>164431.872004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1/[.A152]" office:value-type="float" office:value="0.00196850393700787" calcext:value-type="float">
            <text:p>0.001968503937008</text:p>
          </table:table-cell>
          <table:table-cell table:formula="of:=([.A152]-[.$F$2])^2" office:value-type="float" office:value="72.2840040000002" calcext:value-type="float">
            <text:p>72.2840040000002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1/[.A153]" office:value-type="float" office:value="0.0029585798816568" calcext:value-type="float">
            <text:p>0.002958579881657</text:p>
          </table:table-cell>
          <table:table-cell table:formula="of:=([.A153]-[.$F$2])^2" office:value-type="float" office:value="26081.604004" calcext:value-type="float">
            <text:p>26081.604004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1/[.A154]" office:value-type="float" office:value="0.00427350427350427" calcext:value-type="float">
            <text:p>0.004273504273504</text:p>
          </table:table-cell>
          <table:table-cell table:formula="of:=([.A154]-[.$F$2])^2" office:value-type="float" office:value="70489.188004" calcext:value-type="float">
            <text:p>70489.188004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1/[.A155]" office:value-type="float" office:value="0.00317460317460317" calcext:value-type="float">
            <text:p>0.003174603174603</text:p>
          </table:table-cell>
          <table:table-cell table:formula="of:=([.A155]-[.$F$2])^2" office:value-type="float" office:value="34039.512004" calcext:value-type="float">
            <text:p>34039.512004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1/[.A156]" office:value-type="float" office:value="0.00198807157057654" calcext:value-type="float">
            <text:p>0.001988071570577</text:p>
          </table:table-cell>
          <table:table-cell table:formula="of:=([.A156]-[.$F$2])^2" office:value-type="float" office:value="12.2640040000001" calcext:value-type="float">
            <text:p>12.2640040000001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1/[.A157]" office:value-type="float" office:value="0.00549450549450549" calcext:value-type="float">
            <text:p>0.005494505494506</text:p>
          </table:table-cell>
          <table:table-cell table:formula="of:=([.A157]-[.$F$2])^2" office:value-type="float" office:value="100804.980004" calcext:value-type="float">
            <text:p>100804.980004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1/[.A158]" office:value-type="float" office:value="0.00115074798619102" calcext:value-type="float">
            <text:p>0.001150747986191</text:p>
          </table:table-cell>
          <table:table-cell table:formula="of:=([.A158]-[.$F$2])^2" office:value-type="float" office:value="136531.728004" calcext:value-type="float">
            <text:p>136531.728004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1/[.A159]" office:value-type="float" office:value="0.00116959064327485" calcext:value-type="float">
            <text:p>0.001169590643275</text:p>
          </table:table-cell>
          <table:table-cell table:formula="of:=([.A159]-[.$F$2])^2" office:value-type="float" office:value="126381.672004" calcext:value-type="float">
            <text:p>126381.672004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1/[.A160]" office:value-type="float" office:value="0.00775193798449612" calcext:value-type="float">
            <text:p>0.007751937984496</text:p>
          </table:table-cell>
          <table:table-cell table:formula="of:=([.A160]-[.$F$2])^2" office:value-type="float" office:value="137268.768004" calcext:value-type="float">
            <text:p>137268.768004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1/[.A161]" office:value-type="float" office:value="0.00135869565217391" calcext:value-type="float">
            <text:p>0.001358695652174</text:p>
          </table:table-cell>
          <table:table-cell table:formula="of:=([.A161]-[.$F$2])^2" office:value-type="float" office:value="55933.196004" calcext:value-type="float">
            <text:p>55933.19600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1/[.A162]" office:value-type="float" office:value="0.00108695652173913" calcext:value-type="float">
            <text:p>0.001086956521739</text:p>
          </table:table-cell>
          <table:table-cell table:formula="of:=([.A162]-[.$F$2])^2" office:value-type="float" office:value="176821.932004" calcext:value-type="float">
            <text:p>176821.932004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1/[.A163]" office:value-type="float" office:value="0.00278551532033426" calcext:value-type="float">
            <text:p>0.002785515320334</text:p>
          </table:table-cell>
          <table:table-cell table:formula="of:=([.A163]-[.$F$2])^2" office:value-type="float" office:value="19739.688004" calcext:value-type="float">
            <text:p>19739.688004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1/[.A164]" office:value-type="float" office:value="0.00150602409638554" calcext:value-type="float">
            <text:p>0.001506024096386</text:p>
          </table:table-cell>
          <table:table-cell table:formula="of:=([.A164]-[.$F$2])^2" office:value-type="float" office:value="27060.908004" calcext:value-type="float">
            <text:p>27060.908004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1/[.A165]" office:value-type="float" office:value="0.00170357751277683" calcext:value-type="float">
            <text:p>0.001703577512777</text:p>
          </table:table-cell>
          <table:table-cell table:formula="of:=([.A165]-[.$F$2])^2" office:value-type="float" office:value="7656.600004" calcext:value-type="float">
            <text:p>7656.600004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1/[.A166]" office:value-type="float" office:value="0.0013262599469496" calcext:value-type="float">
            <text:p>0.00132625994695</text:p>
          </table:table-cell>
          <table:table-cell table:formula="of:=([.A166]-[.$F$2])^2" office:value-type="float" office:value="64771.268004" calcext:value-type="float">
            <text:p>64771.268004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1/[.A167]" office:value-type="float" office:value="0.00172711571675302" calcext:value-type="float">
            <text:p>0.001727115716753</text:p>
          </table:table-cell>
          <table:table-cell table:formula="of:=([.A167]-[.$F$2])^2" office:value-type="float" office:value="6320.568004" calcext:value-type="float">
            <text:p>6320.56800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1/[.A168]" office:value-type="float" office:value="0.00338983050847458" calcext:value-type="float">
            <text:p>0.003389830508475</text:p>
          </table:table-cell>
          <table:table-cell table:formula="of:=([.A168]-[.$F$2])^2" office:value-type="float" office:value="41819.432004" calcext:value-type="float">
            <text:p>41819.43200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1/[.A169]" office:value-type="float" office:value="0.00218340611353712" calcext:value-type="float">
            <text:p>0.002183406113537</text:p>
          </table:table-cell>
          <table:table-cell table:formula="of:=([.A169]-[.$F$2])^2" office:value-type="float" office:value="1722.084004" calcext:value-type="float">
            <text:p>1722.084004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1/[.A170]" office:value-type="float" office:value="0.00126422250316056" calcext:value-type="float">
            <text:p>0.001264222503161</text:p>
          </table:table-cell>
          <table:table-cell table:formula="of:=([.A170]-[.$F$2])^2" office:value-type="float" office:value="84973.416004" calcext:value-type="float">
            <text:p>84973.416004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1/[.A171]" office:value-type="float" office:value="0.00127064803049555" calcext:value-type="float">
            <text:p>0.001270648030496</text:p>
          </table:table-cell>
          <table:table-cell table:formula="of:=([.A171]-[.$F$2])^2" office:value-type="float" office:value="82657.400004" calcext:value-type="float">
            <text:p>82657.400004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1/[.A172]" office:value-type="float" office:value="0.00150829562594268" calcext:value-type="float">
            <text:p>0.001508295625943</text:p>
          </table:table-cell>
          <table:table-cell table:formula="of:=([.A172]-[.$F$2])^2" office:value-type="float" office:value="26732.904004" calcext:value-type="float">
            <text:p>26732.904004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1/[.A173]" office:value-type="float" office:value="0.00155763239875389" calcext:value-type="float">
            <text:p>0.001557632398754</text:p>
          </table:table-cell>
          <table:table-cell table:formula="of:=([.A173]-[.$F$2])^2" office:value-type="float" office:value="20306.820004" calcext:value-type="float">
            <text:p>20306.82000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/[.A174]" office:value-type="float" office:value="0.024390243902439" calcext:value-type="float">
            <text:p>0.024390243902439</text:p>
          </table:table-cell>
          <table:table-cell table:formula="of:=([.A174]-[.$F$2])^2" office:value-type="float" office:value="210220.416004" calcext:value-type="float">
            <text:p>210220.416004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1/[.A175]" office:value-type="float" office:value="0.00366300366300366" calcext:value-type="float">
            <text:p>0.003663003663004</text:p>
          </table:table-cell>
          <table:table-cell table:formula="of:=([.A175]-[.$F$2])^2" office:value-type="float" office:value="51301.344004" calcext:value-type="float">
            <text:p>51301.34400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/[.A176]" office:value-type="float" office:value="0.00961538461538462" calcext:value-type="float">
            <text:p>0.009615384615385</text:p>
          </table:table-cell>
          <table:table-cell table:formula="of:=([.A176]-[.$F$2])^2" office:value-type="float" office:value="156418.668004" calcext:value-type="float">
            <text:p>156418.668004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1/[.A177]" office:value-type="float" office:value="0.00105596620908131" calcext:value-type="float">
            <text:p>0.001055966209081</text:p>
          </table:table-cell>
          <table:table-cell table:formula="of:=([.A177]-[.$F$2])^2" office:value-type="float" office:value="200258.040004" calcext:value-type="float">
            <text:p>200258.040004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1/[.A178]" office:value-type="float" office:value="0.00170940170940171" calcext:value-type="float">
            <text:p>0.001709401709402</text:p>
          </table:table-cell>
          <table:table-cell table:formula="of:=([.A178]-[.$F$2])^2" office:value-type="float" office:value="7310.592004" calcext:value-type="float">
            <text:p>7310.592004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1/[.A179]" office:value-type="float" office:value="0.00129533678756477" calcext:value-type="float">
            <text:p>0.001295336787565</text:p>
          </table:table-cell>
          <table:table-cell table:formula="of:=([.A179]-[.$F$2])^2" office:value-type="float" office:value="74257.340004" calcext:value-type="float">
            <text:p>74257.340004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1/[.A180]" office:value-type="float" office:value="0.00273224043715847" calcext:value-type="float">
            <text:p>0.002732240437158</text:p>
          </table:table-cell>
          <table:table-cell table:formula="of:=([.A180]-[.$F$2])^2" office:value-type="float" office:value="17821.716004" calcext:value-type="float">
            <text:p>17821.716004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1/[.A181]" office:value-type="float" office:value="0.00179533213644524" calcext:value-type="float">
            <text:p>0.001795332136445</text:p>
          </table:table-cell>
          <table:table-cell table:formula="of:=([.A181]-[.$F$2])^2" office:value-type="float" office:value="3306.480004" calcext:value-type="float">
            <text:p>3306.480004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1/[.A182]" office:value-type="float" office:value="0.00103305785123967" calcext:value-type="float">
            <text:p>0.00103305785124</text:p>
          </table:table-cell>
          <table:table-cell table:formula="of:=([.A182]-[.$F$2])^2" office:value-type="float" office:value="219494.124004" calcext:value-type="float">
            <text:p>219494.124004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1/[.A183]" office:value-type="float" office:value="0.00116686114352392" calcext:value-type="float">
            <text:p>0.001166861143524</text:p>
          </table:table-cell>
          <table:table-cell table:formula="of:=([.A183]-[.$F$2])^2" office:value-type="float" office:value="127807.680004" calcext:value-type="float">
            <text:p>127807.680004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1/[.A184]" office:value-type="float" office:value="0.00220264317180617" calcext:value-type="float">
            <text:p>0.002202643171806</text:p>
          </table:table-cell>
          <table:table-cell table:formula="of:=([.A184]-[.$F$2])^2" office:value-type="float" office:value="2070.068004" calcext:value-type="float">
            <text:p>2070.068004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1/[.A185]" office:value-type="float" office:value="0.00170648464163823" calcext:value-type="float">
            <text:p>0.001706484641638</text:p>
          </table:table-cell>
          <table:table-cell table:formula="of:=([.A185]-[.$F$2])^2" office:value-type="float" office:value="7482.596004" calcext:value-type="float">
            <text:p>7482.596004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1/[.A186]" office:value-type="float" office:value="0.00531914893617021" calcext:value-type="float">
            <text:p>0.00531914893617</text:p>
          </table:table-cell>
          <table:table-cell table:formula="of:=([.A186]-[.$F$2])^2" office:value-type="float" office:value="97031.004004" calcext:value-type="float">
            <text:p>97031.004004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1/[.A187]" office:value-type="float" office:value="0.00303951367781155" calcext:value-type="float">
            <text:p>0.003039513677812</text:p>
          </table:table-cell>
          <table:table-cell table:formula="of:=([.A187]-[.$F$2])^2" office:value-type="float" office:value="29069.568004" calcext:value-type="float">
            <text:p>29069.56800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/[.A188]" office:value-type="float" office:value="0.00333333333333333" calcext:value-type="float">
            <text:p>0.003333333333333</text:p>
          </table:table-cell>
          <table:table-cell table:formula="of:=([.A188]-[.$F$2])^2" office:value-type="float" office:value="39799.452004" calcext:value-type="float">
            <text:p>39799.452004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1/[.A189]" office:value-type="float" office:value="0.00120336943441637" calcext:value-type="float">
            <text:p>0.001203369434416</text:p>
          </table:table-cell>
          <table:table-cell table:formula="of:=([.A189]-[.$F$2])^2" office:value-type="float" office:value="109893.576004" calcext:value-type="float">
            <text:p>109893.57600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1/[.A190]" office:value-type="float" office:value="0.00181159420289855" calcext:value-type="float">
            <text:p>0.001811594202899</text:p>
          </table:table-cell>
          <table:table-cell table:formula="of:=([.A190]-[.$F$2])^2" office:value-type="float" office:value="2756.460004" calcext:value-type="float">
            <text:p>2756.460004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1/[.A191]" office:value-type="float" office:value="0.00568181818181818" calcext:value-type="float">
            <text:p>0.005681818181818</text:p>
          </table:table-cell>
          <table:table-cell table:formula="of:=([.A191]-[.$F$2])^2" office:value-type="float" office:value="104650.956004" calcext:value-type="float">
            <text:p>104650.956004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/[.A192]" office:value-type="float" office:value="0.00819672131147541" calcext:value-type="float">
            <text:p>0.008196721311475</text:p>
          </table:table-cell>
          <table:table-cell table:formula="of:=([.A192]-[.$F$2])^2" office:value-type="float" office:value="142504.740004" calcext:value-type="float">
            <text:p>142504.740004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1/[.A193]" office:value-type="float" office:value="0.0062111801242236" calcext:value-type="float">
            <text:p>0.006211180124224</text:p>
          </table:table-cell>
          <table:table-cell table:formula="of:=([.A193]-[.$F$2])^2" office:value-type="float" office:value="114580.896004" calcext:value-type="float">
            <text:p>114580.896004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1/[.A194]" office:value-type="float" office:value="0.00123304562268804" calcext:value-type="float">
            <text:p>0.001233045622688</text:p>
          </table:table-cell>
          <table:table-cell table:formula="of:=([.A194]-[.$F$2])^2" office:value-type="float" office:value="97033.496004" calcext:value-type="float">
            <text:p>97033.496004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1/[.A195]" office:value-type="float" office:value="0.00117096018735363" calcext:value-type="float">
            <text:p>0.001170960187354</text:p>
          </table:table-cell>
          <table:table-cell table:formula="of:=([.A195]-[.$F$2])^2" office:value-type="float" office:value="125671.668004" calcext:value-type="float">
            <text:p>125671.66800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/[.A196]" office:value-type="float" office:value="0.0151515151515152" calcext:value-type="float">
            <text:p>0.015151515151515</text:p>
          </table:table-cell>
          <table:table-cell table:formula="of:=([.A196]-[.$F$2])^2" office:value-type="float" office:value="187920.516004" calcext:value-type="float">
            <text:p>187920.516004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1/[.A197]" office:value-type="float" office:value="0.0028328611898017" calcext:value-type="float">
            <text:p>0.002832861189802</text:p>
          </table:table-cell>
          <table:table-cell table:formula="of:=([.A197]-[.$F$2])^2" office:value-type="float" office:value="21461.664004" calcext:value-type="float">
            <text:p>21461.664004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1/[.A198]" office:value-type="float" office:value="0.00154798761609907" calcext:value-type="float">
            <text:p>0.001547987616099</text:p>
          </table:table-cell>
          <table:table-cell table:formula="of:=([.A198]-[.$F$2])^2" office:value-type="float" office:value="21462.836004" calcext:value-type="float">
            <text:p>21462.836004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1/[.A199]" office:value-type="float" office:value="0.00129533678756477" calcext:value-type="float">
            <text:p>0.001295336787565</text:p>
          </table:table-cell>
          <table:table-cell table:formula="of:=([.A199]-[.$F$2])^2" office:value-type="float" office:value="74257.340004" calcext:value-type="float">
            <text:p>74257.340004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1/[.A200]" office:value-type="float" office:value="0.0023696682464455" calcext:value-type="float">
            <text:p>0.002369668246446</text:p>
          </table:table-cell>
          <table:table-cell table:formula="of:=([.A200]-[.$F$2])^2" office:value-type="float" office:value="6005.940004" calcext:value-type="float">
            <text:p>6005.94000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/[.A201]" office:value-type="float" office:value="0.0101010101010101" calcext:value-type="float">
            <text:p>0.01010101010101</text:p>
          </table:table-cell>
          <table:table-cell table:formula="of:=([.A201]-[.$F$2])^2" office:value-type="float" office:value="160398.648004" calcext:value-type="float">
            <text:p>160398.648004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1/[.A202]" office:value-type="float" office:value="0.00114285714285714" calcext:value-type="float">
            <text:p>0.001142857142857</text:p>
          </table:table-cell>
          <table:table-cell table:formula="of:=([.A202]-[.$F$2])^2" office:value-type="float" office:value="141001.752004" calcext:value-type="float">
            <text:p>141001.752004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1/[.A203]" office:value-type="float" office:value="0.00224215246636771" calcext:value-type="float">
            <text:p>0.002242152466368</text:p>
          </table:table-cell>
          <table:table-cell table:formula="of:=([.A203]-[.$F$2])^2" office:value-type="float" office:value="2862.036004" calcext:value-type="float">
            <text:p>2862.03600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/[.A204]" office:value-type="float" office:value="0.0106382978723404" calcext:value-type="float">
            <text:p>0.010638297872341</text:p>
          </table:table-cell>
          <table:table-cell table:formula="of:=([.A204]-[.$F$2])^2" office:value-type="float" office:value="164428.628004" calcext:value-type="float">
            <text:p>164428.628004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1/[.A205]" office:value-type="float" office:value="0.00106157112526539" calcext:value-type="float">
            <text:p>0.001061571125265</text:p>
          </table:table-cell>
          <table:table-cell table:formula="of:=([.A205]-[.$F$2])^2" office:value-type="float" office:value="195808.020004" calcext:value-type="float">
            <text:p>195808.020004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1/[.A206]" office:value-type="float" office:value="0.00602409638554217" calcext:value-type="float">
            <text:p>0.006024096385542</text:p>
          </table:table-cell>
          <table:table-cell table:formula="of:=([.A206]-[.$F$2])^2" office:value-type="float" office:value="111220.916004" calcext:value-type="float">
            <text:p>111220.916004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1/[.A207]" office:value-type="float" office:value="0.00278551532033426" calcext:value-type="float">
            <text:p>0.002785515320334</text:p>
          </table:table-cell>
          <table:table-cell table:formula="of:=([.A207]-[.$F$2])^2" office:value-type="float" office:value="19739.688004" calcext:value-type="float">
            <text:p>19739.688004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1/[.A208]" office:value-type="float" office:value="0.00221729490022173" calcext:value-type="float">
            <text:p>0.002217294900222</text:p>
          </table:table-cell>
          <table:table-cell table:formula="of:=([.A208]-[.$F$2])^2" office:value-type="float" office:value="2352.056004" calcext:value-type="float">
            <text:p>2352.05600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1/[.A209]" office:value-type="float" office:value="0.00130208333333333" calcext:value-type="float">
            <text:p>0.001302083333333</text:p>
          </table:table-cell>
          <table:table-cell table:formula="of:=([.A209]-[.$F$2])^2" office:value-type="float" office:value="72093.324004" calcext:value-type="float">
            <text:p>72093.324004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1/[.A210]" office:value-type="float" office:value="0.00136239782016349" calcext:value-type="float">
            <text:p>0.001362397820163</text:p>
          </table:table-cell>
          <table:table-cell table:formula="of:=([.A210]-[.$F$2])^2" office:value-type="float" office:value="54991.188004" calcext:value-type="float">
            <text:p>54991.188004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/[.A211]" office:value-type="float" office:value="0.00884955752212389" calcext:value-type="float">
            <text:p>0.008849557522124</text:p>
          </table:table-cell>
          <table:table-cell table:formula="of:=([.A211]-[.$F$2])^2" office:value-type="float" office:value="149380.704004" calcext:value-type="float">
            <text:p>149380.704004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1/[.A212]" office:value-type="float" office:value="0.00174216027874564" calcext:value-type="float">
            <text:p>0.001742160278746</text:p>
          </table:table-cell>
          <table:table-cell table:formula="of:=([.A212]-[.$F$2])^2" office:value-type="float" office:value="5550.548004" calcext:value-type="float">
            <text:p>5550.548004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1/[.A213]" office:value-type="float" office:value="0.00116550116550117" calcext:value-type="float">
            <text:p>0.001165501165501</text:p>
          </table:table-cell>
          <table:table-cell table:formula="of:=([.A213]-[.$F$2])^2" office:value-type="float" office:value="128523.684004" calcext:value-type="float">
            <text:p>128523.684004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1/[.A214]" office:value-type="float" office:value="0.00276243093922652" calcext:value-type="float">
            <text:p>0.002762430939227</text:p>
          </table:table-cell>
          <table:table-cell table:formula="of:=([.A214]-[.$F$2])^2" office:value-type="float" office:value="18905.700004" calcext:value-type="float">
            <text:p>18905.700004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1/[.A215]" office:value-type="float" office:value="0.0011441647597254" calcext:value-type="float">
            <text:p>0.001144164759725</text:p>
          </table:table-cell>
          <table:table-cell table:formula="of:=([.A215]-[.$F$2])^2" office:value-type="float" office:value="140251.748004" calcext:value-type="float">
            <text:p>140251.748004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1/[.A216]" office:value-type="float" office:value="0.00200400801603206" calcext:value-type="float">
            <text:p>0.002004008016032</text:p>
          </table:table-cell>
          <table:table-cell table:formula="of:=([.A216]-[.$F$2])^2" office:value-type="float" office:value="0.24800399999999" calcext:value-type="float">
            <text:p>0.24800399999999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1/[.A217]" office:value-type="float" office:value="0.0065359477124183" calcext:value-type="float">
            <text:p>0.006535947712418</text:p>
          </table:table-cell>
          <table:table-cell table:formula="of:=([.A217]-[.$F$2])^2" office:value-type="float" office:value="120060.864004" calcext:value-type="float">
            <text:p>120060.864004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1/[.A218]" office:value-type="float" office:value="0.00128700128700129" calcext:value-type="float">
            <text:p>0.001287001287001</text:p>
          </table:table-cell>
          <table:table-cell table:formula="of:=([.A218]-[.$F$2])^2" office:value-type="float" office:value="77007.360004" calcext:value-type="float">
            <text:p>77007.360004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1/[.A219]" office:value-type="float" office:value="0.00380228136882129" calcext:value-type="float">
            <text:p>0.003802281368821</text:p>
          </table:table-cell>
          <table:table-cell table:formula="of:=([.A219]-[.$F$2])^2" office:value-type="float" office:value="55931.304004" calcext:value-type="float">
            <text:p>55931.304004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1/[.A220]" office:value-type="float" office:value="0.00135685210312076" calcext:value-type="float">
            <text:p>0.001356852103121</text:p>
          </table:table-cell>
          <table:table-cell table:formula="of:=([.A220]-[.$F$2])^2" office:value-type="float" office:value="56407.200004" calcext:value-type="float">
            <text:p>56407.200004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1/[.A221]" office:value-type="float" office:value="0.00675675675675676" calcext:value-type="float">
            <text:p>0.006756756756757</text:p>
          </table:table-cell>
          <table:table-cell table:formula="of:=([.A221]-[.$F$2])^2" office:value-type="float" office:value="123550.844004" calcext:value-type="float">
            <text:p>123550.844004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1/[.A222]" office:value-type="float" office:value="0.00117370892018779" calcext:value-type="float">
            <text:p>0.001173708920188</text:p>
          </table:table-cell>
          <table:table-cell table:formula="of:=([.A222]-[.$F$2])^2" office:value-type="float" office:value="124257.660004" calcext:value-type="float">
            <text:p>124257.660004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1/[.A223]" office:value-type="float" office:value="0.00110497237569061" calcext:value-type="float">
            <text:p>0.001104972375691</text:p>
          </table:table-cell>
          <table:table-cell table:formula="of:=([.A223]-[.$F$2])^2" office:value-type="float" office:value="164431.872004" calcext:value-type="float">
            <text:p>164431.872004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/[.A224]" office:value-type="float" office:value="0.00806451612903226" calcext:value-type="float">
            <text:p>0.008064516129032</text:p>
          </table:table-cell>
          <table:table-cell table:formula="of:=([.A224]-[.$F$2])^2" office:value-type="float" office:value="140998.748004" calcext:value-type="float">
            <text:p>140998.74800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[.A225]" office:value-type="float" office:value="0.0666666666666667" calcext:value-type="float">
            <text:p>0.066666666666667</text:p>
          </table:table-cell>
          <table:table-cell table:formula="of:=([.A225]-[.$F$2])^2" office:value-type="float" office:value="234738.312004" calcext:value-type="float">
            <text:p>234738.312004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1/[.A226]" office:value-type="float" office:value="0.00174520069808028" calcext:value-type="float">
            <text:p>0.00174520069808</text:p>
          </table:table-cell>
          <table:table-cell table:formula="of:=([.A226]-[.$F$2])^2" office:value-type="float" office:value="5402.544004" calcext:value-type="float">
            <text:p>5402.544004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1/[.A227]" office:value-type="float" office:value="0.00116144018583043" calcext:value-type="float">
            <text:p>0.00116144018583</text:p>
          </table:table-cell>
          <table:table-cell table:formula="of:=([.A227]-[.$F$2])^2" office:value-type="float" office:value="130683.696004" calcext:value-type="float">
            <text:p>130683.696004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1/[.A228]" office:value-type="float" office:value="0.00105374077976818" calcext:value-type="float">
            <text:p>0.001053740779768</text:p>
          </table:table-cell>
          <table:table-cell table:formula="of:=([.A228]-[.$F$2])^2" office:value-type="float" office:value="202052.048004" calcext:value-type="float">
            <text:p>202052.048004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1/[.A229]" office:value-type="float" office:value="0.00174825174825175" calcext:value-type="float">
            <text:p>0.001748251748252</text:p>
          </table:table-cell>
          <table:table-cell table:formula="of:=([.A229]-[.$F$2])^2" office:value-type="float" office:value="5256.540004" calcext:value-type="float">
            <text:p>5256.540004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1/[.A230]" office:value-type="float" office:value="0.00179533213644524" calcext:value-type="float">
            <text:p>0.001795332136445</text:p>
          </table:table-cell>
          <table:table-cell table:formula="of:=([.A230]-[.$F$2])^2" office:value-type="float" office:value="3306.480004" calcext:value-type="float">
            <text:p>3306.480004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1/[.A231]" office:value-type="float" office:value="0.00119760479041916" calcext:value-type="float">
            <text:p>0.001197604790419</text:p>
          </table:table-cell>
          <table:table-cell table:formula="of:=([.A231]-[.$F$2])^2" office:value-type="float" office:value="112561.592004" calcext:value-type="float">
            <text:p>112561.592004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/[.A232]" office:value-type="float" office:value="0.00625" calcext:value-type="float">
            <text:p>0.00625</text:p>
          </table:table-cell>
          <table:table-cell table:formula="of:=([.A232]-[.$F$2])^2" office:value-type="float" office:value="115258.892004" calcext:value-type="float">
            <text:p>115258.892004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1/[.A233]" office:value-type="float" office:value="0.00272479564032698" calcext:value-type="float">
            <text:p>0.002724795640327</text:p>
          </table:table-cell>
          <table:table-cell table:formula="of:=([.A233]-[.$F$2])^2" office:value-type="float" office:value="17555.720004" calcext:value-type="float">
            <text:p>17555.720004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1/[.A234]" office:value-type="float" office:value="0.00120336943441637" calcext:value-type="float">
            <text:p>0.001203369434416</text:p>
          </table:table-cell>
          <table:table-cell table:formula="of:=([.A234]-[.$F$2])^2" office:value-type="float" office:value="109893.576004" calcext:value-type="float">
            <text:p>109893.576004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1/[.A235]" office:value-type="float" office:value="0.00202020202020202" calcext:value-type="float">
            <text:p>0.002020202020202</text:p>
          </table:table-cell>
          <table:table-cell table:formula="of:=([.A235]-[.$F$2])^2" office:value-type="float" office:value="20.2320039999999" calcext:value-type="float">
            <text:p>20.2320039999999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1/[.A236]" office:value-type="float" office:value="0.00492610837438424" calcext:value-type="float">
            <text:p>0.004926108374384</text:p>
          </table:table-cell>
          <table:table-cell table:formula="of:=([.A236]-[.$F$2])^2" office:value-type="float" office:value="87911.064004" calcext:value-type="float">
            <text:p>87911.064004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1/[.A237]" office:value-type="float" office:value="0.00100300902708124" calcext:value-type="float">
            <text:p>0.001003009027081</text:p>
          </table:table-cell>
          <table:table-cell table:formula="of:=([.A237]-[.$F$2])^2" office:value-type="float" office:value="247508.240004" calcext:value-type="float">
            <text:p>247508.240004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1/[.A238]" office:value-type="float" office:value="0.00165562913907285" calcext:value-type="float">
            <text:p>0.001655629139073</text:p>
          </table:table-cell>
          <table:table-cell table:formula="of:=([.A238]-[.$F$2])^2" office:value-type="float" office:value="10920.668004" calcext:value-type="float">
            <text:p>10920.668004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1/[.A239]" office:value-type="float" office:value="0.00169204737732657" calcext:value-type="float">
            <text:p>0.001692047377327</text:p>
          </table:table-cell>
          <table:table-cell table:formula="of:=([.A239]-[.$F$2])^2" office:value-type="float" office:value="8372.616004" calcext:value-type="float">
            <text:p>8372.616004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1/[.A240]" office:value-type="float" office:value="0.00167224080267559" calcext:value-type="float">
            <text:p>0.001672240802676</text:p>
          </table:table-cell>
          <table:table-cell table:formula="of:=([.A240]-[.$F$2])^2" office:value-type="float" office:value="9702.644004" calcext:value-type="float">
            <text:p>9702.64400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1/[.A241]" office:value-type="float" office:value="0.00571428571428571" calcext:value-type="float">
            <text:p>0.005714285714286</text:p>
          </table:table-cell>
          <table:table-cell table:formula="of:=([.A241]-[.$F$2])^2" office:value-type="float" office:value="105298.952004" calcext:value-type="float">
            <text:p>105298.952004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1/[.A242]" office:value-type="float" office:value="0.00164744645799012" calcext:value-type="float">
            <text:p>0.00164744645799</text:p>
          </table:table-cell>
          <table:table-cell table:formula="of:=([.A242]-[.$F$2])^2" office:value-type="float" office:value="11556.680004" calcext:value-type="float">
            <text:p>11556.680004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1/[.A243]" office:value-type="float" office:value="0.00108225108225108" calcext:value-type="float">
            <text:p>0.001082251082251</text:p>
          </table:table-cell>
          <table:table-cell table:formula="of:=([.A243]-[.$F$2])^2" office:value-type="float" office:value="180201.948004" calcext:value-type="float">
            <text:p>180201.94800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1/[.A244]" office:value-type="float" office:value="0.0015527950310559" calcext:value-type="float">
            <text:p>0.001552795031056</text:p>
          </table:table-cell>
          <table:table-cell table:formula="of:=([.A244]-[.$F$2])^2" office:value-type="float" office:value="20880.828004" calcext:value-type="float">
            <text:p>20880.828004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1/[.A245]" office:value-type="float" office:value="0.00105820105820106" calcext:value-type="float">
            <text:p>0.001058201058201</text:p>
          </table:table-cell>
          <table:table-cell table:formula="of:=([.A245]-[.$F$2])^2" office:value-type="float" office:value="198472.032004" calcext:value-type="float">
            <text:p>198472.032004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1/[.A246]" office:value-type="float" office:value="0.00182481751824818" calcext:value-type="float">
            <text:p>0.001824817518248</text:p>
          </table:table-cell>
          <table:table-cell table:formula="of:=([.A246]-[.$F$2])^2" office:value-type="float" office:value="2352.444004" calcext:value-type="float">
            <text:p>2352.444004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1/[.A247]" office:value-type="float" office:value="0.00110497237569061" calcext:value-type="float">
            <text:p>0.001104972375691</text:p>
          </table:table-cell>
          <table:table-cell table:formula="of:=([.A247]-[.$F$2])^2" office:value-type="float" office:value="164431.872004" calcext:value-type="float">
            <text:p>164431.872004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1/[.A248]" office:value-type="float" office:value="0.00253164556962025" calcext:value-type="float">
            <text:p>0.00253164556962</text:p>
          </table:table-cell>
          <table:table-cell table:formula="of:=([.A248]-[.$F$2])^2" office:value-type="float" office:value="10919.832004" calcext:value-type="float">
            <text:p>10919.832004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1/[.A249]" office:value-type="float" office:value="0.00374531835205992" calcext:value-type="float">
            <text:p>0.00374531835206</text:p>
          </table:table-cell>
          <table:table-cell table:formula="of:=([.A249]-[.$F$2])^2" office:value-type="float" office:value="54055.320004" calcext:value-type="float">
            <text:p>54055.320004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1/[.A250]" office:value-type="float" office:value="0.00121802679658952" calcext:value-type="float">
            <text:p>0.00121802679659</text:p>
          </table:table-cell>
          <table:table-cell table:formula="of:=([.A250]-[.$F$2])^2" office:value-type="float" office:value="103363.536004" calcext:value-type="float">
            <text:p>103363.536004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1/[.A251]" office:value-type="float" office:value="0.00169204737732657" calcext:value-type="float">
            <text:p>0.001692047377327</text:p>
          </table:table-cell>
          <table:table-cell table:formula="of:=([.A251]-[.$F$2])^2" office:value-type="float" office:value="8372.616004" calcext:value-type="float">
            <text:p>8372.616004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1/[.A252]" office:value-type="float" office:value="0.00518134715025907" calcext:value-type="float">
            <text:p>0.005181347150259</text:p>
          </table:table-cell>
          <table:table-cell table:formula="of:=([.A252]-[.$F$2])^2" office:value-type="float" office:value="93941.024004" calcext:value-type="float">
            <text:p>93941.02400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/[.A253]" office:value-type="float" office:value="0.0185185185185185" calcext:value-type="float">
            <text:p>0.018518518518519</text:p>
          </table:table-cell>
          <table:table-cell table:formula="of:=([.A253]-[.$F$2])^2" office:value-type="float" office:value="198468.468004" calcext:value-type="float">
            <text:p>198468.468004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1/[.A254]" office:value-type="float" office:value="0.0036231884057971" calcext:value-type="float">
            <text:p>0.003623188405797</text:p>
          </table:table-cell>
          <table:table-cell table:formula="of:=([.A254]-[.$F$2])^2" office:value-type="float" office:value="49951.356004" calcext:value-type="float">
            <text:p>49951.356004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1/[.A255]" office:value-type="float" office:value="0.004739336492891" calcext:value-type="float">
            <text:p>0.004739336492891</text:p>
          </table:table-cell>
          <table:table-cell table:formula="of:=([.A255]-[.$F$2])^2" office:value-type="float" office:value="83231.096004" calcext:value-type="float">
            <text:p>83231.09600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1/[.A256]" office:value-type="float" office:value="0.00256410256410256" calcext:value-type="float">
            <text:p>0.002564102564103</text:p>
          </table:table-cell>
          <table:table-cell table:formula="of:=([.A256]-[.$F$2])^2" office:value-type="float" office:value="11989.812004" calcext:value-type="float">
            <text:p>11989.81200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/[.A257]" office:value-type="float" office:value="0.0476190476190476" calcext:value-type="float">
            <text:p>0.047619047619048</text:p>
          </table:table-cell>
          <table:table-cell table:formula="of:=([.A257]-[.$F$2])^2" office:value-type="float" office:value="228960.336004" calcext:value-type="float">
            <text:p>228960.336004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1/[.A258]" office:value-type="float" office:value="0.00153846153846154" calcext:value-type="float">
            <text:p>0.001538461538462</text:p>
          </table:table-cell>
          <table:table-cell table:formula="of:=([.A258]-[.$F$2])^2" office:value-type="float" office:value="22650.852004" calcext:value-type="float">
            <text:p>22650.85200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1/[.A259]" office:value-type="float" office:value="0.0050251256281407" calcext:value-type="float">
            <text:p>0.005025125628141</text:p>
          </table:table-cell>
          <table:table-cell table:formula="of:=([.A259]-[.$F$2])^2" office:value-type="float" office:value="90299.048004" calcext:value-type="float">
            <text:p>90299.048004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1/[.A260]" office:value-type="float" office:value="0.00588235294117647" calcext:value-type="float">
            <text:p>0.005882352941176</text:p>
          </table:table-cell>
          <table:table-cell table:formula="of:=([.A260]-[.$F$2])^2" office:value-type="float" office:value="108568.932004" calcext:value-type="float">
            <text:p>108568.932004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1/[.A261]" office:value-type="float" office:value="0.00282485875706215" calcext:value-type="float">
            <text:p>0.002824858757062</text:p>
          </table:table-cell>
          <table:table-cell table:formula="of:=([.A261]-[.$F$2])^2" office:value-type="float" office:value="21169.668004" calcext:value-type="float">
            <text:p>21169.668004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1/[.A262]" office:value-type="float" office:value="0.00617283950617284" calcext:value-type="float">
            <text:p>0.006172839506173</text:p>
          </table:table-cell>
          <table:table-cell table:formula="of:=([.A262]-[.$F$2])^2" office:value-type="float" office:value="113904.900004" calcext:value-type="float">
            <text:p>113904.900004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1/[.A263]" office:value-type="float" office:value="0.00106609808102345" calcext:value-type="float">
            <text:p>0.001066098081023</text:p>
          </table:table-cell>
          <table:table-cell table:formula="of:=([.A263]-[.$F$2])^2" office:value-type="float" office:value="192284.004004" calcext:value-type="float">
            <text:p>192284.004004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1/[.A264]" office:value-type="float" office:value="0.00117508813160987" calcext:value-type="float">
            <text:p>0.00117508813161</text:p>
          </table:table-cell>
          <table:table-cell table:formula="of:=([.A264]-[.$F$2])^2" office:value-type="float" office:value="123553.656004" calcext:value-type="float">
            <text:p>123553.65600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/[.A265]" office:value-type="float" office:value="0.0116279069767442" calcext:value-type="float">
            <text:p>0.011627906976744</text:p>
          </table:table-cell>
          <table:table-cell table:formula="of:=([.A265]-[.$F$2])^2" office:value-type="float" office:value="170980.596004" calcext:value-type="float">
            <text:p>170980.596004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1/[.A266]" office:value-type="float" office:value="0.00100502512562814" calcext:value-type="float">
            <text:p>0.001005025125628</text:p>
          </table:table-cell>
          <table:table-cell table:formula="of:=([.A266]-[.$F$2])^2" office:value-type="float" office:value="245522.232004" calcext:value-type="float">
            <text:p>245522.232004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1/[.A267]" office:value-type="float" office:value="0.00245700245700246" calcext:value-type="float">
            <text:p>0.002457002457002</text:p>
          </table:table-cell>
          <table:table-cell table:formula="of:=([.A267]-[.$F$2])^2" office:value-type="float" office:value="8555.880004" calcext:value-type="float">
            <text:p>8555.880004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1/[.A268]" office:value-type="float" office:value="0.0037593984962406" calcext:value-type="float">
            <text:p>0.003759398496241</text:p>
          </table:table-cell>
          <table:table-cell table:formula="of:=([.A268]-[.$F$2])^2" office:value-type="float" office:value="54521.316004" calcext:value-type="float">
            <text:p>54521.316004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1/[.A269]" office:value-type="float" office:value="0.00434782608695652" calcext:value-type="float">
            <text:p>0.004347826086957</text:p>
          </table:table-cell>
          <table:table-cell table:formula="of:=([.A269]-[.$F$2])^2" office:value-type="float" office:value="72629.172004" calcext:value-type="float">
            <text:p>72629.172004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1/[.A270]" office:value-type="float" office:value="0.00240384615384615" calcext:value-type="float">
            <text:p>0.002403846153846</text:p>
          </table:table-cell>
          <table:table-cell table:formula="of:=([.A270]-[.$F$2])^2" office:value-type="float" office:value="6971.916004" calcext:value-type="float">
            <text:p>6971.916004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1/[.A271]" office:value-type="float" office:value="0.0018450184501845" calcext:value-type="float">
            <text:p>0.001845018450185</text:p>
          </table:table-cell>
          <table:table-cell table:formula="of:=([.A271]-[.$F$2])^2" office:value-type="float" office:value="1806.420004" calcext:value-type="float">
            <text:p>1806.42000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/[.A272]" office:value-type="float" office:value="0.0222222222222222" calcext:value-type="float">
            <text:p>0.022222222222222</text:p>
          </table:table-cell>
          <table:table-cell table:formula="of:=([.A272]-[.$F$2])^2" office:value-type="float" office:value="206568.432004" calcext:value-type="float">
            <text:p>206568.43200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/[.A273]" office:value-type="float" office:value="0.0108695652173913" calcext:value-type="float">
            <text:p>0.010869565217391</text:p>
          </table:table-cell>
          <table:table-cell table:formula="of:=([.A273]-[.$F$2])^2" office:value-type="float" office:value="166054.620004" calcext:value-type="float">
            <text:p>166054.620004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1/[.A274]" office:value-type="float" office:value="0.00122549019607843" calcext:value-type="float">
            <text:p>0.001225490196078</text:p>
          </table:table-cell>
          <table:table-cell table:formula="of:=([.A274]-[.$F$2])^2" office:value-type="float" office:value="100173.516004" calcext:value-type="float">
            <text:p>100173.516004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1/[.A275]" office:value-type="float" office:value="0.00145772594752187" calcext:value-type="float">
            <text:p>0.001457725947522</text:p>
          </table:table-cell>
          <table:table-cell table:formula="of:=([.A275]-[.$F$2])^2" office:value-type="float" office:value="34782.996004" calcext:value-type="float">
            <text:p>34782.996004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1/[.A276]" office:value-type="float" office:value="0.00106044538706257" calcext:value-type="float">
            <text:p>0.001060445387063</text:p>
          </table:table-cell>
          <table:table-cell table:formula="of:=([.A276]-[.$F$2])^2" office:value-type="float" office:value="196694.024004" calcext:value-type="float">
            <text:p>196694.02400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1/[.A277]" office:value-type="float" office:value="0.00328947368421053" calcext:value-type="float">
            <text:p>0.003289473684211</text:p>
          </table:table-cell>
          <table:table-cell table:formula="of:=([.A277]-[.$F$2])^2" office:value-type="float" office:value="38219.468004" calcext:value-type="float">
            <text:p>38219.468004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1/[.A278]" office:value-type="float" office:value="0.0018450184501845" calcext:value-type="float">
            <text:p>0.001845018450185</text:p>
          </table:table-cell>
          <table:table-cell table:formula="of:=([.A278]-[.$F$2])^2" office:value-type="float" office:value="1806.420004" calcext:value-type="float">
            <text:p>1806.420004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1/[.A279]" office:value-type="float" office:value="0.00114942528735632" calcext:value-type="float">
            <text:p>0.001149425287356</text:p>
          </table:table-cell>
          <table:table-cell table:formula="of:=([.A279]-[.$F$2])^2" office:value-type="float" office:value="137271.732004" calcext:value-type="float">
            <text:p>137271.732004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1/[.A280]" office:value-type="float" office:value="0.00303951367781155" calcext:value-type="float">
            <text:p>0.003039513677812</text:p>
          </table:table-cell>
          <table:table-cell table:formula="of:=([.A280]-[.$F$2])^2" office:value-type="float" office:value="29069.568004" calcext:value-type="float">
            <text:p>29069.56800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/[.A281]" office:value-type="float" office:value="0.0263157894736842" calcext:value-type="float">
            <text:p>0.026315789473684</text:p>
          </table:table-cell>
          <table:table-cell table:formula="of:=([.A281]-[.$F$2])^2" office:value-type="float" office:value="212980.404004" calcext:value-type="float">
            <text:p>212980.404004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1/[.A282]" office:value-type="float" office:value="0.00103950103950104" calcext:value-type="float">
            <text:p>0.001039501039501</text:p>
          </table:table-cell>
          <table:table-cell table:formula="of:=([.A282]-[.$F$2])^2" office:value-type="float" office:value="213908.100004" calcext:value-type="float">
            <text:p>213908.100004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1/[.A283]" office:value-type="float" office:value="0.00150602409638554" calcext:value-type="float">
            <text:p>0.001506024096386</text:p>
          </table:table-cell>
          <table:table-cell table:formula="of:=([.A283]-[.$F$2])^2" office:value-type="float" office:value="27060.908004" calcext:value-type="float">
            <text:p>27060.908004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1/[.A284]" office:value-type="float" office:value="0.00168634064080944" calcext:value-type="float">
            <text:p>0.001686340640809</text:p>
          </table:table-cell>
          <table:table-cell table:formula="of:=([.A284]-[.$F$2])^2" office:value-type="float" office:value="8742.624004" calcext:value-type="float">
            <text:p>8742.624004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1/[.A285]" office:value-type="float" office:value="0.00154083204930663" calcext:value-type="float">
            <text:p>0.001540832049307</text:p>
          </table:table-cell>
          <table:table-cell table:formula="of:=([.A285]-[.$F$2])^2" office:value-type="float" office:value="22350.848004" calcext:value-type="float">
            <text:p>22350.848004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1/[.A286]" office:value-type="float" office:value="0.00537634408602151" calcext:value-type="float">
            <text:p>0.005376344086022</text:p>
          </table:table-cell>
          <table:table-cell table:formula="of:=([.A286]-[.$F$2])^2" office:value-type="float" office:value="98280.996004" calcext:value-type="float">
            <text:p>98280.996004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1/[.A287]" office:value-type="float" office:value="0.003690036900369" calcext:value-type="float">
            <text:p>0.003690036900369</text:p>
          </table:table-cell>
          <table:table-cell table:formula="of:=([.A287]-[.$F$2])^2" office:value-type="float" office:value="52211.336004" calcext:value-type="float">
            <text:p>52211.336004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1/[.A288]" office:value-type="float" office:value="0.00115207373271889" calcext:value-type="float">
            <text:p>0.001152073732719</text:p>
          </table:table-cell>
          <table:table-cell table:formula="of:=([.A288]-[.$F$2])^2" office:value-type="float" office:value="135793.724004" calcext:value-type="float">
            <text:p>135793.724004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1/[.A289]" office:value-type="float" office:value="0.00286532951289398" calcext:value-type="float">
            <text:p>0.002865329512894</text:p>
          </table:table-cell>
          <table:table-cell table:formula="of:=([.A289]-[.$F$2])^2" office:value-type="float" office:value="22649.648004" calcext:value-type="float">
            <text:p>22649.648004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1/[.A290]" office:value-type="float" office:value="0.00540540540540541" calcext:value-type="float">
            <text:p>0.005405405405405</text:p>
          </table:table-cell>
          <table:table-cell table:formula="of:=([.A290]-[.$F$2])^2" office:value-type="float" office:value="98908.992004" calcext:value-type="float">
            <text:p>98908.992004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1/[.A291]" office:value-type="float" office:value="0.00194552529182879" calcext:value-type="float">
            <text:p>0.001945525291829</text:p>
          </table:table-cell>
          <table:table-cell table:formula="of:=([.A291]-[.$F$2])^2" office:value-type="float" office:value="210.308004" calcext:value-type="float">
            <text:p>210.308004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1/[.A292]" office:value-type="float" office:value="0.00374531835205992" calcext:value-type="float">
            <text:p>0.00374531835206</text:p>
          </table:table-cell>
          <table:table-cell table:formula="of:=([.A292]-[.$F$2])^2" office:value-type="float" office:value="54055.320004" calcext:value-type="float">
            <text:p>54055.320004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1/[.A293]" office:value-type="float" office:value="0.00179533213644524" calcext:value-type="float">
            <text:p>0.001795332136445</text:p>
          </table:table-cell>
          <table:table-cell table:formula="of:=([.A293]-[.$F$2])^2" office:value-type="float" office:value="3306.480004" calcext:value-type="float">
            <text:p>3306.48000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1/[.A294]" office:value-type="float" office:value="0.00277777777777778" calcext:value-type="float">
            <text:p>0.002777777777778</text:p>
          </table:table-cell>
          <table:table-cell table:formula="of:=([.A294]-[.$F$2])^2" office:value-type="float" office:value="19459.692004" calcext:value-type="float">
            <text:p>19459.692004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1/[.A295]" office:value-type="float" office:value="0.0026246719160105" calcext:value-type="float">
            <text:p>0.002624671916011</text:p>
          </table:table-cell>
          <table:table-cell table:formula="of:=([.A295]-[.$F$2])^2" office:value-type="float" office:value="14041.776004" calcext:value-type="float">
            <text:p>14041.7760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[.A296]" office:value-type="float" office:value="0.5" calcext:value-type="float">
            <text:p>0.5</text:p>
          </table:table-cell>
          <table:table-cell table:formula="of:=([.A296]-[.$F$2])^2" office:value-type="float" office:value="247504.260004" calcext:value-type="float">
            <text:p>247504.260004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1/[.A297]" office:value-type="float" office:value="0.00346020761245675" calcext:value-type="float">
            <text:p>0.003460207612457</text:p>
          </table:table-cell>
          <table:table-cell table:formula="of:=([.A297]-[.$F$2])^2" office:value-type="float" office:value="44309.408004" calcext:value-type="float">
            <text:p>44309.408004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1/[.A298]" office:value-type="float" office:value="0.00389105058365759" calcext:value-type="float">
            <text:p>0.003891050583658</text:p>
          </table:table-cell>
          <table:table-cell table:formula="of:=([.A298]-[.$F$2])^2" office:value-type="float" office:value="58805.280004" calcext:value-type="float">
            <text:p>58805.280004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1/[.A299]" office:value-type="float" office:value="0.00125628140703518" calcext:value-type="float">
            <text:p>0.001256281407035</text:p>
          </table:table-cell>
          <table:table-cell table:formula="of:=([.A299]-[.$F$2])^2" office:value-type="float" office:value="87913.436004" calcext:value-type="float">
            <text:p>87913.436004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1/[.A300]" office:value-type="float" office:value="0.00103734439834025" calcext:value-type="float">
            <text:p>0.00103734439834</text:p>
          </table:table-cell>
          <table:table-cell table:formula="of:=([.A300]-[.$F$2])^2" office:value-type="float" office:value="215762.108004" calcext:value-type="float">
            <text:p>215762.108004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1/[.A301]" office:value-type="float" office:value="0.00203665987780041" calcext:value-type="float">
            <text:p>0.0020366598778</text:p>
          </table:table-cell>
          <table:table-cell table:formula="of:=([.A301]-[.$F$2])^2" office:value-type="float" office:value="72.2160039999998" calcext:value-type="float">
            <text:p>72.2160039999998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1/[.A302]" office:value-type="float" office:value="0.00213675213675214" calcext:value-type="float">
            <text:p>0.002136752136752</text:p>
          </table:table-cell>
          <table:table-cell table:formula="of:=([.A302]-[.$F$2])^2" office:value-type="float" office:value="992.124003999999" calcext:value-type="float">
            <text:p>992.124003999999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/[.A303]" office:value-type="float" office:value="0.0123456790123457" calcext:value-type="float">
            <text:p>0.012345679012346</text:p>
          </table:table-cell>
          <table:table-cell table:formula="of:=([.A303]-[.$F$2])^2" office:value-type="float" office:value="175140.576004" calcext:value-type="float">
            <text:p>175140.576004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1/[.A304]" office:value-type="float" office:value="0.00259067357512953" calcext:value-type="float">
            <text:p>0.00259067357513</text:p>
          </table:table-cell>
          <table:table-cell table:formula="of:=([.A304]-[.$F$2])^2" office:value-type="float" office:value="12881.796004" calcext:value-type="float">
            <text:p>12881.796004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1/[.A305]" office:value-type="float" office:value="0.00118906064209275" calcext:value-type="float">
            <text:p>0.001189060642093</text:p>
          </table:table-cell>
          <table:table-cell table:formula="of:=([.A305]-[.$F$2])^2" office:value-type="float" office:value="116623.616004" calcext:value-type="float">
            <text:p>116623.61600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/[.A306]" office:value-type="float" office:value="0.00666666666666667" calcext:value-type="float">
            <text:p>0.006666666666667</text:p>
          </table:table-cell>
          <table:table-cell table:formula="of:=([.A306]-[.$F$2])^2" office:value-type="float" office:value="122148.852004" calcext:value-type="float">
            <text:p>122148.852004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1/[.A307]" office:value-type="float" office:value="0.00448430493273543" calcext:value-type="float">
            <text:p>0.004484304932735</text:p>
          </table:table-cell>
          <table:table-cell table:formula="of:=([.A307]-[.$F$2])^2" office:value-type="float" office:value="76451.144004" calcext:value-type="float">
            <text:p>76451.144004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1/[.A308]" office:value-type="float" office:value="0.00177935943060498" calcext:value-type="float">
            <text:p>0.001779359430605</text:p>
          </table:table-cell>
          <table:table-cell table:formula="of:=([.A308]-[.$F$2])^2" office:value-type="float" office:value="3906.500004" calcext:value-type="float">
            <text:p>3906.500004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1/[.A309]" office:value-type="float" office:value="0.00452488687782805" calcext:value-type="float">
            <text:p>0.004524886877828</text:p>
          </table:table-cell>
          <table:table-cell table:formula="of:=([.A309]-[.$F$2])^2" office:value-type="float" office:value="77561.136004" calcext:value-type="float">
            <text:p>77561.136004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1/[.A310]" office:value-type="float" office:value="0.00148588410104012" calcext:value-type="float">
            <text:p>0.00148588410104</text:p>
          </table:table-cell>
          <table:table-cell table:formula="of:=([.A310]-[.$F$2])^2" office:value-type="float" office:value="30102.944004" calcext:value-type="float">
            <text:p>30102.944004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1/[.A311]" office:value-type="float" office:value="0.00108342361863489" calcext:value-type="float">
            <text:p>0.001083423618635</text:p>
          </table:table-cell>
          <table:table-cell table:formula="of:=([.A311]-[.$F$2])^2" office:value-type="float" office:value="179353.944004" calcext:value-type="float">
            <text:p>179353.944004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1/[.A312]" office:value-type="float" office:value="0.00148148148148148" calcext:value-type="float">
            <text:p>0.001481481481481</text:p>
          </table:table-cell>
          <table:table-cell table:formula="of:=([.A312]-[.$F$2])^2" office:value-type="float" office:value="30800.952004" calcext:value-type="float">
            <text:p>30800.952004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1/[.A313]" office:value-type="float" office:value="0.00109529025191676" calcext:value-type="float">
            <text:p>0.001095290251917</text:p>
          </table:table-cell>
          <table:table-cell table:formula="of:=([.A313]-[.$F$2])^2" office:value-type="float" office:value="170983.904004" calcext:value-type="float">
            <text:p>170983.904004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1/[.A314]" office:value-type="float" office:value="0.00168350168350168" calcext:value-type="float">
            <text:p>0.001683501683502</text:p>
          </table:table-cell>
          <table:table-cell table:formula="of:=([.A314]-[.$F$2])^2" office:value-type="float" office:value="8930.628004" calcext:value-type="float">
            <text:p>8930.628004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1/[.A315]" office:value-type="float" office:value="0.00130039011703511" calcext:value-type="float">
            <text:p>0.001300390117035</text:p>
          </table:table-cell>
          <table:table-cell table:formula="of:=([.A315]-[.$F$2])^2" office:value-type="float" office:value="72631.328004" calcext:value-type="float">
            <text:p>72631.328004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1/[.A316]" office:value-type="float" office:value="0.00263157894736842" calcext:value-type="float">
            <text:p>0.002631578947368</text:p>
          </table:table-cell>
          <table:table-cell table:formula="of:=([.A316]-[.$F$2])^2" office:value-type="float" office:value="14279.772004" calcext:value-type="float">
            <text:p>14279.77200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1/[.A317]" office:value-type="float" office:value="0.00571428571428571" calcext:value-type="float">
            <text:p>0.005714285714286</text:p>
          </table:table-cell>
          <table:table-cell table:formula="of:=([.A317]-[.$F$2])^2" office:value-type="float" office:value="105298.952004" calcext:value-type="float">
            <text:p>105298.95200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1/[.A318]" office:value-type="float" office:value="0.00248756218905473" calcext:value-type="float">
            <text:p>0.002487562189055</text:p>
          </table:table-cell>
          <table:table-cell table:formula="of:=([.A318]-[.$F$2])^2" office:value-type="float" office:value="9505.860004" calcext:value-type="float">
            <text:p>9505.860004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1/[.A319]" office:value-type="float" office:value="0.00255754475703325" calcext:value-type="float">
            <text:p>0.002557544757033</text:p>
          </table:table-cell>
          <table:table-cell table:formula="of:=([.A319]-[.$F$2])^2" office:value-type="float" office:value="11771.816004" calcext:value-type="float">
            <text:p>11771.816004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1/[.A320]" office:value-type="float" office:value="0.00217864923747277" calcext:value-type="float">
            <text:p>0.002178649237473</text:p>
          </table:table-cell>
          <table:table-cell table:formula="of:=([.A320]-[.$F$2])^2" office:value-type="float" office:value="1640.088004" calcext:value-type="float">
            <text:p>1640.088004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1/[.A321]" office:value-type="float" office:value="0.00106044538706257" calcext:value-type="float">
            <text:p>0.001060445387063</text:p>
          </table:table-cell>
          <table:table-cell table:formula="of:=([.A321]-[.$F$2])^2" office:value-type="float" office:value="196694.024004" calcext:value-type="float">
            <text:p>196694.024004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1/[.A322]" office:value-type="float" office:value="0.00117233294255569" calcext:value-type="float">
            <text:p>0.001172332942556</text:p>
          </table:table-cell>
          <table:table-cell table:formula="of:=([.A322]-[.$F$2])^2" office:value-type="float" office:value="124963.664004" calcext:value-type="float">
            <text:p>124963.664004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1/[.A323]" office:value-type="float" office:value="0.0025706940874036" calcext:value-type="float">
            <text:p>0.002570694087404</text:p>
          </table:table-cell>
          <table:table-cell table:formula="of:=([.A323]-[.$F$2])^2" office:value-type="float" office:value="12209.808004" calcext:value-type="float">
            <text:p>12209.808004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1/[.A324]" office:value-type="float" office:value="0.0028169014084507" calcext:value-type="float">
            <text:p>0.002816901408451</text:p>
          </table:table-cell>
          <table:table-cell table:formula="of:=([.A324]-[.$F$2])^2" office:value-type="float" office:value="20879.672004" calcext:value-type="float">
            <text:p>20879.672004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1/[.A325]" office:value-type="float" office:value="0.00202839756592292" calcext:value-type="float">
            <text:p>0.002028397565923</text:p>
          </table:table-cell>
          <table:table-cell table:formula="of:=([.A325]-[.$F$2])^2" office:value-type="float" office:value="42.2240039999999" calcext:value-type="float">
            <text:p>42.2240039999999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1/[.A326]" office:value-type="float" office:value="0.00150829562594268" calcext:value-type="float">
            <text:p>0.001508295625943</text:p>
          </table:table-cell>
          <table:table-cell table:formula="of:=([.A326]-[.$F$2])^2" office:value-type="float" office:value="26732.904004" calcext:value-type="float">
            <text:p>26732.90400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/[.A327]" office:value-type="float" office:value="0.0256410256410256" calcext:value-type="float">
            <text:p>0.025641025641026</text:p>
          </table:table-cell>
          <table:table-cell table:formula="of:=([.A327]-[.$F$2])^2" office:value-type="float" office:value="212058.408004" calcext:value-type="float">
            <text:p>212058.408004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1/[.A328]" office:value-type="float" office:value="0.00107296137339056" calcext:value-type="float">
            <text:p>0.001072961373391</text:p>
          </table:table-cell>
          <table:table-cell table:formula="of:=([.A328]-[.$F$2])^2" office:value-type="float" office:value="187057.980004" calcext:value-type="float">
            <text:p>187057.980004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1/[.A329]" office:value-type="float" office:value="0.00462962962962963" calcext:value-type="float">
            <text:p>0.00462962962963</text:p>
          </table:table-cell>
          <table:table-cell table:formula="of:=([.A329]-[.$F$2])^2" office:value-type="float" office:value="80371.116004" calcext:value-type="float">
            <text:p>80371.116004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1/[.A330]" office:value-type="float" office:value="0.00314465408805031" calcext:value-type="float">
            <text:p>0.00314465408805</text:p>
          </table:table-cell>
          <table:table-cell table:formula="of:=([.A330]-[.$F$2])^2" office:value-type="float" office:value="32941.524004" calcext:value-type="float">
            <text:p>32941.524004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1/[.A331]" office:value-type="float" office:value="0.00110619469026549" calcext:value-type="float">
            <text:p>0.001106194690265</text:p>
          </table:table-cell>
          <table:table-cell table:formula="of:=([.A331]-[.$F$2])^2" office:value-type="float" office:value="163621.868004" calcext:value-type="float">
            <text:p>163621.868004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1/[.A332]" office:value-type="float" office:value="0.00161290322580645" calcext:value-type="float">
            <text:p>0.001612903225806</text:p>
          </table:table-cell>
          <table:table-cell table:formula="of:=([.A332]-[.$F$2])^2" office:value-type="float" office:value="14520.732004" calcext:value-type="float">
            <text:p>14520.73200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/[.A333]" office:value-type="float" office:value="0.0185185185185185" calcext:value-type="float">
            <text:p>0.018518518518519</text:p>
          </table:table-cell>
          <table:table-cell table:formula="of:=([.A333]-[.$F$2])^2" office:value-type="float" office:value="198468.468004" calcext:value-type="float">
            <text:p>198468.468004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1/[.A334]" office:value-type="float" office:value="0.00609756097560976" calcext:value-type="float">
            <text:p>0.00609756097561</text:p>
          </table:table-cell>
          <table:table-cell table:formula="of:=([.A334]-[.$F$2])^2" office:value-type="float" office:value="112558.908004" calcext:value-type="float">
            <text:p>112558.90800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/[.A335]" office:value-type="float" office:value="0.0178571428571429" calcext:value-type="float">
            <text:p>0.017857142857143</text:p>
          </table:table-cell>
          <table:table-cell table:formula="of:=([.A335]-[.$F$2])^2" office:value-type="float" office:value="196690.476004" calcext:value-type="float">
            <text:p>196690.476004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1/[.A336]" office:value-type="float" office:value="0.00285714285714286" calcext:value-type="float">
            <text:p>0.002857142857143</text:p>
          </table:table-cell>
          <table:table-cell table:formula="of:=([.A336]-[.$F$2])^2" office:value-type="float" office:value="22349.652004" calcext:value-type="float">
            <text:p>22349.65200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1/[.A337]" office:value-type="float" office:value="0.00628930817610063" calcext:value-type="float">
            <text:p>0.006289308176101</text:p>
          </table:table-cell>
          <table:table-cell table:formula="of:=([.A337]-[.$F$2])^2" office:value-type="float" office:value="115938.888004" calcext:value-type="float">
            <text:p>115938.888004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1/[.A338]" office:value-type="float" office:value="0.00429184549356223" calcext:value-type="float">
            <text:p>0.004291845493562</text:p>
          </table:table-cell>
          <table:table-cell table:formula="of:=([.A338]-[.$F$2])^2" office:value-type="float" office:value="71021.184004" calcext:value-type="float">
            <text:p>71021.184004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1/[.A339]" office:value-type="float" office:value="0.00139082058414465" calcext:value-type="float">
            <text:p>0.001390820584145</text:p>
          </table:table-cell>
          <table:table-cell table:formula="of:=([.A339]-[.$F$2])^2" office:value-type="float" office:value="48181.128004" calcext:value-type="float">
            <text:p>48181.12800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/[.A340]" office:value-type="float" office:value="0.00666666666666667" calcext:value-type="float">
            <text:p>0.006666666666667</text:p>
          </table:table-cell>
          <table:table-cell table:formula="of:=([.A340]-[.$F$2])^2" office:value-type="float" office:value="122148.852004" calcext:value-type="float">
            <text:p>122148.85200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/[.A341]" office:value-type="float" office:value="0.0416666666666667" calcext:value-type="float">
            <text:p>0.041666666666667</text:p>
          </table:table-cell>
          <table:table-cell table:formula="of:=([.A341]-[.$F$2])^2" office:value-type="float" office:value="226098.348004" calcext:value-type="float">
            <text:p>226098.348004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1/[.A342]" office:value-type="float" office:value="0.00134408602150538" calcext:value-type="float">
            <text:p>0.001344086021505</text:p>
          </table:table-cell>
          <table:table-cell table:formula="of:=([.A342]-[.$F$2])^2" office:value-type="float" office:value="59781.228004" calcext:value-type="float">
            <text:p>59781.228004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1/[.A343]" office:value-type="float" office:value="0.00280112044817927" calcext:value-type="float">
            <text:p>0.002801120448179</text:p>
          </table:table-cell>
          <table:table-cell table:formula="of:=([.A343]-[.$F$2])^2" office:value-type="float" office:value="20305.680004" calcext:value-type="float">
            <text:p>20305.680004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1/[.A344]" office:value-type="float" office:value="0.00390625" calcext:value-type="float">
            <text:p>0.00390625</text:p>
          </table:table-cell>
          <table:table-cell table:formula="of:=([.A344]-[.$F$2])^2" office:value-type="float" office:value="59291.276004" calcext:value-type="float">
            <text:p>59291.276004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/[.A345]" office:value-type="float" office:value="0.00793650793650794" calcext:value-type="float">
            <text:p>0.007936507936508</text:p>
          </table:table-cell>
          <table:table-cell table:formula="of:=([.A345]-[.$F$2])^2" office:value-type="float" office:value="139500.756004" calcext:value-type="float">
            <text:p>139500.756004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1/[.A346]" office:value-type="float" office:value="0.0013262599469496" calcext:value-type="float">
            <text:p>0.00132625994695</text:p>
          </table:table-cell>
          <table:table-cell table:formula="of:=([.A346]-[.$F$2])^2" office:value-type="float" office:value="64771.268004" calcext:value-type="float">
            <text:p>64771.268004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1/[.A347]" office:value-type="float" office:value="0.0013986013986014" calcext:value-type="float">
            <text:p>0.001398601398601</text:p>
          </table:table-cell>
          <table:table-cell table:formula="of:=([.A347]-[.$F$2])^2" office:value-type="float" office:value="46441.112004" calcext:value-type="float">
            <text:p>46441.112004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1/[.A348]" office:value-type="float" office:value="0.00105042016806723" calcext:value-type="float">
            <text:p>0.001050420168067</text:p>
          </table:table-cell>
          <table:table-cell table:formula="of:=([.A348]-[.$F$2])^2" office:value-type="float" office:value="204758.060004" calcext:value-type="float">
            <text:p>204758.060004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1/[.A349]" office:value-type="float" office:value="0.00131061598951507" calcext:value-type="float">
            <text:p>0.001310615989515</text:p>
          </table:table-cell>
          <table:table-cell table:formula="of:=([.A349]-[.$F$2])^2" office:value-type="float" office:value="69433.304004" calcext:value-type="float">
            <text:p>69433.304004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1/[.A350]" office:value-type="float" office:value="0.0016025641025641" calcext:value-type="float">
            <text:p>0.001602564102564</text:p>
          </table:table-cell>
          <table:table-cell table:formula="of:=([.A350]-[.$F$2])^2" office:value-type="float" office:value="15500.748004" calcext:value-type="float">
            <text:p>15500.748004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1/[.A351]" office:value-type="float" office:value="0.00140056022408964" calcext:value-type="float">
            <text:p>0.00140056022409</text:p>
          </table:table-cell>
          <table:table-cell table:formula="of:=([.A351]-[.$F$2])^2" office:value-type="float" office:value="46011.108004" calcext:value-type="float">
            <text:p>46011.108004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1/[.A352]" office:value-type="float" office:value="0.00136798905608755" calcext:value-type="float">
            <text:p>0.001367989056088</text:p>
          </table:table-cell>
          <table:table-cell table:formula="of:=([.A352]-[.$F$2])^2" office:value-type="float" office:value="53593.176004" calcext:value-type="float">
            <text:p>53593.176004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1/[.A353]" office:value-type="float" office:value="0.00107181136120043" calcext:value-type="float">
            <text:p>0.0010718113612</text:p>
          </table:table-cell>
          <table:table-cell table:formula="of:=([.A353]-[.$F$2])^2" office:value-type="float" office:value="187923.984004" calcext:value-type="float">
            <text:p>187923.98400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/[.A354]" office:value-type="float" office:value="0.0101010101010101" calcext:value-type="float">
            <text:p>0.01010101010101</text:p>
          </table:table-cell>
          <table:table-cell table:formula="of:=([.A354]-[.$F$2])^2" office:value-type="float" office:value="160398.648004" calcext:value-type="float">
            <text:p>160398.648004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1/[.A355]" office:value-type="float" office:value="0.0011454753722795" calcext:value-type="float">
            <text:p>0.00114547537228</text:p>
          </table:table-cell>
          <table:table-cell table:formula="of:=([.A355]-[.$F$2])^2" office:value-type="float" office:value="139503.744004" calcext:value-type="float">
            <text:p>139503.74400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[.A356]" office:value-type="float" office:value="0.0909090909090909" calcext:value-type="float">
            <text:p>0.090909090909091</text:p>
          </table:table-cell>
          <table:table-cell table:formula="of:=([.A356]-[.$F$2])^2" office:value-type="float" office:value="238630.296004" calcext:value-type="float">
            <text:p>238630.296004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1/[.A357]" office:value-type="float" office:value="0.0012970168612192" calcext:value-type="float">
            <text:p>0.001297016861219</text:p>
          </table:table-cell>
          <table:table-cell table:formula="of:=([.A357]-[.$F$2])^2" office:value-type="float" office:value="73713.336004" calcext:value-type="float">
            <text:p>73713.336004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1/[.A358]" office:value-type="float" office:value="0.00224215246636771" calcext:value-type="float">
            <text:p>0.002242152466368</text:p>
          </table:table-cell>
          <table:table-cell table:formula="of:=([.A358]-[.$F$2])^2" office:value-type="float" office:value="2862.036004" calcext:value-type="float">
            <text:p>2862.036004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1/[.A359]" office:value-type="float" office:value="0.00210084033613445" calcext:value-type="float">
            <text:p>0.002100840336134</text:p>
          </table:table-cell>
          <table:table-cell table:formula="of:=([.A359]-[.$F$2])^2" office:value-type="float" office:value="552.156004" calcext:value-type="float">
            <text:p>552.156004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1/[.A360]" office:value-type="float" office:value="0.00130378096479791" calcext:value-type="float">
            <text:p>0.001303780964798</text:p>
          </table:table-cell>
          <table:table-cell table:formula="of:=([.A360]-[.$F$2])^2" office:value-type="float" office:value="71557.320004" calcext:value-type="float">
            <text:p>71557.320004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1/[.A361]" office:value-type="float" office:value="0.00102564102564103" calcext:value-type="float">
            <text:p>0.001025641025641</text:p>
          </table:table-cell>
          <table:table-cell table:formula="of:=([.A361]-[.$F$2])^2" office:value-type="float" office:value="226102.152004" calcext:value-type="float">
            <text:p>226102.152004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1/[.A362]" office:value-type="float" office:value="0.00735294117647059" calcext:value-type="float">
            <text:p>0.007352941176471</text:p>
          </table:table-cell>
          <table:table-cell table:formula="of:=([.A362]-[.$F$2])^2" office:value-type="float" office:value="132130.796004" calcext:value-type="float">
            <text:p>132130.796004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1/[.A363]" office:value-type="float" office:value="0.00194931773879142" calcext:value-type="float">
            <text:p>0.001949317738791</text:p>
          </table:table-cell>
          <table:table-cell table:formula="of:=([.A363]-[.$F$2])^2" office:value-type="float" office:value="182.304004" calcext:value-type="float">
            <text:p>182.304004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/[.A364]" office:value-type="float" office:value="0.00862068965517241" calcext:value-type="float">
            <text:p>0.008620689655172</text:p>
          </table:table-cell>
          <table:table-cell table:formula="of:=([.A364]-[.$F$2])^2" office:value-type="float" office:value="147070.716004" calcext:value-type="float">
            <text:p>147070.716004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1/[.A365]" office:value-type="float" office:value="0.00275482093663912" calcext:value-type="float">
            <text:p>0.002754820936639</text:p>
          </table:table-cell>
          <table:table-cell table:formula="of:=([.A365]-[.$F$2])^2" office:value-type="float" office:value="18631.704004" calcext:value-type="float">
            <text:p>18631.704004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1/[.A366]" office:value-type="float" office:value="0.00150602409638554" calcext:value-type="float">
            <text:p>0.001506024096386</text:p>
          </table:table-cell>
          <table:table-cell table:formula="of:=([.A366]-[.$F$2])^2" office:value-type="float" office:value="27060.908004" calcext:value-type="float">
            <text:p>27060.908004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1/[.A367]" office:value-type="float" office:value="0.0011001100110011" calcext:value-type="float">
            <text:p>0.001100110011001</text:p>
          </table:table-cell>
          <table:table-cell table:formula="of:=([.A367]-[.$F$2])^2" office:value-type="float" office:value="167691.888004" calcext:value-type="float">
            <text:p>167691.888004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1/[.A368]" office:value-type="float" office:value="0.00366300366300366" calcext:value-type="float">
            <text:p>0.003663003663004</text:p>
          </table:table-cell>
          <table:table-cell table:formula="of:=([.A368]-[.$F$2])^2" office:value-type="float" office:value="51301.344004" calcext:value-type="float">
            <text:p>51301.344004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1/[.A369]" office:value-type="float" office:value="0.00657894736842105" calcext:value-type="float">
            <text:p>0.006578947368421</text:p>
          </table:table-cell>
          <table:table-cell table:formula="of:=([.A369]-[.$F$2])^2" office:value-type="float" office:value="120754.860004" calcext:value-type="float">
            <text:p>120754.860004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1/[.A370]" office:value-type="float" office:value="0.00178571428571429" calcext:value-type="float">
            <text:p>0.001785714285714</text:p>
          </table:table-cell>
          <table:table-cell table:formula="of:=([.A370]-[.$F$2])^2" office:value-type="float" office:value="3660.492004" calcext:value-type="float">
            <text:p>3660.492004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1/[.A371]" office:value-type="float" office:value="0.00114025085518814" calcext:value-type="float">
            <text:p>0.001140250855188</text:p>
          </table:table-cell>
          <table:table-cell table:formula="of:=([.A371]-[.$F$2])^2" office:value-type="float" office:value="142507.760004" calcext:value-type="float">
            <text:p>142507.76000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/[.A372]" office:value-type="float" office:value="0.00934579439252336" calcext:value-type="float">
            <text:p>0.009345794392523</text:p>
          </table:table-cell>
          <table:table-cell table:formula="of:=([.A372]-[.$F$2])^2" office:value-type="float" office:value="154054.680004" calcext:value-type="float">
            <text:p>154054.680004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1/[.A373]" office:value-type="float" office:value="0.00288184438040346" calcext:value-type="float">
            <text:p>0.002881844380403</text:p>
          </table:table-cell>
          <table:table-cell table:formula="of:=([.A373]-[.$F$2])^2" office:value-type="float" office:value="23255.640004" calcext:value-type="float">
            <text:p>23255.640004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1/[.A374]" office:value-type="float" office:value="0.00185873605947955" calcext:value-type="float">
            <text:p>0.00185873605948</text:p>
          </table:table-cell>
          <table:table-cell table:formula="of:=([.A374]-[.$F$2])^2" office:value-type="float" office:value="1482.404004" calcext:value-type="float">
            <text:p>1482.40400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1/[.A375]" office:value-type="float" office:value="0.00101626016260163" calcext:value-type="float">
            <text:p>0.001016260162602</text:p>
          </table:table-cell>
          <table:table-cell table:formula="of:=([.A375]-[.$F$2])^2" office:value-type="float" office:value="234742.188004" calcext:value-type="float">
            <text:p>234742.188004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1/[.A376]" office:value-type="float" office:value="0.00434782608695652" calcext:value-type="float">
            <text:p>0.004347826086957</text:p>
          </table:table-cell>
          <table:table-cell table:formula="of:=([.A376]-[.$F$2])^2" office:value-type="float" office:value="72629.172004" calcext:value-type="float">
            <text:p>72629.172004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1/[.A377]" office:value-type="float" office:value="0.00128369704749679" calcext:value-type="float">
            <text:p>0.001283697047497</text:p>
          </table:table-cell>
          <table:table-cell table:formula="of:=([.A377]-[.$F$2])^2" office:value-type="float" office:value="78121.368004" calcext:value-type="float">
            <text:p>78121.36800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/[.A378]" office:value-type="float" office:value="0.0117647058823529" calcext:value-type="float">
            <text:p>0.011764705882353</text:p>
          </table:table-cell>
          <table:table-cell table:formula="of:=([.A378]-[.$F$2])^2" office:value-type="float" office:value="171808.592004" calcext:value-type="float">
            <text:p>171808.592004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1/[.A379]" office:value-type="float" office:value="0.00253807106598985" calcext:value-type="float">
            <text:p>0.00253807106599</text:p>
          </table:table-cell>
          <table:table-cell table:formula="of:=([.A379]-[.$F$2])^2" office:value-type="float" office:value="11129.828004" calcext:value-type="float">
            <text:p>11129.828004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1/[.A380]" office:value-type="float" office:value="0.00282485875706215" calcext:value-type="float">
            <text:p>0.002824858757062</text:p>
          </table:table-cell>
          <table:table-cell table:formula="of:=([.A380]-[.$F$2])^2" office:value-type="float" office:value="21169.668004" calcext:value-type="float">
            <text:p>21169.668004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1/[.A381]" office:value-type="float" office:value="0.0013550135501355" calcext:value-type="float">
            <text:p>0.001355013550136</text:p>
          </table:table-cell>
          <table:table-cell table:formula="of:=([.A381]-[.$F$2])^2" office:value-type="float" office:value="56883.204004" calcext:value-type="float">
            <text:p>56883.204004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1/[.A382]" office:value-type="float" office:value="0.00266666666666667" calcext:value-type="float">
            <text:p>0.002666666666667</text:p>
          </table:table-cell>
          <table:table-cell table:formula="of:=([.A382]-[.$F$2])^2" office:value-type="float" office:value="15499.752004" calcext:value-type="float">
            <text:p>15499.752004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1/[.A383]" office:value-type="float" office:value="0.00165289256198347" calcext:value-type="float">
            <text:p>0.001652892561983</text:p>
          </table:table-cell>
          <table:table-cell table:formula="of:=([.A383]-[.$F$2])^2" office:value-type="float" office:value="11130.672004" calcext:value-type="float">
            <text:p>11130.67200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1/[.A384]" office:value-type="float" office:value="0.00442477876106195" calcext:value-type="float">
            <text:p>0.004424778761062</text:p>
          </table:table-cell>
          <table:table-cell table:formula="of:=([.A384]-[.$F$2])^2" office:value-type="float" office:value="74801.156004" calcext:value-type="float">
            <text:p>74801.156004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1/[.A385]" office:value-type="float" office:value="0.00170357751277683" calcext:value-type="float">
            <text:p>0.001703577512777</text:p>
          </table:table-cell>
          <table:table-cell table:formula="of:=([.A385]-[.$F$2])^2" office:value-type="float" office:value="7656.600004" calcext:value-type="float">
            <text:p>7656.600004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1/[.A386]" office:value-type="float" office:value="0.0075187969924812" calcext:value-type="float">
            <text:p>0.007518796992481</text:p>
          </table:table-cell>
          <table:table-cell table:formula="of:=([.A386]-[.$F$2])^2" office:value-type="float" office:value="134320.784004" calcext:value-type="float">
            <text:p>134320.784004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1/[.A387]" office:value-type="float" office:value="0.00134228187919463" calcext:value-type="float">
            <text:p>0.001342281879195</text:p>
          </table:table-cell>
          <table:table-cell table:formula="of:=([.A387]-[.$F$2])^2" office:value-type="float" office:value="60271.232004" calcext:value-type="float">
            <text:p>60271.23200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/[.A388]" office:value-type="float" office:value="0.0149253731343284" calcext:value-type="float">
            <text:p>0.014925373134328</text:p>
          </table:table-cell>
          <table:table-cell table:formula="of:=([.A388]-[.$F$2])^2" office:value-type="float" office:value="187054.520004" calcext:value-type="float">
            <text:p>187054.520004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1/[.A389]" office:value-type="float" office:value="0.00267379679144385" calcext:value-type="float">
            <text:p>0.002673796791444</text:p>
          </table:table-cell>
          <table:table-cell table:formula="of:=([.A389]-[.$F$2])^2" office:value-type="float" office:value="15749.748004" calcext:value-type="float">
            <text:p>15749.748004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1/[.A390]" office:value-type="float" office:value="0.00110497237569061" calcext:value-type="float">
            <text:p>0.001104972375691</text:p>
          </table:table-cell>
          <table:table-cell table:formula="of:=([.A390]-[.$F$2])^2" office:value-type="float" office:value="164431.872004" calcext:value-type="float">
            <text:p>164431.872004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1/[.A391]" office:value-type="float" office:value="0.00143061516452074" calcext:value-type="float">
            <text:p>0.001430615164521</text:p>
          </table:table-cell>
          <table:table-cell table:formula="of:=([.A391]-[.$F$2])^2" office:value-type="float" office:value="39801.048004" calcext:value-type="float">
            <text:p>39801.04800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/[.A392]" office:value-type="float" office:value="0.0140845070422535" calcext:value-type="float">
            <text:p>0.014084507042254</text:p>
          </table:table-cell>
          <table:table-cell table:formula="of:=([.A392]-[.$F$2])^2" office:value-type="float" office:value="183610.536004" calcext:value-type="float">
            <text:p>183610.536004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1/[.A393]" office:value-type="float" office:value="0.00237529691211401" calcext:value-type="float">
            <text:p>0.002375296912114</text:p>
          </table:table-cell>
          <table:table-cell table:formula="of:=([.A393]-[.$F$2])^2" office:value-type="float" office:value="6161.936004" calcext:value-type="float">
            <text:p>6161.936004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1/[.A394]" office:value-type="float" office:value="0.00104384133611691" calcext:value-type="float">
            <text:p>0.001043841336117</text:p>
          </table:table-cell>
          <table:table-cell table:formula="of:=([.A394]-[.$F$2])^2" office:value-type="float" office:value="210224.084004" calcext:value-type="float">
            <text:p>210224.084004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1/[.A395]" office:value-type="float" office:value="0.00122100122100122" calcext:value-type="float">
            <text:p>0.001221001221001</text:p>
          </table:table-cell>
          <table:table-cell table:formula="of:=([.A395]-[.$F$2])^2" office:value-type="float" office:value="102081.528004" calcext:value-type="float">
            <text:p>102081.528004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1/[.A396]" office:value-type="float" office:value="0.00307692307692308" calcext:value-type="float">
            <text:p>0.003076923076923</text:p>
          </table:table-cell>
          <table:table-cell table:formula="of:=([.A396]-[.$F$2])^2" office:value-type="float" office:value="30449.552004" calcext:value-type="float">
            <text:p>30449.552004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1/[.A397]" office:value-type="float" office:value="0.00159489633173844" calcext:value-type="float">
            <text:p>0.001594896331738</text:p>
          </table:table-cell>
          <table:table-cell table:formula="of:=([.A397]-[.$F$2])^2" office:value-type="float" office:value="16256.760004" calcext:value-type="float">
            <text:p>16256.760004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1/[.A398]" office:value-type="float" office:value="0.00170648464163823" calcext:value-type="float">
            <text:p>0.001706484641638</text:p>
          </table:table-cell>
          <table:table-cell table:formula="of:=([.A398]-[.$F$2])^2" office:value-type="float" office:value="7482.596004" calcext:value-type="float">
            <text:p>7482.596004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1/[.A399]" office:value-type="float" office:value="0.00512820512820513" calcext:value-type="float">
            <text:p>0.005128205128205</text:p>
          </table:table-cell>
          <table:table-cell table:formula="of:=([.A399]-[.$F$2])^2" office:value-type="float" office:value="92719.032004" calcext:value-type="float">
            <text:p>92719.032004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1/[.A400]" office:value-type="float" office:value="0.00171526586620926" calcext:value-type="float">
            <text:p>0.001715265866209</text:p>
          </table:table-cell>
          <table:table-cell table:formula="of:=([.A400]-[.$F$2])^2" office:value-type="float" office:value="6972.584004" calcext:value-type="float">
            <text:p>6972.58400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1/[.A401]" office:value-type="float" office:value="0.00199600798403194" calcext:value-type="float">
            <text:p>0.001996007984032</text:p>
          </table:table-cell>
          <table:table-cell table:formula="of:=([.A401]-[.$F$2])^2" office:value-type="float" office:value="2.25600400000003" calcext:value-type="float">
            <text:p>2.25600400000003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1/[.A402]" office:value-type="float" office:value="0.00156985871271586" calcext:value-type="float">
            <text:p>0.001569858712716</text:p>
          </table:table-cell>
          <table:table-cell table:formula="of:=([.A402]-[.$F$2])^2" office:value-type="float" office:value="18906.800004" calcext:value-type="float">
            <text:p>18906.800004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1/[.A403]" office:value-type="float" office:value="0.0072992700729927" calcext:value-type="float">
            <text:p>0.007299270072993</text:p>
          </table:table-cell>
          <table:table-cell table:formula="of:=([.A403]-[.$F$2])^2" office:value-type="float" office:value="131404.800004" calcext:value-type="float">
            <text:p>131404.800004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1/[.A404]" office:value-type="float" office:value="0.0019723865877712" calcext:value-type="float">
            <text:p>0.001972386587771</text:p>
          </table:table-cell>
          <table:table-cell table:formula="of:=([.A404]-[.$F$2])^2" office:value-type="float" office:value="56.2800040000001" calcext:value-type="float">
            <text:p>56.280004000000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1/[.A405]" office:value-type="float" office:value="0.00242130750605327" calcext:value-type="float">
            <text:p>0.002421307506053</text:p>
          </table:table-cell>
          <table:table-cell table:formula="of:=([.A405]-[.$F$2])^2" office:value-type="float" office:value="7481.904004" calcext:value-type="float">
            <text:p>7481.904004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1/[.A406]" office:value-type="float" office:value="0.00115074798619102" calcext:value-type="float">
            <text:p>0.001150747986191</text:p>
          </table:table-cell>
          <table:table-cell table:formula="of:=([.A406]-[.$F$2])^2" office:value-type="float" office:value="136531.728004" calcext:value-type="float">
            <text:p>136531.728004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1/[.A407]" office:value-type="float" office:value="0.00146842878120411" calcext:value-type="float">
            <text:p>0.001468428781204</text:p>
          </table:table-cell>
          <table:table-cell table:formula="of:=([.A407]-[.$F$2])^2" office:value-type="float" office:value="32942.976004" calcext:value-type="float">
            <text:p>32942.976004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1/[.A408]" office:value-type="float" office:value="0.00206185567010309" calcext:value-type="float">
            <text:p>0.002061855670103</text:p>
          </table:table-cell>
          <table:table-cell table:formula="of:=([.A408]-[.$F$2])^2" office:value-type="float" office:value="210.192004" calcext:value-type="float">
            <text:p>210.192004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1/[.A409]" office:value-type="float" office:value="0.00230414746543779" calcext:value-type="float">
            <text:p>0.002304147465438</text:p>
          </table:table-cell>
          <table:table-cell table:formula="of:=([.A409]-[.$F$2])^2" office:value-type="float" office:value="4289.988004" calcext:value-type="float">
            <text:p>4289.988004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1/[.A410]" office:value-type="float" office:value="0.00147058823529412" calcext:value-type="float">
            <text:p>0.001470588235294</text:p>
          </table:table-cell>
          <table:table-cell table:formula="of:=([.A410]-[.$F$2])^2" office:value-type="float" office:value="32580.972004" calcext:value-type="float">
            <text:p>32580.97200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1/[.A411]" office:value-type="float" office:value="0.0033112582781457" calcext:value-type="float">
            <text:p>0.003311258278146</text:p>
          </table:table-cell>
          <table:table-cell table:formula="of:=([.A411]-[.$F$2])^2" office:value-type="float" office:value="39005.460004" calcext:value-type="float">
            <text:p>39005.460004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1/[.A412]" office:value-type="float" office:value="0.00276243093922652" calcext:value-type="float">
            <text:p>0.002762430939227</text:p>
          </table:table-cell>
          <table:table-cell table:formula="of:=([.A412]-[.$F$2])^2" office:value-type="float" office:value="18905.700004" calcext:value-type="float">
            <text:p>18905.700004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1/[.A413]" office:value-type="float" office:value="0.00255102040816327" calcext:value-type="float">
            <text:p>0.002551020408163</text:p>
          </table:table-cell>
          <table:table-cell table:formula="of:=([.A413]-[.$F$2])^2" office:value-type="float" office:value="11555.820004" calcext:value-type="float">
            <text:p>11555.820004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1/[.A414]" office:value-type="float" office:value="0.00427350427350427" calcext:value-type="float">
            <text:p>0.004273504273504</text:p>
          </table:table-cell>
          <table:table-cell table:formula="of:=([.A414]-[.$F$2])^2" office:value-type="float" office:value="70489.188004" calcext:value-type="float">
            <text:p>70489.188004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1/[.A415]" office:value-type="float" office:value="0.00194174757281553" calcext:value-type="float">
            <text:p>0.001941747572816</text:p>
          </table:table-cell>
          <table:table-cell table:formula="of:=([.A415]-[.$F$2])^2" office:value-type="float" office:value="240.312004" calcext:value-type="float">
            <text:p>240.31200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/[.A416]" office:value-type="float" office:value="0.0136986301369863" calcext:value-type="float">
            <text:p>0.013698630136986</text:p>
          </table:table-cell>
          <table:table-cell table:formula="of:=([.A416]-[.$F$2])^2" office:value-type="float" office:value="181900.544004" calcext:value-type="float">
            <text:p>181900.544004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1/[.A417]" office:value-type="float" office:value="0.00145985401459854" calcext:value-type="float">
            <text:p>0.001459854014599</text:p>
          </table:table-cell>
          <table:table-cell table:formula="of:=([.A417]-[.$F$2])^2" office:value-type="float" office:value="34410.992004" calcext:value-type="float">
            <text:p>34410.992004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1/[.A418]" office:value-type="float" office:value="0.00172413793103448" calcext:value-type="float">
            <text:p>0.001724137931034</text:p>
          </table:table-cell>
          <table:table-cell table:formula="of:=([.A418]-[.$F$2])^2" office:value-type="float" office:value="6480.572004" calcext:value-type="float">
            <text:p>6480.572004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1/[.A419]" office:value-type="float" office:value="0.00121359223300971" calcext:value-type="float">
            <text:p>0.00121359223301</text:p>
          </table:table-cell>
          <table:table-cell table:formula="of:=([.A419]-[.$F$2])^2" office:value-type="float" office:value="105301.548004" calcext:value-type="float">
            <text:p>105301.548004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1/[.A420]" office:value-type="float" office:value="0.00286532951289398" calcext:value-type="float">
            <text:p>0.002865329512894</text:p>
          </table:table-cell>
          <table:table-cell table:formula="of:=([.A420]-[.$F$2])^2" office:value-type="float" office:value="22649.648004" calcext:value-type="float">
            <text:p>22649.648004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1/[.A421]" office:value-type="float" office:value="0.00157977883096367" calcext:value-type="float">
            <text:p>0.001579778830964</text:p>
          </table:table-cell>
          <table:table-cell table:formula="of:=([.A421]-[.$F$2])^2" office:value-type="float" office:value="17822.784004" calcext:value-type="float">
            <text:p>17822.78400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1/[.A422]" office:value-type="float" office:value="0.00425531914893617" calcext:value-type="float">
            <text:p>0.004255319148936</text:p>
          </table:table-cell>
          <table:table-cell table:formula="of:=([.A422]-[.$F$2])^2" office:value-type="float" office:value="69959.192004" calcext:value-type="float">
            <text:p>69959.192004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1/[.A423]" office:value-type="float" office:value="0.00186567164179104" calcext:value-type="float">
            <text:p>0.001865671641791</text:p>
          </table:table-cell>
          <table:table-cell table:formula="of:=([.A423]-[.$F$2])^2" office:value-type="float" office:value="1332.396004" calcext:value-type="float">
            <text:p>1332.396004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1/[.A424]" office:value-type="float" office:value="0.00182815356489945" calcext:value-type="float">
            <text:p>0.001828153564899</text:p>
          </table:table-cell>
          <table:table-cell table:formula="of:=([.A424]-[.$F$2])^2" office:value-type="float" office:value="2256.440004" calcext:value-type="float">
            <text:p>2256.440004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1/[.A425]" office:value-type="float" office:value="0.004739336492891" calcext:value-type="float">
            <text:p>0.004739336492891</text:p>
          </table:table-cell>
          <table:table-cell table:formula="of:=([.A425]-[.$F$2])^2" office:value-type="float" office:value="83231.096004" calcext:value-type="float">
            <text:p>83231.096004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1/[.A426]" office:value-type="float" office:value="0.00175746924428822" calcext:value-type="float">
            <text:p>0.001757469244288</text:p>
          </table:table-cell>
          <table:table-cell table:formula="of:=([.A426]-[.$F$2])^2" office:value-type="float" office:value="4830.528004" calcext:value-type="float">
            <text:p>4830.528004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1/[.A427]" office:value-type="float" office:value="0.00197628458498024" calcext:value-type="float">
            <text:p>0.00197628458498</text:p>
          </table:table-cell>
          <table:table-cell table:formula="of:=([.A427]-[.$F$2])^2" office:value-type="float" office:value="42.2760040000001" calcext:value-type="float">
            <text:p>42.2760040000001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1/[.A428]" office:value-type="float" office:value="0.00130548302872063" calcext:value-type="float">
            <text:p>0.001305483028721</text:p>
          </table:table-cell>
          <table:table-cell table:formula="of:=([.A428]-[.$F$2])^2" office:value-type="float" office:value="71023.316004" calcext:value-type="float">
            <text:p>71023.316004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1/[.A429]" office:value-type="float" office:value="0.00133868808567604" calcext:value-type="float">
            <text:p>0.001338688085676</text:p>
          </table:table-cell>
          <table:table-cell table:formula="of:=([.A429]-[.$F$2])^2" office:value-type="float" office:value="61257.240004" calcext:value-type="float">
            <text:p>61257.240004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1/[.A430]" office:value-type="float" office:value="0.0012531328320802" calcext:value-type="float">
            <text:p>0.00125313283208</text:p>
          </table:table-cell>
          <table:table-cell table:formula="of:=([.A430]-[.$F$2])^2" office:value-type="float" office:value="89103.444004" calcext:value-type="float">
            <text:p>89103.44400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1/[.A431]" office:value-type="float" office:value="0.00108695652173913" calcext:value-type="float">
            <text:p>0.001086956521739</text:p>
          </table:table-cell>
          <table:table-cell table:formula="of:=([.A431]-[.$F$2])^2" office:value-type="float" office:value="176821.932004" calcext:value-type="float">
            <text:p>176821.932004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1/[.A432]" office:value-type="float" office:value="0.00147058823529412" calcext:value-type="float">
            <text:p>0.001470588235294</text:p>
          </table:table-cell>
          <table:table-cell table:formula="of:=([.A432]-[.$F$2])^2" office:value-type="float" office:value="32580.972004" calcext:value-type="float">
            <text:p>32580.972004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1/[.A433]" office:value-type="float" office:value="0.00115340253748558" calcext:value-type="float">
            <text:p>0.001153402537486</text:p>
          </table:table-cell>
          <table:table-cell table:formula="of:=([.A433]-[.$F$2])^2" office:value-type="float" office:value="135057.720004" calcext:value-type="float">
            <text:p>135057.720004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1/[.A434]" office:value-type="float" office:value="0.0033003300330033" calcext:value-type="float">
            <text:p>0.003300330033003</text:p>
          </table:table-cell>
          <table:table-cell table:formula="of:=([.A434]-[.$F$2])^2" office:value-type="float" office:value="38611.464004" calcext:value-type="float">
            <text:p>38611.464004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1/[.A435]" office:value-type="float" office:value="0.00103199174406605" calcext:value-type="float">
            <text:p>0.001031991744066</text:p>
          </table:table-cell>
          <table:table-cell table:formula="of:=([.A435]-[.$F$2])^2" office:value-type="float" office:value="220432.128004" calcext:value-type="float">
            <text:p>220432.12800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/[.A436]" office:value-type="float" office:value="0.0222222222222222" calcext:value-type="float">
            <text:p>0.022222222222222</text:p>
          </table:table-cell>
          <table:table-cell table:formula="of:=([.A436]-[.$F$2])^2" office:value-type="float" office:value="206568.432004" calcext:value-type="float">
            <text:p>206568.43200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/[.A437]" office:value-type="float" office:value="0.0135135135135135" calcext:value-type="float">
            <text:p>0.013513513513514</text:p>
          </table:table-cell>
          <table:table-cell table:formula="of:=([.A437]-[.$F$2])^2" office:value-type="float" office:value="181048.548004" calcext:value-type="float">
            <text:p>181048.54800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1/[.A438]" office:value-type="float" office:value="0.00240963855421687" calcext:value-type="float">
            <text:p>0.002409638554217</text:p>
          </table:table-cell>
          <table:table-cell table:formula="of:=([.A438]-[.$F$2])^2" office:value-type="float" office:value="7139.912004" calcext:value-type="float">
            <text:p>7139.912004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1/[.A439]" office:value-type="float" office:value="0.00297619047619048" calcext:value-type="float">
            <text:p>0.00297619047619</text:p>
          </table:table-cell>
          <table:table-cell table:formula="of:=([.A439]-[.$F$2])^2" office:value-type="float" office:value="26731.596004" calcext:value-type="float">
            <text:p>26731.59600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/[.A440]" office:value-type="float" office:value="0.0121951219512195" calcext:value-type="float">
            <text:p>0.01219512195122</text:p>
          </table:table-cell>
          <table:table-cell table:formula="of:=([.A440]-[.$F$2])^2" office:value-type="float" office:value="174304.580004" calcext:value-type="float">
            <text:p>174304.580004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1/[.A441]" office:value-type="float" office:value="0.00170940170940171" calcext:value-type="float">
            <text:p>0.001709401709402</text:p>
          </table:table-cell>
          <table:table-cell table:formula="of:=([.A441]-[.$F$2])^2" office:value-type="float" office:value="7310.592004" calcext:value-type="float">
            <text:p>7310.592004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1/[.A442]" office:value-type="float" office:value="0.00161812297734628" calcext:value-type="float">
            <text:p>0.001618122977346</text:p>
          </table:table-cell>
          <table:table-cell table:formula="of:=([.A442]-[.$F$2])^2" office:value-type="float" office:value="14042.724004" calcext:value-type="float">
            <text:p>14042.724004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1/[.A443]" office:value-type="float" office:value="0.00147058823529412" calcext:value-type="float">
            <text:p>0.001470588235294</text:p>
          </table:table-cell>
          <table:table-cell table:formula="of:=([.A443]-[.$F$2])^2" office:value-type="float" office:value="32580.972004" calcext:value-type="float">
            <text:p>32580.97200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1/[.A444]" office:value-type="float" office:value="0.00177304964539007" calcext:value-type="float">
            <text:p>0.00177304964539</text:p>
          </table:table-cell>
          <table:table-cell table:formula="of:=([.A444]-[.$F$2])^2" office:value-type="float" office:value="4160.508004" calcext:value-type="float">
            <text:p>4160.508004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1/[.A445]" office:value-type="float" office:value="0.00465116279069768" calcext:value-type="float">
            <text:p>0.004651162790698</text:p>
          </table:table-cell>
          <table:table-cell table:formula="of:=([.A445]-[.$F$2])^2" office:value-type="float" office:value="80939.112004" calcext:value-type="float">
            <text:p>80939.112004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1/[.A446]" office:value-type="float" office:value="0.00118203309692671" calcext:value-type="float">
            <text:p>0.001182033096927</text:p>
          </table:table-cell>
          <table:table-cell table:formula="of:=([.A446]-[.$F$2])^2" office:value-type="float" office:value="120063.636004" calcext:value-type="float">
            <text:p>120063.636004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1/[.A447]" office:value-type="float" office:value="0.00221729490022173" calcext:value-type="float">
            <text:p>0.002217294900222</text:p>
          </table:table-cell>
          <table:table-cell table:formula="of:=([.A447]-[.$F$2])^2" office:value-type="float" office:value="2352.056004" calcext:value-type="float">
            <text:p>2352.056004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1/[.A448]" office:value-type="float" office:value="0.0019047619047619" calcext:value-type="float">
            <text:p>0.001904761904762</text:p>
          </table:table-cell>
          <table:table-cell table:formula="of:=([.A448]-[.$F$2])^2" office:value-type="float" office:value="650.352004000001" calcext:value-type="float">
            <text:p>650.35200400000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1/[.A449]" office:value-type="float" office:value="0.0050251256281407" calcext:value-type="float">
            <text:p>0.005025125628141</text:p>
          </table:table-cell>
          <table:table-cell table:formula="of:=([.A449]-[.$F$2])^2" office:value-type="float" office:value="90299.048004" calcext:value-type="float">
            <text:p>90299.04800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1/[.A450]" office:value-type="float" office:value="0.00442477876106195" calcext:value-type="float">
            <text:p>0.004424778761062</text:p>
          </table:table-cell>
          <table:table-cell table:formula="of:=([.A450]-[.$F$2])^2" office:value-type="float" office:value="74801.156004" calcext:value-type="float">
            <text:p>74801.156004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1/[.A451]" office:value-type="float" office:value="0.00136239782016349" calcext:value-type="float">
            <text:p>0.001362397820163</text:p>
          </table:table-cell>
          <table:table-cell table:formula="of:=([.A451]-[.$F$2])^2" office:value-type="float" office:value="54991.188004" calcext:value-type="float">
            <text:p>54991.188004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1/[.A452]" office:value-type="float" office:value="0.00134770889487871" calcext:value-type="float">
            <text:p>0.001347708894879</text:p>
          </table:table-cell>
          <table:table-cell table:formula="of:=([.A452]-[.$F$2])^2" office:value-type="float" office:value="58807.220004" calcext:value-type="float">
            <text:p>58807.220004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1/[.A453]" office:value-type="float" office:value="0.0043859649122807" calcext:value-type="float">
            <text:p>0.004385964912281</text:p>
          </table:table-cell>
          <table:table-cell table:formula="of:=([.A453]-[.$F$2])^2" office:value-type="float" office:value="73711.164004" calcext:value-type="float">
            <text:p>73711.164004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1/[.A454]" office:value-type="float" office:value="0.00108459869848156" calcext:value-type="float">
            <text:p>0.001084598698482</text:p>
          </table:table-cell>
          <table:table-cell table:formula="of:=([.A454]-[.$F$2])^2" office:value-type="float" office:value="178507.940004" calcext:value-type="float">
            <text:p>178507.940004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1/[.A455]" office:value-type="float" office:value="0.00249376558603491" calcext:value-type="float">
            <text:p>0.002493765586035</text:p>
          </table:table-cell>
          <table:table-cell table:formula="of:=([.A455]-[.$F$2])^2" office:value-type="float" office:value="9701.856004" calcext:value-type="float">
            <text:p>9701.856004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1/[.A456]" office:value-type="float" office:value="0.00121506682867558" calcext:value-type="float">
            <text:p>0.001215066828676</text:p>
          </table:table-cell>
          <table:table-cell table:formula="of:=([.A456]-[.$F$2])^2" office:value-type="float" office:value="104653.544004" calcext:value-type="float">
            <text:p>104653.544004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/[.A457]" office:value-type="float" office:value="0.0078125" calcext:value-type="float">
            <text:p>0.0078125</text:p>
          </table:table-cell>
          <table:table-cell table:formula="of:=([.A457]-[.$F$2])^2" office:value-type="float" office:value="138010.764004" calcext:value-type="float">
            <text:p>138010.764004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1/[.A458]" office:value-type="float" office:value="0.00112739571589628" calcext:value-type="float">
            <text:p>0.001127395715896</text:p>
          </table:table-cell>
          <table:table-cell table:formula="of:=([.A458]-[.$F$2])^2" office:value-type="float" office:value="150157.800004" calcext:value-type="float">
            <text:p>150157.800004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1/[.A459]" office:value-type="float" office:value="0.00117096018735363" calcext:value-type="float">
            <text:p>0.001170960187354</text:p>
          </table:table-cell>
          <table:table-cell table:formula="of:=([.A459]-[.$F$2])^2" office:value-type="float" office:value="125671.668004" calcext:value-type="float">
            <text:p>125671.668004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1/[.A460]" office:value-type="float" office:value="0.00128040973111396" calcext:value-type="float">
            <text:p>0.001280409731114</text:p>
          </table:table-cell>
          <table:table-cell table:formula="of:=([.A460]-[.$F$2])^2" office:value-type="float" office:value="79243.376004" calcext:value-type="float">
            <text:p>79243.37600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/[.A461]" office:value-type="float" office:value="0.012987012987013" calcext:value-type="float">
            <text:p>0.012987012987013</text:p>
          </table:table-cell>
          <table:table-cell table:formula="of:=([.A461]-[.$F$2])^2" office:value-type="float" office:value="178504.560004" calcext:value-type="float">
            <text:p>178504.560004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1/[.A462]" office:value-type="float" office:value="0.00170068027210884" calcext:value-type="float">
            <text:p>0.001700680272109</text:p>
          </table:table-cell>
          <table:table-cell table:formula="of:=([.A462]-[.$F$2])^2" office:value-type="float" office:value="7832.604004" calcext:value-type="float">
            <text:p>7832.604004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1/[.A463]" office:value-type="float" office:value="0.00113507377979569" calcext:value-type="float">
            <text:p>0.001135073779796</text:p>
          </table:table-cell>
          <table:table-cell table:formula="of:=([.A463]-[.$F$2])^2" office:value-type="float" office:value="145543.776004" calcext:value-type="float">
            <text:p>145543.776004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1/[.A464]" office:value-type="float" office:value="0.00221238938053097" calcext:value-type="float">
            <text:p>0.002212389380531</text:p>
          </table:table-cell>
          <table:table-cell table:formula="of:=([.A464]-[.$F$2])^2" office:value-type="float" office:value="2256.060004" calcext:value-type="float">
            <text:p>2256.060004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1/[.A465]" office:value-type="float" office:value="0.00278551532033426" calcext:value-type="float">
            <text:p>0.002785515320334</text:p>
          </table:table-cell>
          <table:table-cell table:formula="of:=([.A465]-[.$F$2])^2" office:value-type="float" office:value="19739.688004" calcext:value-type="float">
            <text:p>19739.688004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1/[.A466]" office:value-type="float" office:value="0.00114285714285714" calcext:value-type="float">
            <text:p>0.001142857142857</text:p>
          </table:table-cell>
          <table:table-cell table:formula="of:=([.A466]-[.$F$2])^2" office:value-type="float" office:value="141001.752004" calcext:value-type="float">
            <text:p>141001.752004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1/[.A467]" office:value-type="float" office:value="0.00450450450450451" calcext:value-type="float">
            <text:p>0.004504504504505</text:p>
          </table:table-cell>
          <table:table-cell table:formula="of:=([.A467]-[.$F$2])^2" office:value-type="float" office:value="77005.140004" calcext:value-type="float">
            <text:p>77005.140004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1/[.A468]" office:value-type="float" office:value="0.00208333333333333" calcext:value-type="float">
            <text:p>0.002083333333333</text:p>
          </table:table-cell>
          <table:table-cell table:formula="of:=([.A468]-[.$F$2])^2" office:value-type="float" office:value="380.172004" calcext:value-type="float">
            <text:p>380.172004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1/[.A469]" office:value-type="float" office:value="0.00364963503649635" calcext:value-type="float">
            <text:p>0.003649635036496</text:p>
          </table:table-cell>
          <table:table-cell table:formula="of:=([.A469]-[.$F$2])^2" office:value-type="float" office:value="50849.348004" calcext:value-type="float">
            <text:p>50849.348004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1/[.A470]" office:value-type="float" office:value="0.00113122171945701" calcext:value-type="float">
            <text:p>0.001131221719457</text:p>
          </table:table-cell>
          <table:table-cell table:formula="of:=([.A470]-[.$F$2])^2" office:value-type="float" office:value="147841.788004" calcext:value-type="float">
            <text:p>147841.788004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1/[.A471]" office:value-type="float" office:value="0.00448430493273543" calcext:value-type="float">
            <text:p>0.004484304932735</text:p>
          </table:table-cell>
          <table:table-cell table:formula="of:=([.A471]-[.$F$2])^2" office:value-type="float" office:value="76451.144004" calcext:value-type="float">
            <text:p>76451.144004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1/[.A472]" office:value-type="float" office:value="0.00483091787439613" calcext:value-type="float">
            <text:p>0.004830917874396</text:p>
          </table:table-cell>
          <table:table-cell table:formula="of:=([.A472]-[.$F$2])^2" office:value-type="float" office:value="85555.080004" calcext:value-type="float">
            <text:p>85555.08000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[.A473]" office:value-type="float" office:value="0.166666666666667" calcext:value-type="float">
            <text:p>0.166666666666667</text:p>
          </table:table-cell>
          <table:table-cell table:formula="of:=([.A473]-[.$F$2])^2" office:value-type="float" office:value="243540.276004" calcext:value-type="float">
            <text:p>243540.276004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1/[.A474]" office:value-type="float" office:value="0.00104602510460251" calcext:value-type="float">
            <text:p>0.001046025104603</text:p>
          </table:table-cell>
          <table:table-cell table:formula="of:=([.A474]-[.$F$2])^2" office:value-type="float" office:value="208394.076004" calcext:value-type="float">
            <text:p>208394.076004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1/[.A475]" office:value-type="float" office:value="0.0014792899408284" calcext:value-type="float">
            <text:p>0.001479289940828</text:p>
          </table:table-cell>
          <table:table-cell table:formula="of:=([.A475]-[.$F$2])^2" office:value-type="float" office:value="31152.956004" calcext:value-type="float">
            <text:p>31152.956004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1/[.A476]" office:value-type="float" office:value="0.00306748466257669" calcext:value-type="float">
            <text:p>0.003067484662577</text:p>
          </table:table-cell>
          <table:table-cell table:formula="of:=([.A476]-[.$F$2])^2" office:value-type="float" office:value="30101.556004" calcext:value-type="float">
            <text:p>30101.556004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1/[.A477]" office:value-type="float" office:value="0.00207900207900208" calcext:value-type="float">
            <text:p>0.002079002079002</text:p>
          </table:table-cell>
          <table:table-cell table:formula="of:=([.A477]-[.$F$2])^2" office:value-type="float" office:value="342.176004" calcext:value-type="float">
            <text:p>342.17600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/[.A478]" office:value-type="float" office:value="0.0163934426229508" calcext:value-type="float">
            <text:p>0.016393442622951</text:p>
          </table:table-cell>
          <table:table-cell table:formula="of:=([.A478]-[.$F$2])^2" office:value-type="float" office:value="192280.496004" calcext:value-type="float">
            <text:p>192280.496004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1/[.A479]" office:value-type="float" office:value="0.00191938579654511" calcext:value-type="float">
            <text:p>0.001919385796545</text:p>
          </table:table-cell>
          <table:table-cell table:formula="of:=([.A479]-[.$F$2])^2" office:value-type="float" office:value="462.336004" calcext:value-type="float">
            <text:p>462.336004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1/[.A480]" office:value-type="float" office:value="0.00336700336700337" calcext:value-type="float">
            <text:p>0.003367003367003</text:p>
          </table:table-cell>
          <table:table-cell table:formula="of:=([.A480]-[.$F$2])^2" office:value-type="float" office:value="41005.440004" calcext:value-type="float">
            <text:p>41005.440004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1/[.A481]" office:value-type="float" office:value="0.00141442715700141" calcext:value-type="float">
            <text:p>0.001414427157001</text:p>
          </table:table-cell>
          <table:table-cell table:formula="of:=([.A481]-[.$F$2])^2" office:value-type="float" office:value="43057.080004" calcext:value-type="float">
            <text:p>43057.080004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1/[.A482]" office:value-type="float" office:value="0.00398406374501992" calcext:value-type="float">
            <text:p>0.00398406374502</text:p>
          </table:table-cell>
          <table:table-cell table:formula="of:=([.A482]-[.$F$2])^2" office:value-type="float" office:value="61751.256004" calcext:value-type="float">
            <text:p>61751.256004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1/[.A483]" office:value-type="float" office:value="0.00217391304347826" calcext:value-type="float">
            <text:p>0.002173913043478</text:p>
          </table:table-cell>
          <table:table-cell table:formula="of:=([.A483]-[.$F$2])^2" office:value-type="float" office:value="1560.092004" calcext:value-type="float">
            <text:p>1560.092004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1/[.A484]" office:value-type="float" office:value="0.00125470514429109" calcext:value-type="float">
            <text:p>0.001254705144291</text:p>
          </table:table-cell>
          <table:table-cell table:formula="of:=([.A484]-[.$F$2])^2" office:value-type="float" office:value="88507.440004" calcext:value-type="float">
            <text:p>88507.44000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/[.A485]" office:value-type="float" office:value="0.0126582278481013" calcext:value-type="float">
            <text:p>0.012658227848101</text:p>
          </table:table-cell>
          <table:table-cell table:formula="of:=([.A485]-[.$F$2])^2" office:value-type="float" office:value="176818.568004" calcext:value-type="float">
            <text:p>176818.568004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1/[.A486]" office:value-type="float" office:value="0.00109409190371991" calcext:value-type="float">
            <text:p>0.00109409190372</text:p>
          </table:table-cell>
          <table:table-cell table:formula="of:=([.A486]-[.$F$2])^2" office:value-type="float" office:value="171811.908004" calcext:value-type="float">
            <text:p>171811.908004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1/[.A487]" office:value-type="float" office:value="0.00266666666666667" calcext:value-type="float">
            <text:p>0.002666666666667</text:p>
          </table:table-cell>
          <table:table-cell table:formula="of:=([.A487]-[.$F$2])^2" office:value-type="float" office:value="15499.752004" calcext:value-type="float">
            <text:p>15499.752004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1/[.A488]" office:value-type="float" office:value="0.00436681222707424" calcext:value-type="float">
            <text:p>0.004366812227074</text:p>
          </table:table-cell>
          <table:table-cell table:formula="of:=([.A488]-[.$F$2])^2" office:value-type="float" office:value="73169.168004" calcext:value-type="float">
            <text:p>73169.168004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1/[.A489]" office:value-type="float" office:value="0.0037037037037037" calcext:value-type="float">
            <text:p>0.003703703703704</text:p>
          </table:table-cell>
          <table:table-cell table:formula="of:=([.A489]-[.$F$2])^2" office:value-type="float" office:value="52669.332004" calcext:value-type="float">
            <text:p>52669.332004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1/[.A490]" office:value-type="float" office:value="0.00242130750605327" calcext:value-type="float">
            <text:p>0.002421307506053</text:p>
          </table:table-cell>
          <table:table-cell table:formula="of:=([.A490]-[.$F$2])^2" office:value-type="float" office:value="7481.904004" calcext:value-type="float">
            <text:p>7481.904004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1/[.A491]" office:value-type="float" office:value="0.00116144018583043" calcext:value-type="float">
            <text:p>0.00116144018583</text:p>
          </table:table-cell>
          <table:table-cell table:formula="of:=([.A491]-[.$F$2])^2" office:value-type="float" office:value="130683.696004" calcext:value-type="float">
            <text:p>130683.696004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1/[.A492]" office:value-type="float" office:value="0.00111607142857143" calcext:value-type="float">
            <text:p>0.001116071428571</text:p>
          </table:table-cell>
          <table:table-cell table:formula="of:=([.A492]-[.$F$2])^2" office:value-type="float" office:value="157213.836004" calcext:value-type="float">
            <text:p>157213.836004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1/[.A493]" office:value-type="float" office:value="0.00288184438040346" calcext:value-type="float">
            <text:p>0.002881844380403</text:p>
          </table:table-cell>
          <table:table-cell table:formula="of:=([.A493]-[.$F$2])^2" office:value-type="float" office:value="23255.640004" calcext:value-type="float">
            <text:p>23255.64000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/[.A494]" office:value-type="float" office:value="0.0344827586206897" calcext:value-type="float">
            <text:p>0.03448275862069</text:p>
          </table:table-cell>
          <table:table-cell table:formula="of:=([.A494]-[.$F$2])^2" office:value-type="float" office:value="221368.368004" calcext:value-type="float">
            <text:p>221368.368004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1/[.A495]" office:value-type="float" office:value="0.00263852242744063" calcext:value-type="float">
            <text:p>0.002638522427441</text:p>
          </table:table-cell>
          <table:table-cell table:formula="of:=([.A495]-[.$F$2])^2" office:value-type="float" office:value="14519.768004" calcext:value-type="float">
            <text:p>14519.768004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1/[.A496]" office:value-type="float" office:value="0.00115074798619102" calcext:value-type="float">
            <text:p>0.001150747986191</text:p>
          </table:table-cell>
          <table:table-cell table:formula="of:=([.A496]-[.$F$2])^2" office:value-type="float" office:value="136531.728004" calcext:value-type="float">
            <text:p>136531.728004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/[.A497]" office:value-type="float" office:value="0.00892857142857143" calcext:value-type="float">
            <text:p>0.008928571428571</text:p>
          </table:table-cell>
          <table:table-cell table:formula="of:=([.A497]-[.$F$2])^2" office:value-type="float" office:value="150154.700004" calcext:value-type="float">
            <text:p>150154.700004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1/[.A498]" office:value-type="float" office:value="0.00444444444444444" calcext:value-type="float">
            <text:p>0.004444444444444</text:p>
          </table:table-cell>
          <table:table-cell table:formula="of:=([.A498]-[.$F$2])^2" office:value-type="float" office:value="75349.152004" calcext:value-type="float">
            <text:p>75349.152004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1/[.A499]" office:value-type="float" office:value="0.00259067357512953" calcext:value-type="float">
            <text:p>0.00259067357513</text:p>
          </table:table-cell>
          <table:table-cell table:formula="of:=([.A499]-[.$F$2])^2" office:value-type="float" office:value="12881.796004" calcext:value-type="float">
            <text:p>12881.796004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1/[.A500]" office:value-type="float" office:value="0.00740740740740741" calcext:value-type="float">
            <text:p>0.007407407407407</text:p>
          </table:table-cell>
          <table:table-cell table:formula="of:=([.A500]-[.$F$2])^2" office:value-type="float" office:value="132858.792004" calcext:value-type="float">
            <text:p>132858.79200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/[.A501]" office:value-type="float" office:value="0.0454545454545455" calcext:value-type="float">
            <text:p>0.045454545454546</text:p>
          </table:table-cell>
          <table:table-cell table:formula="of:=([.A501]-[.$F$2])^2" office:value-type="float" office:value="228004.340004" calcext:value-type="float">
            <text:p>228004.34000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/[.A502]" office:value-type="float" office:value="0.0151515151515152" calcext:value-type="float">
            <text:p>0.015151515151515</text:p>
          </table:table-cell>
          <table:table-cell table:formula="of:=([.A502]-[.$F$2])^2" office:value-type="float" office:value="187920.516004" calcext:value-type="float">
            <text:p>187920.516004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1/[.A503]" office:value-type="float" office:value="0.00111111111111111" calcext:value-type="float">
            <text:p>0.001111111111111</text:p>
          </table:table-cell>
          <table:table-cell table:formula="of:=([.A503]-[.$F$2])^2" office:value-type="float" office:value="160401.852004" calcext:value-type="float">
            <text:p>160401.85200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1/[.A504]" office:value-type="float" office:value="0.00115606936416185" calcext:value-type="float">
            <text:p>0.001156069364162</text:p>
          </table:table-cell>
          <table:table-cell table:formula="of:=([.A504]-[.$F$2])^2" office:value-type="float" office:value="133591.712004" calcext:value-type="float">
            <text:p>133591.712004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1/[.A505]" office:value-type="float" office:value="0.00234192037470726" calcext:value-type="float">
            <text:p>0.002341920374707</text:p>
          </table:table-cell>
          <table:table-cell table:formula="of:=([.A505]-[.$F$2])^2" office:value-type="float" office:value="5255.960004" calcext:value-type="float">
            <text:p>5255.960004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1/[.A506]" office:value-type="float" office:value="0.00142450142450142" calcext:value-type="float">
            <text:p>0.001424501424501</text:p>
          </table:table-cell>
          <table:table-cell table:formula="of:=([.A506]-[.$F$2])^2" office:value-type="float" office:value="41007.060004" calcext:value-type="float">
            <text:p>41007.06000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[.A507]" office:value-type="float" office:value="0.025" calcext:value-type="float">
            <text:p>0.025</text:p>
          </table:table-cell>
          <table:table-cell table:formula="of:=([.A507]-[.$F$2])^2" office:value-type="float" office:value="211138.412004" calcext:value-type="float">
            <text:p>211138.412004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1/[.A508]" office:value-type="float" office:value="0.00104166666666667" calcext:value-type="float">
            <text:p>0.001041666666667</text:p>
          </table:table-cell>
          <table:table-cell table:formula="of:=([.A508]-[.$F$2])^2" office:value-type="float" office:value="212062.092004" calcext:value-type="float">
            <text:p>212062.092004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1/[.A509]" office:value-type="float" office:value="0.00111856823266219" calcext:value-type="float">
            <text:p>0.001118568232662</text:p>
          </table:table-cell>
          <table:table-cell table:formula="of:=([.A509]-[.$F$2])^2" office:value-type="float" office:value="155631.828004" calcext:value-type="float">
            <text:p>155631.828004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1/[.A510]" office:value-type="float" office:value="0.00148809523809524" calcext:value-type="float">
            <text:p>0.001488095238095</text:p>
          </table:table-cell>
          <table:table-cell table:formula="of:=([.A510]-[.$F$2])^2" office:value-type="float" office:value="29756.940004" calcext:value-type="float">
            <text:p>29756.940004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1/[.A511]" office:value-type="float" office:value="0.00143266475644699" calcext:value-type="float">
            <text:p>0.001432664756447</text:p>
          </table:table-cell>
          <table:table-cell table:formula="of:=([.A511]-[.$F$2])^2" office:value-type="float" office:value="39403.044004" calcext:value-type="float">
            <text:p>39403.044004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1/[.A512]" office:value-type="float" office:value="0.00206611570247934" calcext:value-type="float">
            <text:p>0.002066115702479</text:p>
          </table:table-cell>
          <table:table-cell table:formula="of:=([.A512]-[.$F$2])^2" office:value-type="float" office:value="240.188004" calcext:value-type="float">
            <text:p>240.188004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1/[.A513]" office:value-type="float" office:value="0.00146198830409357" calcext:value-type="float">
            <text:p>0.001461988304094</text:p>
          </table:table-cell>
          <table:table-cell table:formula="of:=([.A513]-[.$F$2])^2" office:value-type="float" office:value="34040.988004" calcext:value-type="float">
            <text:p>34040.988004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1/[.A514]" office:value-type="float" office:value="0.00194552529182879" calcext:value-type="float">
            <text:p>0.001945525291829</text:p>
          </table:table-cell>
          <table:table-cell table:formula="of:=([.A514]-[.$F$2])^2" office:value-type="float" office:value="210.308004" calcext:value-type="float">
            <text:p>210.308004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1/[.A515]" office:value-type="float" office:value="0.00121212121212121" calcext:value-type="float">
            <text:p>0.001212121212121</text:p>
          </table:table-cell>
          <table:table-cell table:formula="of:=([.A515]-[.$F$2])^2" office:value-type="float" office:value="105951.552004" calcext:value-type="float">
            <text:p>105951.552004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1/[.A516]" office:value-type="float" office:value="0.00189393939393939" calcext:value-type="float">
            <text:p>0.001893939393939</text:p>
          </table:table-cell>
          <table:table-cell table:formula="of:=([.A516]-[.$F$2])^2" office:value-type="float" office:value="812.364004000001" calcext:value-type="float">
            <text:p>812.36400400000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1/[.A517]" office:value-type="float" office:value="0.00259067357512953" calcext:value-type="float">
            <text:p>0.00259067357513</text:p>
          </table:table-cell>
          <table:table-cell table:formula="of:=([.A517]-[.$F$2])^2" office:value-type="float" office:value="12881.796004" calcext:value-type="float">
            <text:p>12881.796004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1/[.A518]" office:value-type="float" office:value="0.00127551020408163" calcext:value-type="float">
            <text:p>0.001275510204082</text:p>
          </table:table-cell>
          <table:table-cell table:formula="of:=([.A518]-[.$F$2])^2" office:value-type="float" office:value="80941.388004" calcext:value-type="float">
            <text:p>80941.388004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1/[.A519]" office:value-type="float" office:value="0.00118906064209275" calcext:value-type="float">
            <text:p>0.001189060642093</text:p>
          </table:table-cell>
          <table:table-cell table:formula="of:=([.A519]-[.$F$2])^2" office:value-type="float" office:value="116623.616004" calcext:value-type="float">
            <text:p>116623.616004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1/[.A520]" office:value-type="float" office:value="0.0029585798816568" calcext:value-type="float">
            <text:p>0.002958579881657</text:p>
          </table:table-cell>
          <table:table-cell table:formula="of:=([.A520]-[.$F$2])^2" office:value-type="float" office:value="26081.604004" calcext:value-type="float">
            <text:p>26081.604004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1/[.A521]" office:value-type="float" office:value="0.00107296137339056" calcext:value-type="float">
            <text:p>0.001072961373391</text:p>
          </table:table-cell>
          <table:table-cell table:formula="of:=([.A521]-[.$F$2])^2" office:value-type="float" office:value="187057.980004" calcext:value-type="float">
            <text:p>187057.980004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1/[.A522]" office:value-type="float" office:value="0.00152671755725191" calcext:value-type="float">
            <text:p>0.001526717557252</text:p>
          </table:table-cell>
          <table:table-cell table:formula="of:=([.A522]-[.$F$2])^2" office:value-type="float" office:value="24180.872004" calcext:value-type="float">
            <text:p>24180.872004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1/[.A523]" office:value-type="float" office:value="0.00167224080267559" calcext:value-type="float">
            <text:p>0.001672240802676</text:p>
          </table:table-cell>
          <table:table-cell table:formula="of:=([.A523]-[.$F$2])^2" office:value-type="float" office:value="9702.644004" calcext:value-type="float">
            <text:p>9702.644004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1/[.A524]" office:value-type="float" office:value="0.00104275286757039" calcext:value-type="float">
            <text:p>0.00104275286757</text:p>
          </table:table-cell>
          <table:table-cell table:formula="of:=([.A524]-[.$F$2])^2" office:value-type="float" office:value="211142.088004" calcext:value-type="float">
            <text:p>211142.088004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1/[.A525]" office:value-type="float" office:value="0.00297619047619048" calcext:value-type="float">
            <text:p>0.00297619047619</text:p>
          </table:table-cell>
          <table:table-cell table:formula="of:=([.A525]-[.$F$2])^2" office:value-type="float" office:value="26731.596004" calcext:value-type="float">
            <text:p>26731.59600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1/[.A526]" office:value-type="float" office:value="0.00337837837837838" calcext:value-type="float">
            <text:p>0.003378378378378</text:p>
          </table:table-cell>
          <table:table-cell table:formula="of:=([.A526]-[.$F$2])^2" office:value-type="float" office:value="41411.436004" calcext:value-type="float">
            <text:p>41411.436004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1/[.A527]" office:value-type="float" office:value="0.00224719101123596" calcext:value-type="float">
            <text:p>0.002247191011236</text:p>
          </table:table-cell>
          <table:table-cell table:formula="of:=([.A527]-[.$F$2])^2" office:value-type="float" office:value="2970.032004" calcext:value-type="float">
            <text:p>2970.032004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1/[.A528]" office:value-type="float" office:value="0.0014903129657228" calcext:value-type="float">
            <text:p>0.001490312965723</text:p>
          </table:table-cell>
          <table:table-cell table:formula="of:=([.A528]-[.$F$2])^2" office:value-type="float" office:value="29412.936004" calcext:value-type="float">
            <text:p>29412.936004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1/[.A529]" office:value-type="float" office:value="0.00136054421768707" calcext:value-type="float">
            <text:p>0.001360544217687</text:p>
          </table:table-cell>
          <table:table-cell table:formula="of:=([.A529]-[.$F$2])^2" office:value-type="float" office:value="55461.192004" calcext:value-type="float">
            <text:p>55461.192004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1/[.A530]" office:value-type="float" office:value="0.00512820512820513" calcext:value-type="float">
            <text:p>0.005128205128205</text:p>
          </table:table-cell>
          <table:table-cell table:formula="of:=([.A530]-[.$F$2])^2" office:value-type="float" office:value="92719.032004" calcext:value-type="float">
            <text:p>92719.03200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1/[.A531]" office:value-type="float" office:value="0.00222222222222222" calcext:value-type="float">
            <text:p>0.002222222222222</text:p>
          </table:table-cell>
          <table:table-cell table:formula="of:=([.A531]-[.$F$2])^2" office:value-type="float" office:value="2450.052004" calcext:value-type="float">
            <text:p>2450.052004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1/[.A532]" office:value-type="float" office:value="0.00101112234580384" calcext:value-type="float">
            <text:p>0.001011122345804</text:p>
          </table:table-cell>
          <table:table-cell table:formula="of:=([.A532]-[.$F$2])^2" office:value-type="float" office:value="239612.208004" calcext:value-type="float">
            <text:p>239612.208004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1/[.A533]" office:value-type="float" office:value="0.00381679389312977" calcext:value-type="float">
            <text:p>0.00381679389313</text:p>
          </table:table-cell>
          <table:table-cell table:formula="of:=([.A533]-[.$F$2])^2" office:value-type="float" office:value="56405.300004" calcext:value-type="float">
            <text:p>56405.300004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1/[.A534]" office:value-type="float" office:value="0.00578034682080925" calcext:value-type="float">
            <text:p>0.005780346820809</text:p>
          </table:table-cell>
          <table:table-cell table:formula="of:=([.A534]-[.$F$2])^2" office:value-type="float" office:value="106600.944004" calcext:value-type="float">
            <text:p>106600.944004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1/[.A535]" office:value-type="float" office:value="0.00170940170940171" calcext:value-type="float">
            <text:p>0.001709401709402</text:p>
          </table:table-cell>
          <table:table-cell table:formula="of:=([.A535]-[.$F$2])^2" office:value-type="float" office:value="7310.592004" calcext:value-type="float">
            <text:p>7310.592004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1/[.A536]" office:value-type="float" office:value="0.00352112676056338" calcext:value-type="float">
            <text:p>0.003521126760563</text:p>
          </table:table-cell>
          <table:table-cell table:formula="of:=([.A536]-[.$F$2])^2" office:value-type="float" office:value="46439.388004" calcext:value-type="float">
            <text:p>46439.38800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/[.A537]" office:value-type="float" office:value="0.0555555555555556" calcext:value-type="float">
            <text:p>0.055555555555556</text:p>
          </table:table-cell>
          <table:table-cell table:formula="of:=([.A537]-[.$F$2])^2" office:value-type="float" office:value="231840.324004" calcext:value-type="float">
            <text:p>231840.324004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1/[.A538]" office:value-type="float" office:value="0.00133689839572193" calcext:value-type="float">
            <text:p>0.001336898395722</text:p>
          </table:table-cell>
          <table:table-cell table:formula="of:=([.A538]-[.$F$2])^2" office:value-type="float" office:value="61753.244004" calcext:value-type="float">
            <text:p>61753.244004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1/[.A539]" office:value-type="float" office:value="0.00139664804469274" calcext:value-type="float">
            <text:p>0.001396648044693</text:p>
          </table:table-cell>
          <table:table-cell table:formula="of:=([.A539]-[.$F$2])^2" office:value-type="float" office:value="46873.116004" calcext:value-type="float">
            <text:p>46873.116004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1/[.A540]" office:value-type="float" office:value="0.00305810397553517" calcext:value-type="float">
            <text:p>0.003058103975535</text:p>
          </table:table-cell>
          <table:table-cell table:formula="of:=([.A540]-[.$F$2])^2" office:value-type="float" office:value="29755.560004" calcext:value-type="float">
            <text:p>29755.560004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1/[.A541]" office:value-type="float" office:value="0.0018796992481203" calcext:value-type="float">
            <text:p>0.00187969924812</text:p>
          </table:table-cell>
          <table:table-cell table:formula="of:=([.A541]-[.$F$2])^2" office:value-type="float" office:value="1056.380004" calcext:value-type="float">
            <text:p>1056.380004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1/[.A542]" office:value-type="float" office:value="0.00657894736842105" calcext:value-type="float">
            <text:p>0.006578947368421</text:p>
          </table:table-cell>
          <table:table-cell table:formula="of:=([.A542]-[.$F$2])^2" office:value-type="float" office:value="120754.860004" calcext:value-type="float">
            <text:p>120754.860004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1/[.A543]" office:value-type="float" office:value="0.00155038759689922" calcext:value-type="float">
            <text:p>0.001550387596899</text:p>
          </table:table-cell>
          <table:table-cell table:formula="of:=([.A543]-[.$F$2])^2" office:value-type="float" office:value="21170.832004" calcext:value-type="float">
            <text:p>21170.83200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1/[.A544]" office:value-type="float" office:value="0.00195694716242661" calcext:value-type="float">
            <text:p>0.001956947162427</text:p>
          </table:table-cell>
          <table:table-cell table:formula="of:=([.A544]-[.$F$2])^2" office:value-type="float" office:value="132.296004" calcext:value-type="float">
            <text:p>132.296004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1/[.A545]" office:value-type="float" office:value="0.00129032258064516" calcext:value-type="float">
            <text:p>0.001290322580645</text:p>
          </table:table-cell>
          <table:table-cell table:formula="of:=([.A545]-[.$F$2])^2" office:value-type="float" office:value="75901.352004" calcext:value-type="float">
            <text:p>75901.352004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1/[.A546]" office:value-type="float" office:value="0.00411522633744856" calcext:value-type="float">
            <text:p>0.004115226337449</text:p>
          </table:table-cell>
          <table:table-cell table:formula="of:=([.A546]-[.$F$2])^2" office:value-type="float" office:value="65791.224004" calcext:value-type="float">
            <text:p>65791.22400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1/[.A547]" office:value-type="float" office:value="0.00425531914893617" calcext:value-type="float">
            <text:p>0.004255319148936</text:p>
          </table:table-cell>
          <table:table-cell table:formula="of:=([.A547]-[.$F$2])^2" office:value-type="float" office:value="69959.192004" calcext:value-type="float">
            <text:p>69959.192004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1/[.A548]" office:value-type="float" office:value="0.00112739571589628" calcext:value-type="float">
            <text:p>0.001127395715896</text:p>
          </table:table-cell>
          <table:table-cell table:formula="of:=([.A548]-[.$F$2])^2" office:value-type="float" office:value="150157.800004" calcext:value-type="float">
            <text:p>150157.800004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1/[.A549]" office:value-type="float" office:value="0.00191570881226054" calcext:value-type="float">
            <text:p>0.001915708812261</text:p>
          </table:table-cell>
          <table:table-cell table:formula="of:=([.A549]-[.$F$2])^2" office:value-type="float" office:value="506.340004" calcext:value-type="float">
            <text:p>506.340004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1/[.A550]" office:value-type="float" office:value="0.00323624595469256" calcext:value-type="float">
            <text:p>0.003236245954693</text:p>
          </table:table-cell>
          <table:table-cell table:formula="of:=([.A550]-[.$F$2])^2" office:value-type="float" office:value="36289.488004" calcext:value-type="float">
            <text:p>36289.488004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1/[.A551]" office:value-type="float" office:value="0.00150375939849624" calcext:value-type="float">
            <text:p>0.001503759398496</text:p>
          </table:table-cell>
          <table:table-cell table:formula="of:=([.A551]-[.$F$2])^2" office:value-type="float" office:value="27390.912004" calcext:value-type="float">
            <text:p>27390.912004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1/[.A552]" office:value-type="float" office:value="0.00169204737732657" calcext:value-type="float">
            <text:p>0.001692047377327</text:p>
          </table:table-cell>
          <table:table-cell table:formula="of:=([.A552]-[.$F$2])^2" office:value-type="float" office:value="8372.616004" calcext:value-type="float">
            <text:p>8372.61600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1/[.A553]" office:value-type="float" office:value="0.00248756218905473" calcext:value-type="float">
            <text:p>0.002487562189055</text:p>
          </table:table-cell>
          <table:table-cell table:formula="of:=([.A553]-[.$F$2])^2" office:value-type="float" office:value="9505.860004" calcext:value-type="float">
            <text:p>9505.860004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1/[.A554]" office:value-type="float" office:value="0.00198412698412698" calcext:value-type="float">
            <text:p>0.001984126984127</text:p>
          </table:table-cell>
          <table:table-cell table:formula="of:=([.A554]-[.$F$2])^2" office:value-type="float" office:value="20.2680040000001" calcext:value-type="float">
            <text:p>20.2680040000001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1/[.A555]" office:value-type="float" office:value="0.0012853470437018" calcext:value-type="float">
            <text:p>0.001285347043702</text:p>
          </table:table-cell>
          <table:table-cell table:formula="of:=([.A555]-[.$F$2])^2" office:value-type="float" office:value="77563.364004" calcext:value-type="float">
            <text:p>77563.364004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1/[.A556]" office:value-type="float" office:value="0.00143472022955524" calcext:value-type="float">
            <text:p>0.001434720229555</text:p>
          </table:table-cell>
          <table:table-cell table:formula="of:=([.A556]-[.$F$2])^2" office:value-type="float" office:value="39007.040004" calcext:value-type="float">
            <text:p>39007.040004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1/[.A557]" office:value-type="float" office:value="0.00288184438040346" calcext:value-type="float">
            <text:p>0.002881844380403</text:p>
          </table:table-cell>
          <table:table-cell table:formula="of:=([.A557]-[.$F$2])^2" office:value-type="float" office:value="23255.640004" calcext:value-type="float">
            <text:p>23255.640004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1/[.A558]" office:value-type="float" office:value="0.00113507377979569" calcext:value-type="float">
            <text:p>0.001135073779796</text:p>
          </table:table-cell>
          <table:table-cell table:formula="of:=([.A558]-[.$F$2])^2" office:value-type="float" office:value="145543.776004" calcext:value-type="float">
            <text:p>145543.776004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1/[.A559]" office:value-type="float" office:value="0.00108459869848156" calcext:value-type="float">
            <text:p>0.001084598698482</text:p>
          </table:table-cell>
          <table:table-cell table:formula="of:=([.A559]-[.$F$2])^2" office:value-type="float" office:value="178507.940004" calcext:value-type="float">
            <text:p>178507.940004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1/[.A560]" office:value-type="float" office:value="0.00116822429906542" calcext:value-type="float">
            <text:p>0.001168224299065</text:p>
          </table:table-cell>
          <table:table-cell table:formula="of:=([.A560]-[.$F$2])^2" office:value-type="float" office:value="127093.676004" calcext:value-type="float">
            <text:p>127093.676004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1/[.A561]" office:value-type="float" office:value="0.00186915887850467" calcext:value-type="float">
            <text:p>0.001869158878505</text:p>
          </table:table-cell>
          <table:table-cell table:formula="of:=([.A561]-[.$F$2])^2" office:value-type="float" office:value="1260.392004" calcext:value-type="float">
            <text:p>1260.392004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1/[.A562]" office:value-type="float" office:value="0.00266666666666667" calcext:value-type="float">
            <text:p>0.002666666666667</text:p>
          </table:table-cell>
          <table:table-cell table:formula="of:=([.A562]-[.$F$2])^2" office:value-type="float" office:value="15499.752004" calcext:value-type="float">
            <text:p>15499.752004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1/[.A563]" office:value-type="float" office:value="0.00204918032786885" calcext:value-type="float">
            <text:p>0.002049180327869</text:p>
          </table:table-cell>
          <table:table-cell table:formula="of:=([.A563]-[.$F$2])^2" office:value-type="float" office:value="132.204004" calcext:value-type="float">
            <text:p>132.204004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1/[.A564]" office:value-type="float" office:value="0.00162074554294976" calcext:value-type="float">
            <text:p>0.00162074554295</text:p>
          </table:table-cell>
          <table:table-cell table:formula="of:=([.A564]-[.$F$2])^2" office:value-type="float" office:value="13806.720004" calcext:value-type="float">
            <text:p>13806.72000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/[.A565]" office:value-type="float" office:value="0.0285714285714286" calcext:value-type="float">
            <text:p>0.028571428571429</text:p>
          </table:table-cell>
          <table:table-cell table:formula="of:=([.A565]-[.$F$2])^2" office:value-type="float" office:value="215758.392004" calcext:value-type="float">
            <text:p>215758.392004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1/[.A566]" office:value-type="float" office:value="0.00104384133611691" calcext:value-type="float">
            <text:p>0.001043841336117</text:p>
          </table:table-cell>
          <table:table-cell table:formula="of:=([.A566]-[.$F$2])^2" office:value-type="float" office:value="210224.084004" calcext:value-type="float">
            <text:p>210224.084004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1/[.A567]" office:value-type="float" office:value="0.00111982082866741" calcext:value-type="float">
            <text:p>0.001119820828667</text:p>
          </table:table-cell>
          <table:table-cell table:formula="of:=([.A567]-[.$F$2])^2" office:value-type="float" office:value="154843.824004" calcext:value-type="float">
            <text:p>154843.824004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1/[.A568]" office:value-type="float" office:value="0.00313479623824451" calcext:value-type="float">
            <text:p>0.003134796238245</text:p>
          </table:table-cell>
          <table:table-cell table:formula="of:=([.A568]-[.$F$2])^2" office:value-type="float" office:value="32579.528004" calcext:value-type="float">
            <text:p>32579.52800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[.A569]" office:value-type="float" office:value="0.0166666666666667" calcext:value-type="float">
            <text:p>0.016666666666667</text:p>
          </table:table-cell>
          <table:table-cell table:formula="of:=([.A569]-[.$F$2])^2" office:value-type="float" office:value="193158.492004" calcext:value-type="float">
            <text:p>193158.492004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1/[.A570]" office:value-type="float" office:value="0.00699300699300699" calcext:value-type="float">
            <text:p>0.006993006993007</text:p>
          </table:table-cell>
          <table:table-cell table:formula="of:=([.A570]-[.$F$2])^2" office:value-type="float" office:value="127090.824004" calcext:value-type="float">
            <text:p>127090.824004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1/[.A571]" office:value-type="float" office:value="0.00280112044817927" calcext:value-type="float">
            <text:p>0.002801120448179</text:p>
          </table:table-cell>
          <table:table-cell table:formula="of:=([.A571]-[.$F$2])^2" office:value-type="float" office:value="20305.680004" calcext:value-type="float">
            <text:p>20305.680004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1/[.A572]" office:value-type="float" office:value="0.00510204081632653" calcext:value-type="float">
            <text:p>0.005102040816327</text:p>
          </table:table-cell>
          <table:table-cell table:formula="of:=([.A572]-[.$F$2])^2" office:value-type="float" office:value="92111.036004" calcext:value-type="float">
            <text:p>92111.03600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/[.A573]" office:value-type="float" office:value="0.0163934426229508" calcext:value-type="float">
            <text:p>0.016393442622951</text:p>
          </table:table-cell>
          <table:table-cell table:formula="of:=([.A573]-[.$F$2])^2" office:value-type="float" office:value="192280.496004" calcext:value-type="float">
            <text:p>192280.496004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1/[.A574]" office:value-type="float" office:value="0.00230414746543779" calcext:value-type="float">
            <text:p>0.002304147465438</text:p>
          </table:table-cell>
          <table:table-cell table:formula="of:=([.A574]-[.$F$2])^2" office:value-type="float" office:value="4289.988004" calcext:value-type="float">
            <text:p>4289.98800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1/[.A575]" office:value-type="float" office:value="0.00260416666666667" calcext:value-type="float">
            <text:p>0.002604166666667</text:p>
          </table:table-cell>
          <table:table-cell table:formula="of:=([.A575]-[.$F$2])^2" office:value-type="float" office:value="13339.788004" calcext:value-type="float">
            <text:p>13339.78800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[.A576]" office:value-type="float" office:value="0.01" calcext:value-type="float">
            <text:p>0.01</text:p>
          </table:table-cell>
          <table:table-cell table:formula="of:=([.A576]-[.$F$2])^2" office:value-type="float" office:value="159598.652004" calcext:value-type="float">
            <text:p>159598.65200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1/[.A577]" office:value-type="float" office:value="0.00337837837837838" calcext:value-type="float">
            <text:p>0.003378378378378</text:p>
          </table:table-cell>
          <table:table-cell table:formula="of:=([.A577]-[.$F$2])^2" office:value-type="float" office:value="41411.436004" calcext:value-type="float">
            <text:p>41411.436004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1/[.A578]" office:value-type="float" office:value="0.00161550888529887" calcext:value-type="float">
            <text:p>0.001615508885299</text:p>
          </table:table-cell>
          <table:table-cell table:formula="of:=([.A578]-[.$F$2])^2" office:value-type="float" office:value="14280.728004" calcext:value-type="float">
            <text:p>14280.728004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1/[.A579]" office:value-type="float" office:value="0.0017636684303351" calcext:value-type="float">
            <text:p>0.001763668430335</text:p>
          </table:table-cell>
          <table:table-cell table:formula="of:=([.A579]-[.$F$2])^2" office:value-type="float" office:value="4556.520004" calcext:value-type="float">
            <text:p>4556.520004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1/[.A580]" office:value-type="float" office:value="0.00149253731343284" calcext:value-type="float">
            <text:p>0.001492537313433</text:p>
          </table:table-cell>
          <table:table-cell table:formula="of:=([.A580]-[.$F$2])^2" office:value-type="float" office:value="29070.932004" calcext:value-type="float">
            <text:p>29070.932004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1/[.A581]" office:value-type="float" office:value="0.00135869565217391" calcext:value-type="float">
            <text:p>0.001358695652174</text:p>
          </table:table-cell>
          <table:table-cell table:formula="of:=([.A581]-[.$F$2])^2" office:value-type="float" office:value="55933.196004" calcext:value-type="float">
            <text:p>55933.196004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1/[.A582]" office:value-type="float" office:value="0.00266666666666667" calcext:value-type="float">
            <text:p>0.002666666666667</text:p>
          </table:table-cell>
          <table:table-cell table:formula="of:=([.A582]-[.$F$2])^2" office:value-type="float" office:value="15499.752004" calcext:value-type="float">
            <text:p>15499.752004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1/[.A583]" office:value-type="float" office:value="0.0025062656641604" calcext:value-type="float">
            <text:p>0.00250626566416</text:p>
          </table:table-cell>
          <table:table-cell table:formula="of:=([.A583]-[.$F$2])^2" office:value-type="float" office:value="10099.848004" calcext:value-type="float">
            <text:p>10099.848004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/[.A584]" office:value-type="float" office:value="0.0078740157480315" calcext:value-type="float">
            <text:p>0.007874015748032</text:p>
          </table:table-cell>
          <table:table-cell table:formula="of:=([.A584]-[.$F$2])^2" office:value-type="float" office:value="138754.760004" calcext:value-type="float">
            <text:p>138754.76000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1/[.A585]" office:value-type="float" office:value="0.00606060606060606" calcext:value-type="float">
            <text:p>0.006060606060606</text:p>
          </table:table-cell>
          <table:table-cell table:formula="of:=([.A585]-[.$F$2])^2" office:value-type="float" office:value="111888.912004" calcext:value-type="float">
            <text:p>111888.912004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1/[.A586]" office:value-type="float" office:value="0.00202020202020202" calcext:value-type="float">
            <text:p>0.002020202020202</text:p>
          </table:table-cell>
          <table:table-cell table:formula="of:=([.A586]-[.$F$2])^2" office:value-type="float" office:value="20.2320039999999" calcext:value-type="float">
            <text:p>20.2320039999999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1/[.A587]" office:value-type="float" office:value="0.00196463654223969" calcext:value-type="float">
            <text:p>0.00196463654224</text:p>
          </table:table-cell>
          <table:table-cell table:formula="of:=([.A587]-[.$F$2])^2" office:value-type="float" office:value="90.2880040000002" calcext:value-type="float">
            <text:p>90.2880040000002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1/[.A588]" office:value-type="float" office:value="0.00446428571428571" calcext:value-type="float">
            <text:p>0.004464285714286</text:p>
          </table:table-cell>
          <table:table-cell table:formula="of:=([.A588]-[.$F$2])^2" office:value-type="float" office:value="75899.148004" calcext:value-type="float">
            <text:p>75899.148004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1/[.A589]" office:value-type="float" office:value="0.00163398692810458" calcext:value-type="float">
            <text:p>0.001633986928105</text:p>
          </table:table-cell>
          <table:table-cell table:formula="of:=([.A589]-[.$F$2])^2" office:value-type="float" office:value="12656.700004" calcext:value-type="float">
            <text:p>12656.700004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1/[.A590]" office:value-type="float" office:value="0.00111111111111111" calcext:value-type="float">
            <text:p>0.001111111111111</text:p>
          </table:table-cell>
          <table:table-cell table:formula="of:=([.A590]-[.$F$2])^2" office:value-type="float" office:value="160401.852004" calcext:value-type="float">
            <text:p>160401.85200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/[.A591]" office:value-type="float" office:value="0.0232558139534884" calcext:value-type="float">
            <text:p>0.023255813953488</text:p>
          </table:table-cell>
          <table:table-cell table:formula="of:=([.A591]-[.$F$2])^2" office:value-type="float" office:value="208390.424004" calcext:value-type="float">
            <text:p>208390.424004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1/[.A592]" office:value-type="float" office:value="0.00632911392405063" calcext:value-type="float">
            <text:p>0.006329113924051</text:p>
          </table:table-cell>
          <table:table-cell table:formula="of:=([.A592]-[.$F$2])^2" office:value-type="float" office:value="116620.884004" calcext:value-type="float">
            <text:p>116620.884004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/[.A593]" office:value-type="float" office:value="0.00884955752212389" calcext:value-type="float">
            <text:p>0.008849557522124</text:p>
          </table:table-cell>
          <table:table-cell table:formula="of:=([.A593]-[.$F$2])^2" office:value-type="float" office:value="149380.704004" calcext:value-type="float">
            <text:p>149380.704004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1/[.A594]" office:value-type="float" office:value="0.0020746887966805" calcext:value-type="float">
            <text:p>0.002074688796681</text:p>
          </table:table-cell>
          <table:table-cell table:formula="of:=([.A594]-[.$F$2])^2" office:value-type="float" office:value="306.180004" calcext:value-type="float">
            <text:p>306.18000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[.A595]" office:value-type="float" office:value="0.2" calcext:value-type="float">
            <text:p>0.2</text:p>
          </table:table-cell>
          <table:table-cell table:formula="of:=([.A595]-[.$F$2])^2" office:value-type="float" office:value="244528.272004" calcext:value-type="float">
            <text:p>244528.272004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1/[.A596]" office:value-type="float" office:value="0.00186219739292365" calcext:value-type="float">
            <text:p>0.001862197392924</text:p>
          </table:table-cell>
          <table:table-cell table:formula="of:=([.A596]-[.$F$2])^2" office:value-type="float" office:value="1406.400004" calcext:value-type="float">
            <text:p>1406.400004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1/[.A597]" office:value-type="float" office:value="0.00123915737298637" calcext:value-type="float">
            <text:p>0.001239157372986</text:p>
          </table:table-cell>
          <table:table-cell table:formula="of:=([.A597]-[.$F$2])^2" office:value-type="float" office:value="94557.480004" calcext:value-type="float">
            <text:p>94557.480004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1/[.A598]" office:value-type="float" office:value="0.0022075055187638" calcext:value-type="float">
            <text:p>0.002207505518764</text:p>
          </table:table-cell>
          <table:table-cell table:formula="of:=([.A598]-[.$F$2])^2" office:value-type="float" office:value="2162.064004" calcext:value-type="float">
            <text:p>2162.064004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1/[.A599]" office:value-type="float" office:value="0.00126582278481013" calcext:value-type="float">
            <text:p>0.00126582278481</text:p>
          </table:table-cell>
          <table:table-cell table:formula="of:=([.A599]-[.$F$2])^2" office:value-type="float" office:value="84391.412004" calcext:value-type="float">
            <text:p>84391.412004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1/[.A600]" office:value-type="float" office:value="0.0027027027027027" calcext:value-type="float">
            <text:p>0.002702702702703</text:p>
          </table:table-cell>
          <table:table-cell table:formula="of:=([.A600]-[.$F$2])^2" office:value-type="float" office:value="16769.732004" calcext:value-type="float">
            <text:p>16769.732004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1/[.A601]" office:value-type="float" office:value="0.0023696682464455" calcext:value-type="float">
            <text:p>0.002369668246446</text:p>
          </table:table-cell>
          <table:table-cell table:formula="of:=([.A601]-[.$F$2])^2" office:value-type="float" office:value="6005.940004" calcext:value-type="float">
            <text:p>6005.940004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1/[.A602]" office:value-type="float" office:value="0.00261780104712042" calcext:value-type="float">
            <text:p>0.00261780104712</text:p>
          </table:table-cell>
          <table:table-cell table:formula="of:=([.A602]-[.$F$2])^2" office:value-type="float" office:value="13805.780004" calcext:value-type="float">
            <text:p>13805.780004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1/[.A603]" office:value-type="float" office:value="0.0023094688221709" calcext:value-type="float">
            <text:p>0.002309468822171</text:p>
          </table:table-cell>
          <table:table-cell table:formula="of:=([.A603]-[.$F$2])^2" office:value-type="float" office:value="4421.984004" calcext:value-type="float">
            <text:p>4421.984004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1/[.A604]" office:value-type="float" office:value="0.0021505376344086" calcext:value-type="float">
            <text:p>0.002150537634409</text:p>
          </table:table-cell>
          <table:table-cell table:formula="of:=([.A604]-[.$F$2])^2" office:value-type="float" office:value="1190.112004" calcext:value-type="float">
            <text:p>1190.112004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1/[.A605]" office:value-type="float" office:value="0.00112485939257593" calcext:value-type="float">
            <text:p>0.001124859392576</text:p>
          </table:table-cell>
          <table:table-cell table:formula="of:=([.A605]-[.$F$2])^2" office:value-type="float" office:value="151711.808004" calcext:value-type="float">
            <text:p>151711.808004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1/[.A606]" office:value-type="float" office:value="0.00206611570247934" calcext:value-type="float">
            <text:p>0.002066115702479</text:p>
          </table:table-cell>
          <table:table-cell table:formula="of:=([.A606]-[.$F$2])^2" office:value-type="float" office:value="240.188004" calcext:value-type="float">
            <text:p>240.188004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1/[.A607]" office:value-type="float" office:value="0.0013869625520111" calcext:value-type="float">
            <text:p>0.001386962552011</text:p>
          </table:table-cell>
          <table:table-cell table:formula="of:=([.A607]-[.$F$2])^2" office:value-type="float" office:value="49063.136004" calcext:value-type="float">
            <text:p>49063.136004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/[.A608]" office:value-type="float" office:value="0.0091743119266055" calcext:value-type="float">
            <text:p>0.009174311926606</text:p>
          </table:table-cell>
          <table:table-cell table:formula="of:=([.A608]-[.$F$2])^2" office:value-type="float" office:value="152488.688004" calcext:value-type="float">
            <text:p>152488.688004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1/[.A609]" office:value-type="float" office:value="0.00427350427350427" calcext:value-type="float">
            <text:p>0.004273504273504</text:p>
          </table:table-cell>
          <table:table-cell table:formula="of:=([.A609]-[.$F$2])^2" office:value-type="float" office:value="70489.188004" calcext:value-type="float">
            <text:p>70489.188004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1/[.A610]" office:value-type="float" office:value="0.00101729399796541" calcext:value-type="float">
            <text:p>0.001017293997965</text:p>
          </table:table-cell>
          <table:table-cell table:formula="of:=([.A610]-[.$F$2])^2" office:value-type="float" office:value="233774.184004" calcext:value-type="float">
            <text:p>233774.184004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1/[.A611]" office:value-type="float" office:value="0.00127064803049555" calcext:value-type="float">
            <text:p>0.001270648030496</text:p>
          </table:table-cell>
          <table:table-cell table:formula="of:=([.A611]-[.$F$2])^2" office:value-type="float" office:value="82657.400004" calcext:value-type="float">
            <text:p>82657.400004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1/[.A612]" office:value-type="float" office:value="0.003584229390681" calcext:value-type="float">
            <text:p>0.003584229390681</text:p>
          </table:table-cell>
          <table:table-cell table:formula="of:=([.A612]-[.$F$2])^2" office:value-type="float" office:value="48619.368004" calcext:value-type="float">
            <text:p>48619.368004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1/[.A613]" office:value-type="float" office:value="0.00165016501650165" calcext:value-type="float">
            <text:p>0.001650165016502</text:p>
          </table:table-cell>
          <table:table-cell table:formula="of:=([.A613]-[.$F$2])^2" office:value-type="float" office:value="11342.676004" calcext:value-type="float">
            <text:p>11342.676004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1/[.A614]" office:value-type="float" office:value="0.00122549019607843" calcext:value-type="float">
            <text:p>0.001225490196078</text:p>
          </table:table-cell>
          <table:table-cell table:formula="of:=([.A614]-[.$F$2])^2" office:value-type="float" office:value="100173.516004" calcext:value-type="float">
            <text:p>100173.51600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/[.A615]" office:value-type="float" office:value="0.0178571428571429" calcext:value-type="float">
            <text:p>0.017857142857143</text:p>
          </table:table-cell>
          <table:table-cell table:formula="of:=([.A615]-[.$F$2])^2" office:value-type="float" office:value="196690.476004" calcext:value-type="float">
            <text:p>196690.476004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1/[.A616]" office:value-type="float" office:value="0.00251889168765743" calcext:value-type="float">
            <text:p>0.002518891687657</text:p>
          </table:table-cell>
          <table:table-cell table:formula="of:=([.A616]-[.$F$2])^2" office:value-type="float" office:value="10505.840004" calcext:value-type="float">
            <text:p>10505.840004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1/[.A617]" office:value-type="float" office:value="0.00121212121212121" calcext:value-type="float">
            <text:p>0.001212121212121</text:p>
          </table:table-cell>
          <table:table-cell table:formula="of:=([.A617]-[.$F$2])^2" office:value-type="float" office:value="105951.552004" calcext:value-type="float">
            <text:p>105951.552004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1/[.A618]" office:value-type="float" office:value="0.00257731958762887" calcext:value-type="float">
            <text:p>0.002577319587629</text:p>
          </table:table-cell>
          <table:table-cell table:formula="of:=([.A618]-[.$F$2])^2" office:value-type="float" office:value="12431.804004" calcext:value-type="float">
            <text:p>12431.80400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[.A619]" office:value-type="float" office:value="0.0666666666666667" calcext:value-type="float">
            <text:p>0.066666666666667</text:p>
          </table:table-cell>
          <table:table-cell table:formula="of:=([.A619]-[.$F$2])^2" office:value-type="float" office:value="234738.312004" calcext:value-type="float">
            <text:p>234738.312004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1/[.A620]" office:value-type="float" office:value="0.00269541778975741" calcext:value-type="float">
            <text:p>0.002695417789757</text:p>
          </table:table-cell>
          <table:table-cell table:formula="of:=([.A620]-[.$F$2])^2" office:value-type="float" office:value="16511.736004" calcext:value-type="float">
            <text:p>16511.736004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1/[.A621]" office:value-type="float" office:value="0.00165562913907285" calcext:value-type="float">
            <text:p>0.001655629139073</text:p>
          </table:table-cell>
          <table:table-cell table:formula="of:=([.A621]-[.$F$2])^2" office:value-type="float" office:value="10920.668004" calcext:value-type="float">
            <text:p>10920.668004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1/[.A622]" office:value-type="float" office:value="0.00313479623824451" calcext:value-type="float">
            <text:p>0.003134796238245</text:p>
          </table:table-cell>
          <table:table-cell table:formula="of:=([.A622]-[.$F$2])^2" office:value-type="float" office:value="32579.528004" calcext:value-type="float">
            <text:p>32579.528004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1/[.A623]" office:value-type="float" office:value="0.00181488203266788" calcext:value-type="float">
            <text:p>0.001814882032668</text:p>
          </table:table-cell>
          <table:table-cell table:formula="of:=([.A623]-[.$F$2])^2" office:value-type="float" office:value="2652.456004" calcext:value-type="float">
            <text:p>2652.456004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/[.A624]" office:value-type="float" office:value="0.00833333333333333" calcext:value-type="float">
            <text:p>0.008333333333333</text:p>
          </table:table-cell>
          <table:table-cell table:formula="of:=([.A624]-[.$F$2])^2" office:value-type="float" office:value="144018.732004" calcext:value-type="float">
            <text:p>144018.732004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1/[.A625]" office:value-type="float" office:value="0.00238095238095238" calcext:value-type="float">
            <text:p>0.002380952380952</text:p>
          </table:table-cell>
          <table:table-cell table:formula="of:=([.A625]-[.$F$2])^2" office:value-type="float" office:value="6319.932004" calcext:value-type="float">
            <text:p>6319.932004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1/[.A626]" office:value-type="float" office:value="0.00671140939597315" calcext:value-type="float">
            <text:p>0.006711409395973</text:p>
          </table:table-cell>
          <table:table-cell table:formula="of:=([.A626]-[.$F$2])^2" office:value-type="float" office:value="122848.848004" calcext:value-type="float">
            <text:p>122848.848004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1/[.A627]" office:value-type="float" office:value="0.00408163265306122" calcext:value-type="float">
            <text:p>0.004081632653061</text:p>
          </table:table-cell>
          <table:table-cell table:formula="of:=([.A627]-[.$F$2])^2" office:value-type="float" office:value="64769.232004" calcext:value-type="float">
            <text:p>64769.232004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/[.A628]" office:value-type="float" office:value="0.00684931506849315" calcext:value-type="float">
            <text:p>0.006849315068493</text:p>
          </table:table-cell>
          <table:table-cell table:formula="of:=([.A628]-[.$F$2])^2" office:value-type="float" office:value="124960.836004" calcext:value-type="float">
            <text:p>124960.836004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1/[.A629]" office:value-type="float" office:value="0.00227790432801822" calcext:value-type="float">
            <text:p>0.002277904328018</text:p>
          </table:table-cell>
          <table:table-cell table:formula="of:=([.A629]-[.$F$2])^2" office:value-type="float" office:value="3660.008004" calcext:value-type="float">
            <text:p>3660.008004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/[.A630]" office:value-type="float" office:value="0.010752688172043" calcext:value-type="float">
            <text:p>0.010752688172043</text:p>
          </table:table-cell>
          <table:table-cell table:formula="of:=([.A630]-[.$F$2])^2" office:value-type="float" office:value="165240.624004" calcext:value-type="float">
            <text:p>165240.624004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1/[.A631]" office:value-type="float" office:value="0.00346020761245675" calcext:value-type="float">
            <text:p>0.003460207612457</text:p>
          </table:table-cell>
          <table:table-cell table:formula="of:=([.A631]-[.$F$2])^2" office:value-type="float" office:value="44309.408004" calcext:value-type="float">
            <text:p>44309.408004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1/[.A632]" office:value-type="float" office:value="0.00119331742243437" calcext:value-type="float">
            <text:p>0.001193317422434</text:p>
          </table:table-cell>
          <table:table-cell table:formula="of:=([.A632]-[.$F$2])^2" office:value-type="float" office:value="114583.604004" calcext:value-type="float">
            <text:p>114583.604004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1/[.A633]" office:value-type="float" office:value="0.00145348837209302" calcext:value-type="float">
            <text:p>0.001453488372093</text:p>
          </table:table-cell>
          <table:table-cell table:formula="of:=([.A633]-[.$F$2])^2" office:value-type="float" office:value="35533.004004" calcext:value-type="float">
            <text:p>35533.004004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1/[.A634]" office:value-type="float" office:value="0.0029673590504451" calcext:value-type="float">
            <text:p>0.002967359050445</text:p>
          </table:table-cell>
          <table:table-cell table:formula="of:=([.A634]-[.$F$2])^2" office:value-type="float" office:value="26405.600004" calcext:value-type="float">
            <text:p>26405.600004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1/[.A635]" office:value-type="float" office:value="0.00238663484486874" calcext:value-type="float">
            <text:p>0.002386634844869</text:p>
          </table:table-cell>
          <table:table-cell table:formula="of:=([.A635]-[.$F$2])^2" office:value-type="float" office:value="6479.928004" calcext:value-type="float">
            <text:p>6479.928004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1/[.A636]" office:value-type="float" office:value="0.00112739571589628" calcext:value-type="float">
            <text:p>0.001127395715896</text:p>
          </table:table-cell>
          <table:table-cell table:formula="of:=([.A636]-[.$F$2])^2" office:value-type="float" office:value="150157.800004" calcext:value-type="float">
            <text:p>150157.800004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1/[.A637]" office:value-type="float" office:value="0.00202839756592292" calcext:value-type="float">
            <text:p>0.002028397565923</text:p>
          </table:table-cell>
          <table:table-cell table:formula="of:=([.A637]-[.$F$2])^2" office:value-type="float" office:value="42.2240039999999" calcext:value-type="float">
            <text:p>42.2240039999999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1/[.A638]" office:value-type="float" office:value="0.00166944908180301" calcext:value-type="float">
            <text:p>0.001669449081803</text:p>
          </table:table-cell>
          <table:table-cell table:formula="of:=([.A638]-[.$F$2])^2" office:value-type="float" office:value="9900.648004" calcext:value-type="float">
            <text:p>9900.648004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1/[.A639]" office:value-type="float" office:value="0.00124069478908189" calcext:value-type="float">
            <text:p>0.001240694789082</text:p>
          </table:table-cell>
          <table:table-cell table:formula="of:=([.A639]-[.$F$2])^2" office:value-type="float" office:value="93943.476004" calcext:value-type="float">
            <text:p>93943.476004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1/[.A640]" office:value-type="float" office:value="0.00121065375302663" calcext:value-type="float">
            <text:p>0.001210653753027</text:p>
          </table:table-cell>
          <table:table-cell table:formula="of:=([.A640]-[.$F$2])^2" office:value-type="float" office:value="106603.556004" calcext:value-type="float">
            <text:p>106603.556004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1/[.A641]" office:value-type="float" office:value="0.00194174757281553" calcext:value-type="float">
            <text:p>0.001941747572816</text:p>
          </table:table-cell>
          <table:table-cell table:formula="of:=([.A641]-[.$F$2])^2" office:value-type="float" office:value="240.312004" calcext:value-type="float">
            <text:p>240.31200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/[.A642]" office:value-type="float" office:value="0.0222222222222222" calcext:value-type="float">
            <text:p>0.022222222222222</text:p>
          </table:table-cell>
          <table:table-cell table:formula="of:=([.A642]-[.$F$2])^2" office:value-type="float" office:value="206568.432004" calcext:value-type="float">
            <text:p>206568.432004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1/[.A643]" office:value-type="float" office:value="0.00186567164179104" calcext:value-type="float">
            <text:p>0.001865671641791</text:p>
          </table:table-cell>
          <table:table-cell table:formula="of:=([.A643]-[.$F$2])^2" office:value-type="float" office:value="1332.396004" calcext:value-type="float">
            <text:p>1332.396004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1/[.A644]" office:value-type="float" office:value="0.00194931773879142" calcext:value-type="float">
            <text:p>0.001949317738791</text:p>
          </table:table-cell>
          <table:table-cell table:formula="of:=([.A644]-[.$F$2])^2" office:value-type="float" office:value="182.304004" calcext:value-type="float">
            <text:p>182.30400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/[.A645]" office:value-type="float" office:value="0.0208333333333333" calcext:value-type="float">
            <text:p>0.020833333333333</text:p>
          </table:table-cell>
          <table:table-cell table:formula="of:=([.A645]-[.$F$2])^2" office:value-type="float" office:value="203850.444004" calcext:value-type="float">
            <text:p>203850.444004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1/[.A646]" office:value-type="float" office:value="0.0011441647597254" calcext:value-type="float">
            <text:p>0.001144164759725</text:p>
          </table:table-cell>
          <table:table-cell table:formula="of:=([.A646]-[.$F$2])^2" office:value-type="float" office:value="140251.748004" calcext:value-type="float">
            <text:p>140251.748004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1/[.A647]" office:value-type="float" office:value="0.00151515151515152" calcext:value-type="float">
            <text:p>0.001515151515152</text:p>
          </table:table-cell>
          <table:table-cell table:formula="of:=([.A647]-[.$F$2])^2" office:value-type="float" office:value="25760.892004" calcext:value-type="float">
            <text:p>25760.89200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[.A648]" office:value-type="float" office:value="0.02" calcext:value-type="float">
            <text:p>0.02</text:p>
          </table:table-cell>
          <table:table-cell table:formula="of:=([.A648]-[.$F$2])^2" office:value-type="float" office:value="202048.452004" calcext:value-type="float">
            <text:p>202048.452004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1/[.A649]" office:value-type="float" office:value="0.0013351134846462" calcext:value-type="float">
            <text:p>0.001335113484646</text:p>
          </table:table-cell>
          <table:table-cell table:formula="of:=([.A649]-[.$F$2])^2" office:value-type="float" office:value="62251.248004" calcext:value-type="float">
            <text:p>62251.248004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/[.A650]" office:value-type="float" office:value="0.00819672131147541" calcext:value-type="float">
            <text:p>0.008196721311475</text:p>
          </table:table-cell>
          <table:table-cell table:formula="of:=([.A650]-[.$F$2])^2" office:value-type="float" office:value="142504.740004" calcext:value-type="float">
            <text:p>142504.740004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1/[.A651]" office:value-type="float" office:value="0.00182481751824818" calcext:value-type="float">
            <text:p>0.001824817518248</text:p>
          </table:table-cell>
          <table:table-cell table:formula="of:=([.A651]-[.$F$2])^2" office:value-type="float" office:value="2352.444004" calcext:value-type="float">
            <text:p>2352.444004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1/[.A652]" office:value-type="float" office:value="0.00132978723404255" calcext:value-type="float">
            <text:p>0.001329787234043</text:p>
          </table:table-cell>
          <table:table-cell table:formula="of:=([.A652]-[.$F$2])^2" office:value-type="float" office:value="63757.260004" calcext:value-type="float">
            <text:p>63757.26000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1/[.A653]" office:value-type="float" office:value="0.00446428571428571" calcext:value-type="float">
            <text:p>0.004464285714286</text:p>
          </table:table-cell>
          <table:table-cell table:formula="of:=([.A653]-[.$F$2])^2" office:value-type="float" office:value="75899.148004" calcext:value-type="float">
            <text:p>75899.148004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/[.A654]" office:value-type="float" office:value="0.00884955752212389" calcext:value-type="float">
            <text:p>0.008849557522124</text:p>
          </table:table-cell>
          <table:table-cell table:formula="of:=([.A654]-[.$F$2])^2" office:value-type="float" office:value="149380.704004" calcext:value-type="float">
            <text:p>149380.704004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1/[.A655]" office:value-type="float" office:value="0.00196078431372549" calcext:value-type="float">
            <text:p>0.001960784313725</text:p>
          </table:table-cell>
          <table:table-cell table:formula="of:=([.A655]-[.$F$2])^2" office:value-type="float" office:value="110.292004" calcext:value-type="float">
            <text:p>110.292004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1/[.A656]" office:value-type="float" office:value="0.00343642611683849" calcext:value-type="float">
            <text:p>0.003436426116838</text:p>
          </table:table-cell>
          <table:table-cell table:formula="of:=([.A656]-[.$F$2])^2" office:value-type="float" office:value="43471.416004" calcext:value-type="float">
            <text:p>43471.416004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1/[.A657]" office:value-type="float" office:value="0.00100603621730382" calcext:value-type="float">
            <text:p>0.001006036217304</text:p>
          </table:table-cell>
          <table:table-cell table:formula="of:=([.A657]-[.$F$2])^2" office:value-type="float" office:value="244532.228004" calcext:value-type="float">
            <text:p>244532.22800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[.A658]" office:value-type="float" office:value="0.0333333333333333" calcext:value-type="float">
            <text:p>0.033333333333333</text:p>
          </table:table-cell>
          <table:table-cell table:formula="of:=([.A658]-[.$F$2])^2" office:value-type="float" office:value="220428.372004" calcext:value-type="float">
            <text:p>220428.372004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1/[.A659]" office:value-type="float" office:value="0.00225225225225225" calcext:value-type="float">
            <text:p>0.002252252252252</text:p>
          </table:table-cell>
          <table:table-cell table:formula="of:=([.A659]-[.$F$2])^2" office:value-type="float" office:value="3080.028004" calcext:value-type="float">
            <text:p>3080.028004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1/[.A660]" office:value-type="float" office:value="0.00102354145342886" calcext:value-type="float">
            <text:p>0.001023541453429</text:p>
          </table:table-cell>
          <table:table-cell table:formula="of:=([.A660]-[.$F$2])^2" office:value-type="float" office:value="228008.160004" calcext:value-type="float">
            <text:p>228008.160004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1/[.A661]" office:value-type="float" office:value="0.00156985871271586" calcext:value-type="float">
            <text:p>0.001569858712716</text:p>
          </table:table-cell>
          <table:table-cell table:formula="of:=([.A661]-[.$F$2])^2" office:value-type="float" office:value="18906.800004" calcext:value-type="float">
            <text:p>18906.800004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1/[.A662]" office:value-type="float" office:value="0.00523560209424084" calcext:value-type="float">
            <text:p>0.005235602094241</text:p>
          </table:table-cell>
          <table:table-cell table:formula="of:=([.A662]-[.$F$2])^2" office:value-type="float" office:value="95171.016004" calcext:value-type="float">
            <text:p>95171.016004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1/[.A663]" office:value-type="float" office:value="0.00549450549450549" calcext:value-type="float">
            <text:p>0.005494505494506</text:p>
          </table:table-cell>
          <table:table-cell table:formula="of:=([.A663]-[.$F$2])^2" office:value-type="float" office:value="100804.980004" calcext:value-type="float">
            <text:p>100804.980004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1/[.A664]" office:value-type="float" office:value="0.00181818181818182" calcext:value-type="float">
            <text:p>0.001818181818182</text:p>
          </table:table-cell>
          <table:table-cell table:formula="of:=([.A664]-[.$F$2])^2" office:value-type="float" office:value="2550.452004" calcext:value-type="float">
            <text:p>2550.452004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1/[.A665]" office:value-type="float" office:value="0.00138504155124654" calcext:value-type="float">
            <text:p>0.001385041551247</text:p>
          </table:table-cell>
          <table:table-cell table:formula="of:=([.A665]-[.$F$2])^2" office:value-type="float" office:value="49507.140004" calcext:value-type="float">
            <text:p>49507.140004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1/[.A666]" office:value-type="float" office:value="0.0017921146953405" calcext:value-type="float">
            <text:p>0.001792114695341</text:p>
          </table:table-cell>
          <table:table-cell table:formula="of:=([.A666]-[.$F$2])^2" office:value-type="float" office:value="3422.484004" calcext:value-type="float">
            <text:p>3422.48400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1/[.A667]" office:value-type="float" office:value="0.00628930817610063" calcext:value-type="float">
            <text:p>0.006289308176101</text:p>
          </table:table-cell>
          <table:table-cell table:formula="of:=([.A667]-[.$F$2])^2" office:value-type="float" office:value="115938.888004" calcext:value-type="float">
            <text:p>115938.888004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1/[.A668]" office:value-type="float" office:value="0.00138121546961326" calcext:value-type="float">
            <text:p>0.001381215469613</text:p>
          </table:table-cell>
          <table:table-cell table:formula="of:=([.A668]-[.$F$2])^2" office:value-type="float" office:value="50401.148004" calcext:value-type="float">
            <text:p>50401.148004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1/[.A669]" office:value-type="float" office:value="0.00218818380743982" calcext:value-type="float">
            <text:p>0.00218818380744</text:p>
          </table:table-cell>
          <table:table-cell table:formula="of:=([.A669]-[.$F$2])^2" office:value-type="float" office:value="1806.080004" calcext:value-type="float">
            <text:p>1806.08000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/[.A670]" office:value-type="float" office:value="0.0172413793103448" calcext:value-type="float">
            <text:p>0.017241379310345</text:p>
          </table:table-cell>
          <table:table-cell table:formula="of:=([.A670]-[.$F$2])^2" office:value-type="float" office:value="194920.484004" calcext:value-type="float">
            <text:p>194920.48400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/[.A671]" office:value-type="float" office:value="0.0416666666666667" calcext:value-type="float">
            <text:p>0.041666666666667</text:p>
          </table:table-cell>
          <table:table-cell table:formula="of:=([.A671]-[.$F$2])^2" office:value-type="float" office:value="226098.348004" calcext:value-type="float">
            <text:p>226098.348004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1/[.A672]" office:value-type="float" office:value="0.00106609808102345" calcext:value-type="float">
            <text:p>0.001066098081023</text:p>
          </table:table-cell>
          <table:table-cell table:formula="of:=([.A672]-[.$F$2])^2" office:value-type="float" office:value="192284.004004" calcext:value-type="float">
            <text:p>192284.00400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1/[.A673]" office:value-type="float" office:value="0.0028735632183908" calcext:value-type="float">
            <text:p>0.002873563218391</text:p>
          </table:table-cell>
          <table:table-cell table:formula="of:=([.A673]-[.$F$2])^2" office:value-type="float" office:value="22951.644004" calcext:value-type="float">
            <text:p>22951.644004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/[.A674]" office:value-type="float" office:value="0.00854700854700855" calcext:value-type="float">
            <text:p>0.008547008547009</text:p>
          </table:table-cell>
          <table:table-cell table:formula="of:=([.A674]-[.$F$2])^2" office:value-type="float" office:value="146304.720004" calcext:value-type="float">
            <text:p>146304.720004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1/[.A675]" office:value-type="float" office:value="0.00202020202020202" calcext:value-type="float">
            <text:p>0.002020202020202</text:p>
          </table:table-cell>
          <table:table-cell table:formula="of:=([.A675]-[.$F$2])^2" office:value-type="float" office:value="20.2320039999999" calcext:value-type="float">
            <text:p>20.2320039999999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1/[.A676]" office:value-type="float" office:value="0.00186219739292365" calcext:value-type="float">
            <text:p>0.001862197392924</text:p>
          </table:table-cell>
          <table:table-cell table:formula="of:=([.A676]-[.$F$2])^2" office:value-type="float" office:value="1406.400004" calcext:value-type="float">
            <text:p>1406.400004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1/[.A677]" office:value-type="float" office:value="0.00226757369614512" calcext:value-type="float">
            <text:p>0.002267573696145</text:p>
          </table:table-cell>
          <table:table-cell table:formula="of:=([.A677]-[.$F$2])^2" office:value-type="float" office:value="3422.016004" calcext:value-type="float">
            <text:p>3422.01600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1/[.A678]" office:value-type="float" office:value="0.00268096514745308" calcext:value-type="float">
            <text:p>0.002680965147453</text:p>
          </table:table-cell>
          <table:table-cell table:formula="of:=([.A678]-[.$F$2])^2" office:value-type="float" office:value="16001.744004" calcext:value-type="float">
            <text:p>16001.744004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1/[.A679]" office:value-type="float" office:value="0.00452488687782805" calcext:value-type="float">
            <text:p>0.004524886877828</text:p>
          </table:table-cell>
          <table:table-cell table:formula="of:=([.A679]-[.$F$2])^2" office:value-type="float" office:value="77561.136004" calcext:value-type="float">
            <text:p>77561.136004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1/[.A680]" office:value-type="float" office:value="0.00121212121212121" calcext:value-type="float">
            <text:p>0.001212121212121</text:p>
          </table:table-cell>
          <table:table-cell table:formula="of:=([.A680]-[.$F$2])^2" office:value-type="float" office:value="105951.552004" calcext:value-type="float">
            <text:p>105951.55200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/[.A681]" office:value-type="float" office:value="0.0172413793103448" calcext:value-type="float">
            <text:p>0.017241379310345</text:p>
          </table:table-cell>
          <table:table-cell table:formula="of:=([.A681]-[.$F$2])^2" office:value-type="float" office:value="194920.484004" calcext:value-type="float">
            <text:p>194920.484004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1/[.A682]" office:value-type="float" office:value="0.00180505415162455" calcext:value-type="float">
            <text:p>0.001805054151625</text:p>
          </table:table-cell>
          <table:table-cell table:formula="of:=([.A682]-[.$F$2])^2" office:value-type="float" office:value="2970.468004" calcext:value-type="float">
            <text:p>2970.468004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1/[.A683]" office:value-type="float" office:value="0.0016025641025641" calcext:value-type="float">
            <text:p>0.001602564102564</text:p>
          </table:table-cell>
          <table:table-cell table:formula="of:=([.A683]-[.$F$2])^2" office:value-type="float" office:value="15500.748004" calcext:value-type="float">
            <text:p>15500.74800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/[.A684]" office:value-type="float" office:value="0.0121951219512195" calcext:value-type="float">
            <text:p>0.01219512195122</text:p>
          </table:table-cell>
          <table:table-cell table:formula="of:=([.A684]-[.$F$2])^2" office:value-type="float" office:value="174304.580004" calcext:value-type="float">
            <text:p>174304.580004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1/[.A685]" office:value-type="float" office:value="0.00355871886120996" calcext:value-type="float">
            <text:p>0.00355871886121</text:p>
          </table:table-cell>
          <table:table-cell table:formula="of:=([.A685]-[.$F$2])^2" office:value-type="float" office:value="47741.376004" calcext:value-type="float">
            <text:p>47741.37600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/[.A686]" office:value-type="float" office:value="0.0163934426229508" calcext:value-type="float">
            <text:p>0.016393442622951</text:p>
          </table:table-cell>
          <table:table-cell table:formula="of:=([.A686]-[.$F$2])^2" office:value-type="float" office:value="192280.496004" calcext:value-type="float">
            <text:p>192280.496004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1/[.A687]" office:value-type="float" office:value="0.00155038759689922" calcext:value-type="float">
            <text:p>0.001550387596899</text:p>
          </table:table-cell>
          <table:table-cell table:formula="of:=([.A687]-[.$F$2])^2" office:value-type="float" office:value="21170.832004" calcext:value-type="float">
            <text:p>21170.83200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1/[.A688]" office:value-type="float" office:value="0.00199600798403194" calcext:value-type="float">
            <text:p>0.001996007984032</text:p>
          </table:table-cell>
          <table:table-cell table:formula="of:=([.A688]-[.$F$2])^2" office:value-type="float" office:value="2.25600400000003" calcext:value-type="float">
            <text:p>2.25600400000003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1/[.A689]" office:value-type="float" office:value="0.00523560209424084" calcext:value-type="float">
            <text:p>0.005235602094241</text:p>
          </table:table-cell>
          <table:table-cell table:formula="of:=([.A689]-[.$F$2])^2" office:value-type="float" office:value="95171.016004" calcext:value-type="float">
            <text:p>95171.016004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1/[.A690]" office:value-type="float" office:value="0.00116822429906542" calcext:value-type="float">
            <text:p>0.001168224299065</text:p>
          </table:table-cell>
          <table:table-cell table:formula="of:=([.A690]-[.$F$2])^2" office:value-type="float" office:value="127093.676004" calcext:value-type="float">
            <text:p>127093.676004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1/[.A691]" office:value-type="float" office:value="0.00226757369614512" calcext:value-type="float">
            <text:p>0.002267573696145</text:p>
          </table:table-cell>
          <table:table-cell table:formula="of:=([.A691]-[.$F$2])^2" office:value-type="float" office:value="3422.016004" calcext:value-type="float">
            <text:p>3422.016004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1/[.A692]" office:value-type="float" office:value="0.00109769484083425" calcext:value-type="float">
            <text:p>0.001097694840834</text:p>
          </table:table-cell>
          <table:table-cell table:formula="of:=([.A692]-[.$F$2])^2" office:value-type="float" office:value="169333.896004" calcext:value-type="float">
            <text:p>169333.896004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1/[.A693]" office:value-type="float" office:value="0.00107181136120043" calcext:value-type="float">
            <text:p>0.0010718113612</text:p>
          </table:table-cell>
          <table:table-cell table:formula="of:=([.A693]-[.$F$2])^2" office:value-type="float" office:value="187923.984004" calcext:value-type="float">
            <text:p>187923.984004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1/[.A694]" office:value-type="float" office:value="0.00113378684807256" calcext:value-type="float">
            <text:p>0.001133786848073</text:p>
          </table:table-cell>
          <table:table-cell table:formula="of:=([.A694]-[.$F$2])^2" office:value-type="float" office:value="146307.780004" calcext:value-type="float">
            <text:p>146307.780004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1/[.A695]" office:value-type="float" office:value="0.00117096018735363" calcext:value-type="float">
            <text:p>0.001170960187354</text:p>
          </table:table-cell>
          <table:table-cell table:formula="of:=([.A695]-[.$F$2])^2" office:value-type="float" office:value="125671.668004" calcext:value-type="float">
            <text:p>125671.668004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1/[.A696]" office:value-type="float" office:value="0.00485436893203883" calcext:value-type="float">
            <text:p>0.004854368932039</text:p>
          </table:table-cell>
          <table:table-cell table:formula="of:=([.A696]-[.$F$2])^2" office:value-type="float" office:value="86141.076004" calcext:value-type="float">
            <text:p>86141.07600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1/[.A697]" office:value-type="float" office:value="0.00130208333333333" calcext:value-type="float">
            <text:p>0.001302083333333</text:p>
          </table:table-cell>
          <table:table-cell table:formula="of:=([.A697]-[.$F$2])^2" office:value-type="float" office:value="72093.324004" calcext:value-type="float">
            <text:p>72093.324004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1/[.A698]" office:value-type="float" office:value="0.00194552529182879" calcext:value-type="float">
            <text:p>0.001945525291829</text:p>
          </table:table-cell>
          <table:table-cell table:formula="of:=([.A698]-[.$F$2])^2" office:value-type="float" office:value="210.308004" calcext:value-type="float">
            <text:p>210.308004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1/[.A699]" office:value-type="float" office:value="0.003584229390681" calcext:value-type="float">
            <text:p>0.003584229390681</text:p>
          </table:table-cell>
          <table:table-cell table:formula="of:=([.A699]-[.$F$2])^2" office:value-type="float" office:value="48619.368004" calcext:value-type="float">
            <text:p>48619.368004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1/[.A700]" office:value-type="float" office:value="0.00197628458498024" calcext:value-type="float">
            <text:p>0.00197628458498</text:p>
          </table:table-cell>
          <table:table-cell table:formula="of:=([.A700]-[.$F$2])^2" office:value-type="float" office:value="42.2760040000001" calcext:value-type="float">
            <text:p>42.276004000000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[.A701]" office:value-type="float" office:value="0.0714285714285714" calcext:value-type="float">
            <text:p>0.071428571428572</text:p>
          </table:table-cell>
          <table:table-cell table:formula="of:=([.A701]-[.$F$2])^2" office:value-type="float" office:value="235708.308004" calcext:value-type="float">
            <text:p>235708.308004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1/[.A702]" office:value-type="float" office:value="0.0016025641025641" calcext:value-type="float">
            <text:p>0.001602564102564</text:p>
          </table:table-cell>
          <table:table-cell table:formula="of:=([.A702]-[.$F$2])^2" office:value-type="float" office:value="15500.748004" calcext:value-type="float">
            <text:p>15500.748004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1/[.A703]" office:value-type="float" office:value="0.0014367816091954" calcext:value-type="float">
            <text:p>0.001436781609195</text:p>
          </table:table-cell>
          <table:table-cell table:formula="of:=([.A703]-[.$F$2])^2" office:value-type="float" office:value="38613.036004" calcext:value-type="float">
            <text:p>38613.036004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1/[.A704]" office:value-type="float" office:value="0.00116959064327485" calcext:value-type="float">
            <text:p>0.001169590643275</text:p>
          </table:table-cell>
          <table:table-cell table:formula="of:=([.A704]-[.$F$2])^2" office:value-type="float" office:value="126381.672004" calcext:value-type="float">
            <text:p>126381.672004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1/[.A705]" office:value-type="float" office:value="0.00238663484486874" calcext:value-type="float">
            <text:p>0.002386634844869</text:p>
          </table:table-cell>
          <table:table-cell table:formula="of:=([.A705]-[.$F$2])^2" office:value-type="float" office:value="6479.928004" calcext:value-type="float">
            <text:p>6479.92800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/[.A706]" office:value-type="float" office:value="0.0277777777777778" calcext:value-type="float">
            <text:p>0.027777777777778</text:p>
          </table:table-cell>
          <table:table-cell table:formula="of:=([.A706]-[.$F$2])^2" office:value-type="float" office:value="214830.396004" calcext:value-type="float">
            <text:p>214830.396004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1/[.A707]" office:value-type="float" office:value="0.0017636684303351" calcext:value-type="float">
            <text:p>0.001763668430335</text:p>
          </table:table-cell>
          <table:table-cell table:formula="of:=([.A707]-[.$F$2])^2" office:value-type="float" office:value="4556.520004" calcext:value-type="float">
            <text:p>4556.520004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1/[.A708]" office:value-type="float" office:value="0.0011037527593819" calcext:value-type="float">
            <text:p>0.001103752759382</text:p>
          </table:table-cell>
          <table:table-cell table:formula="of:=([.A708]-[.$F$2])^2" office:value-type="float" office:value="165243.876004" calcext:value-type="float">
            <text:p>165243.876004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/[.A709]" office:value-type="float" office:value="0.00813008130081301" calcext:value-type="float">
            <text:p>0.008130081300813</text:p>
          </table:table-cell>
          <table:table-cell table:formula="of:=([.A709]-[.$F$2])^2" office:value-type="float" office:value="141750.744004" calcext:value-type="float">
            <text:p>141750.744004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1/[.A710]" office:value-type="float" office:value="0.004" calcext:value-type="float">
            <text:p>0.004</text:p>
          </table:table-cell>
          <table:table-cell table:formula="of:=([.A710]-[.$F$2])^2" office:value-type="float" office:value="62249.252004" calcext:value-type="float">
            <text:p>62249.252004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1/[.A711]" office:value-type="float" office:value="0.00568181818181818" calcext:value-type="float">
            <text:p>0.005681818181818</text:p>
          </table:table-cell>
          <table:table-cell table:formula="of:=([.A711]-[.$F$2])^2" office:value-type="float" office:value="104650.956004" calcext:value-type="float">
            <text:p>104650.956004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1/[.A712]" office:value-type="float" office:value="0.00205338809034908" calcext:value-type="float">
            <text:p>0.002053388090349</text:p>
          </table:table-cell>
          <table:table-cell table:formula="of:=([.A712]-[.$F$2])^2" office:value-type="float" office:value="156.200004" calcext:value-type="float">
            <text:p>156.200004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1/[.A713]" office:value-type="float" office:value="0.00124843945068664" calcext:value-type="float">
            <text:p>0.001248439450687</text:p>
          </table:table-cell>
          <table:table-cell table:formula="of:=([.A713]-[.$F$2])^2" office:value-type="float" office:value="90903.456004" calcext:value-type="float">
            <text:p>90903.456004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1/[.A714]" office:value-type="float" office:value="0.00114025085518814" calcext:value-type="float">
            <text:p>0.001140250855188</text:p>
          </table:table-cell>
          <table:table-cell table:formula="of:=([.A714]-[.$F$2])^2" office:value-type="float" office:value="142507.760004" calcext:value-type="float">
            <text:p>142507.76000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1/[.A715]" office:value-type="float" office:value="0.00199600798403194" calcext:value-type="float">
            <text:p>0.001996007984032</text:p>
          </table:table-cell>
          <table:table-cell table:formula="of:=([.A715]-[.$F$2])^2" office:value-type="float" office:value="2.25600400000003" calcext:value-type="float">
            <text:p>2.25600400000003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1/[.A716]" office:value-type="float" office:value="0.00107296137339056" calcext:value-type="float">
            <text:p>0.001072961373391</text:p>
          </table:table-cell>
          <table:table-cell table:formula="of:=([.A716]-[.$F$2])^2" office:value-type="float" office:value="187057.980004" calcext:value-type="float">
            <text:p>187057.980004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1/[.A717]" office:value-type="float" office:value="0.00167785234899329" calcext:value-type="float">
            <text:p>0.001677852348993</text:p>
          </table:table-cell>
          <table:table-cell table:formula="of:=([.A717]-[.$F$2])^2" office:value-type="float" office:value="9312.636004" calcext:value-type="float">
            <text:p>9312.636004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1/[.A718]" office:value-type="float" office:value="0.00104712041884817" calcext:value-type="float">
            <text:p>0.001047120418848</text:p>
          </table:table-cell>
          <table:table-cell table:formula="of:=([.A718]-[.$F$2])^2" office:value-type="float" office:value="207482.072004" calcext:value-type="float">
            <text:p>207482.072004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1/[.A719]" office:value-type="float" office:value="0.00112485939257593" calcext:value-type="float">
            <text:p>0.001124859392576</text:p>
          </table:table-cell>
          <table:table-cell table:formula="of:=([.A719]-[.$F$2])^2" office:value-type="float" office:value="151711.808004" calcext:value-type="float">
            <text:p>151711.808004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1/[.A720]" office:value-type="float" office:value="0.00206185567010309" calcext:value-type="float">
            <text:p>0.002061855670103</text:p>
          </table:table-cell>
          <table:table-cell table:formula="of:=([.A720]-[.$F$2])^2" office:value-type="float" office:value="210.192004" calcext:value-type="float">
            <text:p>210.192004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1/[.A721]" office:value-type="float" office:value="0.00194552529182879" calcext:value-type="float">
            <text:p>0.001945525291829</text:p>
          </table:table-cell>
          <table:table-cell table:formula="of:=([.A721]-[.$F$2])^2" office:value-type="float" office:value="210.308004" calcext:value-type="float">
            <text:p>210.308004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1/[.A722]" office:value-type="float" office:value="0.00221238938053097" calcext:value-type="float">
            <text:p>0.002212389380531</text:p>
          </table:table-cell>
          <table:table-cell table:formula="of:=([.A722]-[.$F$2])^2" office:value-type="float" office:value="2256.060004" calcext:value-type="float">
            <text:p>2256.06000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/[.A723]" office:value-type="float" office:value="0.0172413793103448" calcext:value-type="float">
            <text:p>0.017241379310345</text:p>
          </table:table-cell>
          <table:table-cell table:formula="of:=([.A723]-[.$F$2])^2" office:value-type="float" office:value="194920.484004" calcext:value-type="float">
            <text:p>194920.48400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.A724]" office:value-type="float" office:value="0.125" calcext:value-type="float">
            <text:p>0.125</text:p>
          </table:table-cell>
          <table:table-cell table:formula="of:=([.A724]-[.$F$2])^2" office:value-type="float" office:value="241570.284004" calcext:value-type="float">
            <text:p>241570.284004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1/[.A725]" office:value-type="float" office:value="0.0015015015015015" calcext:value-type="float">
            <text:p>0.001501501501502</text:p>
          </table:table-cell>
          <table:table-cell table:formula="of:=([.A725]-[.$F$2])^2" office:value-type="float" office:value="27722.916004" calcext:value-type="float">
            <text:p>27722.91600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1/[.A726]" office:value-type="float" office:value="0.00108813928182807" calcext:value-type="float">
            <text:p>0.001088139281828</text:p>
          </table:table-cell>
          <table:table-cell table:formula="of:=([.A726]-[.$F$2])^2" office:value-type="float" office:value="175981.928004" calcext:value-type="float">
            <text:p>175981.928004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1/[.A727]" office:value-type="float" office:value="0.00165289256198347" calcext:value-type="float">
            <text:p>0.001652892561983</text:p>
          </table:table-cell>
          <table:table-cell table:formula="of:=([.A727]-[.$F$2])^2" office:value-type="float" office:value="11130.672004" calcext:value-type="float">
            <text:p>11130.672004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1/[.A728]" office:value-type="float" office:value="0.00199203187250996" calcext:value-type="float">
            <text:p>0.00199203187251</text:p>
          </table:table-cell>
          <table:table-cell table:formula="of:=([.A728]-[.$F$2])^2" office:value-type="float" office:value="6.26000400000005" calcext:value-type="float">
            <text:p>6.26000400000005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1/[.A729]" office:value-type="float" office:value="0.00161812297734628" calcext:value-type="float">
            <text:p>0.001618122977346</text:p>
          </table:table-cell>
          <table:table-cell table:formula="of:=([.A729]-[.$F$2])^2" office:value-type="float" office:value="14042.724004" calcext:value-type="float">
            <text:p>14042.724004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1/[.A730]" office:value-type="float" office:value="0.00169779286926995" calcext:value-type="float">
            <text:p>0.00169779286927</text:p>
          </table:table-cell>
          <table:table-cell table:formula="of:=([.A730]-[.$F$2])^2" office:value-type="float" office:value="8010.608004" calcext:value-type="float">
            <text:p>8010.608004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1/[.A731]" office:value-type="float" office:value="0.00102880658436214" calcext:value-type="float">
            <text:p>0.001028806584362</text:p>
          </table:table-cell>
          <table:table-cell table:formula="of:=([.A731]-[.$F$2])^2" office:value-type="float" office:value="223258.140004" calcext:value-type="float">
            <text:p>223258.140004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1/[.A732]" office:value-type="float" office:value="0.00241545893719807" calcext:value-type="float">
            <text:p>0.002415458937198</text:p>
          </table:table-cell>
          <table:table-cell table:formula="of:=([.A732]-[.$F$2])^2" office:value-type="float" office:value="7309.908004" calcext:value-type="float">
            <text:p>7309.90800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/[.A733]" office:value-type="float" office:value="0.0185185185185185" calcext:value-type="float">
            <text:p>0.018518518518519</text:p>
          </table:table-cell>
          <table:table-cell table:formula="of:=([.A733]-[.$F$2])^2" office:value-type="float" office:value="198468.468004" calcext:value-type="float">
            <text:p>198468.4680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[.A734]" office:value-type="float" office:value="0.5" calcext:value-type="float">
            <text:p>0.5</text:p>
          </table:table-cell>
          <table:table-cell table:formula="of:=([.A734]-[.$F$2])^2" office:value-type="float" office:value="247504.260004" calcext:value-type="float">
            <text:p>247504.260004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1/[.A735]" office:value-type="float" office:value="0.00130039011703511" calcext:value-type="float">
            <text:p>0.001300390117035</text:p>
          </table:table-cell>
          <table:table-cell table:formula="of:=([.A735]-[.$F$2])^2" office:value-type="float" office:value="72631.328004" calcext:value-type="float">
            <text:p>72631.328004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1/[.A736]" office:value-type="float" office:value="0.0017825311942959" calcext:value-type="float">
            <text:p>0.001782531194296</text:p>
          </table:table-cell>
          <table:table-cell table:formula="of:=([.A736]-[.$F$2])^2" office:value-type="float" office:value="3782.496004" calcext:value-type="float">
            <text:p>3782.496004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1/[.A737]" office:value-type="float" office:value="0.00775193798449612" calcext:value-type="float">
            <text:p>0.007751937984496</text:p>
          </table:table-cell>
          <table:table-cell table:formula="of:=([.A737]-[.$F$2])^2" office:value-type="float" office:value="137268.768004" calcext:value-type="float">
            <text:p>137268.768004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1/[.A738]" office:value-type="float" office:value="0.0026246719160105" calcext:value-type="float">
            <text:p>0.002624671916011</text:p>
          </table:table-cell>
          <table:table-cell table:formula="of:=([.A738]-[.$F$2])^2" office:value-type="float" office:value="14041.776004" calcext:value-type="float">
            <text:p>14041.776004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1/[.A739]" office:value-type="float" office:value="0.00157977883096367" calcext:value-type="float">
            <text:p>0.001579778830964</text:p>
          </table:table-cell>
          <table:table-cell table:formula="of:=([.A739]-[.$F$2])^2" office:value-type="float" office:value="17822.784004" calcext:value-type="float">
            <text:p>17822.784004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1/[.A740]" office:value-type="float" office:value="0.00173010380622837" calcext:value-type="float">
            <text:p>0.001730103806228</text:p>
          </table:table-cell>
          <table:table-cell table:formula="of:=([.A740]-[.$F$2])^2" office:value-type="float" office:value="6162.564004" calcext:value-type="float">
            <text:p>6162.564004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1/[.A741]" office:value-type="float" office:value="0.00294117647058823" calcext:value-type="float">
            <text:p>0.002941176470588</text:p>
          </table:table-cell>
          <table:table-cell table:formula="of:=([.A741]-[.$F$2])^2" office:value-type="float" office:value="25439.612004" calcext:value-type="float">
            <text:p>25439.61200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1/[.A742]" office:value-type="float" office:value="0.00210970464135021" calcext:value-type="float">
            <text:p>0.00210970464135</text:p>
          </table:table-cell>
          <table:table-cell table:formula="of:=([.A742]-[.$F$2])^2" office:value-type="float" office:value="650.148004" calcext:value-type="float">
            <text:p>650.148004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1/[.A743]" office:value-type="float" office:value="0.00152439024390244" calcext:value-type="float">
            <text:p>0.001524390243902</text:p>
          </table:table-cell>
          <table:table-cell table:formula="of:=([.A743]-[.$F$2])^2" office:value-type="float" office:value="24492.876004" calcext:value-type="float">
            <text:p>24492.876004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1/[.A744]" office:value-type="float" office:value="0.00133333333333333" calcext:value-type="float">
            <text:p>0.001333333333333</text:p>
          </table:table-cell>
          <table:table-cell table:formula="of:=([.A744]-[.$F$2])^2" office:value-type="float" office:value="62751.252004" calcext:value-type="float">
            <text:p>62751.252004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/[.A745]" office:value-type="float" office:value="0.00884955752212389" calcext:value-type="float">
            <text:p>0.008849557522124</text:p>
          </table:table-cell>
          <table:table-cell table:formula="of:=([.A745]-[.$F$2])^2" office:value-type="float" office:value="149380.704004" calcext:value-type="float">
            <text:p>149380.704004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1/[.A746]" office:value-type="float" office:value="0.00112359550561798" calcext:value-type="float">
            <text:p>0.001123595505618</text:p>
          </table:table-cell>
          <table:table-cell table:formula="of:=([.A746]-[.$F$2])^2" office:value-type="float" office:value="152491.812004" calcext:value-type="float">
            <text:p>152491.812004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1/[.A747]" office:value-type="float" office:value="0.00237529691211401" calcext:value-type="float">
            <text:p>0.002375296912114</text:p>
          </table:table-cell>
          <table:table-cell table:formula="of:=([.A747]-[.$F$2])^2" office:value-type="float" office:value="6161.936004" calcext:value-type="float">
            <text:p>6161.936004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1/[.A748]" office:value-type="float" office:value="0.00242130750605327" calcext:value-type="float">
            <text:p>0.002421307506053</text:p>
          </table:table-cell>
          <table:table-cell table:formula="of:=([.A748]-[.$F$2])^2" office:value-type="float" office:value="7481.904004" calcext:value-type="float">
            <text:p>7481.904004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1/[.A749]" office:value-type="float" office:value="0.00115473441108545" calcext:value-type="float">
            <text:p>0.001154734411085</text:p>
          </table:table-cell>
          <table:table-cell table:formula="of:=([.A749]-[.$F$2])^2" office:value-type="float" office:value="134323.716004" calcext:value-type="float">
            <text:p>134323.716004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1/[.A750]" office:value-type="float" office:value="0.00120918984280532" calcext:value-type="float">
            <text:p>0.001209189842805</text:p>
          </table:table-cell>
          <table:table-cell table:formula="of:=([.A750]-[.$F$2])^2" office:value-type="float" office:value="107257.560004" calcext:value-type="float">
            <text:p>107257.560004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1/[.A751]" office:value-type="float" office:value="0.00478468899521531" calcext:value-type="float">
            <text:p>0.004784688995215</text:p>
          </table:table-cell>
          <table:table-cell table:formula="of:=([.A751]-[.$F$2])^2" office:value-type="float" office:value="84389.088004" calcext:value-type="float">
            <text:p>84389.088004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1/[.A752]" office:value-type="float" office:value="0.00284900284900285" calcext:value-type="float">
            <text:p>0.002849002849003</text:p>
          </table:table-cell>
          <table:table-cell table:formula="of:=([.A752]-[.$F$2])^2" office:value-type="float" office:value="22051.656004" calcext:value-type="float">
            <text:p>22051.656004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1/[.A753]" office:value-type="float" office:value="0.0019723865877712" calcext:value-type="float">
            <text:p>0.001972386587771</text:p>
          </table:table-cell>
          <table:table-cell table:formula="of:=([.A753]-[.$F$2])^2" office:value-type="float" office:value="56.2800040000001" calcext:value-type="float">
            <text:p>56.2800040000001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1/[.A754]" office:value-type="float" office:value="0.00195694716242661" calcext:value-type="float">
            <text:p>0.001956947162427</text:p>
          </table:table-cell>
          <table:table-cell table:formula="of:=([.A754]-[.$F$2])^2" office:value-type="float" office:value="132.296004" calcext:value-type="float">
            <text:p>132.296004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1/[.A755]" office:value-type="float" office:value="0.00129198966408269" calcext:value-type="float">
            <text:p>0.001291989664083</text:p>
          </table:table-cell>
          <table:table-cell table:formula="of:=([.A755]-[.$F$2])^2" office:value-type="float" office:value="75351.348004" calcext:value-type="float">
            <text:p>75351.34800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/[.A756]" office:value-type="float" office:value="0.027027027027027" calcext:value-type="float">
            <text:p>0.027027027027027</text:p>
          </table:table-cell>
          <table:table-cell table:formula="of:=([.A756]-[.$F$2])^2" office:value-type="float" office:value="213904.400004" calcext:value-type="float">
            <text:p>213904.400004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1/[.A757]" office:value-type="float" office:value="0.00150375939849624" calcext:value-type="float">
            <text:p>0.001503759398496</text:p>
          </table:table-cell>
          <table:table-cell table:formula="of:=([.A757]-[.$F$2])^2" office:value-type="float" office:value="27390.912004" calcext:value-type="float">
            <text:p>27390.912004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1/[.A758]" office:value-type="float" office:value="0.00208333333333333" calcext:value-type="float">
            <text:p>0.002083333333333</text:p>
          </table:table-cell>
          <table:table-cell table:formula="of:=([.A758]-[.$F$2])^2" office:value-type="float" office:value="380.172004" calcext:value-type="float">
            <text:p>380.172004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1/[.A759]" office:value-type="float" office:value="0.0015600624024961" calcext:value-type="float">
            <text:p>0.001560062402496</text:p>
          </table:table-cell>
          <table:table-cell table:formula="of:=([.A759]-[.$F$2])^2" office:value-type="float" office:value="20022.816004" calcext:value-type="float">
            <text:p>20022.81600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/[.A760]" office:value-type="float" office:value="0.0238095238095238" calcext:value-type="float">
            <text:p>0.023809523809524</text:p>
          </table:table-cell>
          <table:table-cell table:formula="of:=([.A760]-[.$F$2])^2" office:value-type="float" office:value="209304.420004" calcext:value-type="float">
            <text:p>209304.420004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1/[.A761]" office:value-type="float" office:value="0.00216919739696312" calcext:value-type="float">
            <text:p>0.002169197396963</text:p>
          </table:table-cell>
          <table:table-cell table:formula="of:=([.A761]-[.$F$2])^2" office:value-type="float" office:value="1482.096004" calcext:value-type="float">
            <text:p>1482.09600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/[.A762]" office:value-type="float" office:value="0.0099009900990099" calcext:value-type="float">
            <text:p>0.00990099009901</text:p>
          </table:table-cell>
          <table:table-cell table:formula="of:=([.A762]-[.$F$2])^2" office:value-type="float" office:value="158800.656004" calcext:value-type="float">
            <text:p>158800.65600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763]" office:value-type="float" office:value="0.0625" calcext:value-type="float">
            <text:p>0.0625</text:p>
          </table:table-cell>
          <table:table-cell table:formula="of:=([.A763]-[.$F$2])^2" office:value-type="float" office:value="233770.316004" calcext:value-type="float">
            <text:p>233770.316004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1/[.A764]" office:value-type="float" office:value="0.00145985401459854" calcext:value-type="float">
            <text:p>0.001459854014599</text:p>
          </table:table-cell>
          <table:table-cell table:formula="of:=([.A764]-[.$F$2])^2" office:value-type="float" office:value="34410.992004" calcext:value-type="float">
            <text:p>34410.992004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1/[.A765]" office:value-type="float" office:value="0.00105708245243129" calcext:value-type="float">
            <text:p>0.001057082452431</text:p>
          </table:table-cell>
          <table:table-cell table:formula="of:=([.A765]-[.$F$2])^2" office:value-type="float" office:value="199364.036004" calcext:value-type="float">
            <text:p>199364.036004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1/[.A766]" office:value-type="float" office:value="0.0028328611898017" calcext:value-type="float">
            <text:p>0.002832861189802</text:p>
          </table:table-cell>
          <table:table-cell table:formula="of:=([.A766]-[.$F$2])^2" office:value-type="float" office:value="21461.664004" calcext:value-type="float">
            <text:p>21461.664004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1/[.A767]" office:value-type="float" office:value="0.00106382978723404" calcext:value-type="float">
            <text:p>0.001063829787234</text:p>
          </table:table-cell>
          <table:table-cell table:formula="of:=([.A767]-[.$F$2])^2" office:value-type="float" office:value="194042.012004" calcext:value-type="float">
            <text:p>194042.012004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1/[.A768]" office:value-type="float" office:value="0.00163934426229508" calcext:value-type="float">
            <text:p>0.001639344262295</text:p>
          </table:table-cell>
          <table:table-cell table:formula="of:=([.A768]-[.$F$2])^2" office:value-type="float" office:value="12210.692004" calcext:value-type="float">
            <text:p>12210.692004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1/[.A769]" office:value-type="float" office:value="0.00131061598951507" calcext:value-type="float">
            <text:p>0.001310615989515</text:p>
          </table:table-cell>
          <table:table-cell table:formula="of:=([.A769]-[.$F$2])^2" office:value-type="float" office:value="69433.304004" calcext:value-type="float">
            <text:p>69433.304004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1/[.A770]" office:value-type="float" office:value="0.00104602510460251" calcext:value-type="float">
            <text:p>0.001046025104603</text:p>
          </table:table-cell>
          <table:table-cell table:formula="of:=([.A770]-[.$F$2])^2" office:value-type="float" office:value="208394.076004" calcext:value-type="float">
            <text:p>208394.07600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[.A771]" office:value-type="float" office:value="0.2" calcext:value-type="float">
            <text:p>0.2</text:p>
          </table:table-cell>
          <table:table-cell table:formula="of:=([.A771]-[.$F$2])^2" office:value-type="float" office:value="244528.272004" calcext:value-type="float">
            <text:p>244528.27200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1/[.A772]" office:value-type="float" office:value="0.0050251256281407" calcext:value-type="float">
            <text:p>0.005025125628141</text:p>
          </table:table-cell>
          <table:table-cell table:formula="of:=([.A772]-[.$F$2])^2" office:value-type="float" office:value="90299.048004" calcext:value-type="float">
            <text:p>90299.048004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1/[.A773]" office:value-type="float" office:value="0.00103092783505155" calcext:value-type="float">
            <text:p>0.001030927835052</text:p>
          </table:table-cell>
          <table:table-cell table:formula="of:=([.A773]-[.$F$2])^2" office:value-type="float" office:value="221372.132004" calcext:value-type="float">
            <text:p>221372.132004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1/[.A774]" office:value-type="float" office:value="0.00275482093663912" calcext:value-type="float">
            <text:p>0.002754820936639</text:p>
          </table:table-cell>
          <table:table-cell table:formula="of:=([.A774]-[.$F$2])^2" office:value-type="float" office:value="18631.704004" calcext:value-type="float">
            <text:p>18631.704004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/[.A775]" office:value-type="float" office:value="0.00684931506849315" calcext:value-type="float">
            <text:p>0.006849315068493</text:p>
          </table:table-cell>
          <table:table-cell table:formula="of:=([.A775]-[.$F$2])^2" office:value-type="float" office:value="124960.836004" calcext:value-type="float">
            <text:p>124960.836004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1/[.A776]" office:value-type="float" office:value="0.00190839694656489" calcext:value-type="float">
            <text:p>0.001908396946565</text:p>
          </table:table-cell>
          <table:table-cell table:formula="of:=([.A776]-[.$F$2])^2" office:value-type="float" office:value="600.348004000001" calcext:value-type="float">
            <text:p>600.34800400000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/[.A777]" office:value-type="float" office:value="0.0192307692307692" calcext:value-type="float">
            <text:p>0.019230769230769</text:p>
          </table:table-cell>
          <table:table-cell table:formula="of:=([.A777]-[.$F$2])^2" office:value-type="float" office:value="200254.460004" calcext:value-type="float">
            <text:p>200254.460004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1/[.A778]" office:value-type="float" office:value="0.00130378096479791" calcext:value-type="float">
            <text:p>0.001303780964798</text:p>
          </table:table-cell>
          <table:table-cell table:formula="of:=([.A778]-[.$F$2])^2" office:value-type="float" office:value="71557.320004" calcext:value-type="float">
            <text:p>71557.320004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1/[.A779]" office:value-type="float" office:value="0.0010351966873706" calcext:value-type="float">
            <text:p>0.001035196687371</text:p>
          </table:table-cell>
          <table:table-cell table:formula="of:=([.A779]-[.$F$2])^2" office:value-type="float" office:value="217624.116004" calcext:value-type="float">
            <text:p>217624.116004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1/[.A780]" office:value-type="float" office:value="0.00144717800289436" calcext:value-type="float">
            <text:p>0.001447178002894</text:p>
          </table:table-cell>
          <table:table-cell table:formula="of:=([.A780]-[.$F$2])^2" office:value-type="float" office:value="36673.016004" calcext:value-type="float">
            <text:p>36673.01600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1/[.A781]" office:value-type="float" office:value="0.00195694716242661" calcext:value-type="float">
            <text:p>0.001956947162427</text:p>
          </table:table-cell>
          <table:table-cell table:formula="of:=([.A781]-[.$F$2])^2" office:value-type="float" office:value="132.296004" calcext:value-type="float">
            <text:p>132.296004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1/[.A782]" office:value-type="float" office:value="0.00133155792276964" calcext:value-type="float">
            <text:p>0.00133155792277</text:p>
          </table:table-cell>
          <table:table-cell table:formula="of:=([.A782]-[.$F$2])^2" office:value-type="float" office:value="63253.256004" calcext:value-type="float">
            <text:p>63253.256004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1/[.A783]" office:value-type="float" office:value="0.00164203612479475" calcext:value-type="float">
            <text:p>0.001642036124795</text:p>
          </table:table-cell>
          <table:table-cell table:formula="of:=([.A783]-[.$F$2])^2" office:value-type="float" office:value="11990.688004" calcext:value-type="float">
            <text:p>11990.68800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/[.A784]" office:value-type="float" office:value="0.012987012987013" calcext:value-type="float">
            <text:p>0.012987012987013</text:p>
          </table:table-cell>
          <table:table-cell table:formula="of:=([.A784]-[.$F$2])^2" office:value-type="float" office:value="178504.560004" calcext:value-type="float">
            <text:p>178504.560004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1/[.A785]" office:value-type="float" office:value="0.00192678227360308" calcext:value-type="float">
            <text:p>0.001926782273603</text:p>
          </table:table-cell>
          <table:table-cell table:formula="of:=([.A785]-[.$F$2])^2" office:value-type="float" office:value="380.328004" calcext:value-type="float">
            <text:p>380.328004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/[.A786]" office:value-type="float" office:value="0.0091743119266055" calcext:value-type="float">
            <text:p>0.009174311926606</text:p>
          </table:table-cell>
          <table:table-cell table:formula="of:=([.A786]-[.$F$2])^2" office:value-type="float" office:value="152488.688004" calcext:value-type="float">
            <text:p>152488.68800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/[.A787]" office:value-type="float" office:value="0.00943396226415094" calcext:value-type="float">
            <text:p>0.009433962264151</text:p>
          </table:table-cell>
          <table:table-cell table:formula="of:=([.A787]-[.$F$2])^2" office:value-type="float" office:value="154840.676004" calcext:value-type="float">
            <text:p>154840.676004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1/[.A788]" office:value-type="float" office:value="0.00261096605744125" calcext:value-type="float">
            <text:p>0.002610966057441</text:p>
          </table:table-cell>
          <table:table-cell table:formula="of:=([.A788]-[.$F$2])^2" office:value-type="float" office:value="13571.784004" calcext:value-type="float">
            <text:p>13571.784004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1/[.A789]" office:value-type="float" office:value="0.00199203187250996" calcext:value-type="float">
            <text:p>0.00199203187251</text:p>
          </table:table-cell>
          <table:table-cell table:formula="of:=([.A789]-[.$F$2])^2" office:value-type="float" office:value="6.26000400000005" calcext:value-type="float">
            <text:p>6.26000400000005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1/[.A790]" office:value-type="float" office:value="0.00111234705228031" calcext:value-type="float">
            <text:p>0.00111234705228</text:p>
          </table:table-cell>
          <table:table-cell table:formula="of:=([.A790]-[.$F$2])^2" office:value-type="float" office:value="159601.848004" calcext:value-type="float">
            <text:p>159601.848004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1/[.A791]" office:value-type="float" office:value="0.00155038759689922" calcext:value-type="float">
            <text:p>0.001550387596899</text:p>
          </table:table-cell>
          <table:table-cell table:formula="of:=([.A791]-[.$F$2])^2" office:value-type="float" office:value="21170.832004" calcext:value-type="float">
            <text:p>21170.832004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1/[.A792]" office:value-type="float" office:value="0.0075187969924812" calcext:value-type="float">
            <text:p>0.007518796992481</text:p>
          </table:table-cell>
          <table:table-cell table:formula="of:=([.A792]-[.$F$2])^2" office:value-type="float" office:value="134320.784004" calcext:value-type="float">
            <text:p>134320.784004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1/[.A793]" office:value-type="float" office:value="0.00343642611683849" calcext:value-type="float">
            <text:p>0.003436426116838</text:p>
          </table:table-cell>
          <table:table-cell table:formula="of:=([.A793]-[.$F$2])^2" office:value-type="float" office:value="43471.416004" calcext:value-type="float">
            <text:p>43471.416004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1/[.A794]" office:value-type="float" office:value="0.00208768267223382" calcext:value-type="float">
            <text:p>0.002087682672234</text:p>
          </table:table-cell>
          <table:table-cell table:formula="of:=([.A794]-[.$F$2])^2" office:value-type="float" office:value="420.168004" calcext:value-type="float">
            <text:p>420.168004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1/[.A795]" office:value-type="float" office:value="0.00105596620908131" calcext:value-type="float">
            <text:p>0.001055966209081</text:p>
          </table:table-cell>
          <table:table-cell table:formula="of:=([.A795]-[.$F$2])^2" office:value-type="float" office:value="200258.040004" calcext:value-type="float">
            <text:p>200258.040004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1/[.A796]" office:value-type="float" office:value="0.00144927536231884" calcext:value-type="float">
            <text:p>0.001449275362319</text:p>
          </table:table-cell>
          <table:table-cell table:formula="of:=([.A796]-[.$F$2])^2" office:value-type="float" office:value="36291.012004" calcext:value-type="float">
            <text:p>36291.01200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[.A797]" office:value-type="float" office:value="0.02" calcext:value-type="float">
            <text:p>0.02</text:p>
          </table:table-cell>
          <table:table-cell table:formula="of:=([.A797]-[.$F$2])^2" office:value-type="float" office:value="202048.452004" calcext:value-type="float">
            <text:p>202048.452004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1/[.A798]" office:value-type="float" office:value="0.00144717800289436" calcext:value-type="float">
            <text:p>0.001447178002894</text:p>
          </table:table-cell>
          <table:table-cell table:formula="of:=([.A798]-[.$F$2])^2" office:value-type="float" office:value="36673.016004" calcext:value-type="float">
            <text:p>36673.016004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1/[.A799]" office:value-type="float" office:value="0.00103092783505155" calcext:value-type="float">
            <text:p>0.001030927835052</text:p>
          </table:table-cell>
          <table:table-cell table:formula="of:=([.A799]-[.$F$2])^2" office:value-type="float" office:value="221372.132004" calcext:value-type="float">
            <text:p>221372.132004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1/[.A800]" office:value-type="float" office:value="0.00124069478908189" calcext:value-type="float">
            <text:p>0.001240694789082</text:p>
          </table:table-cell>
          <table:table-cell table:formula="of:=([.A800]-[.$F$2])^2" office:value-type="float" office:value="93943.476004" calcext:value-type="float">
            <text:p>93943.47600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1/[.A801]" office:value-type="float" office:value="0.00108813928182807" calcext:value-type="float">
            <text:p>0.001088139281828</text:p>
          </table:table-cell>
          <table:table-cell table:formula="of:=([.A801]-[.$F$2])^2" office:value-type="float" office:value="175981.928004" calcext:value-type="float">
            <text:p>175981.92800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1/[.A802]" office:value-type="float" office:value="0.0050251256281407" calcext:value-type="float">
            <text:p>0.005025125628141</text:p>
          </table:table-cell>
          <table:table-cell table:formula="of:=([.A802]-[.$F$2])^2" office:value-type="float" office:value="90299.048004" calcext:value-type="float">
            <text:p>90299.048004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1/[.A803]" office:value-type="float" office:value="0.00255754475703325" calcext:value-type="float">
            <text:p>0.002557544757033</text:p>
          </table:table-cell>
          <table:table-cell table:formula="of:=([.A803]-[.$F$2])^2" office:value-type="float" office:value="11771.816004" calcext:value-type="float">
            <text:p>11771.816004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1/[.A804]" office:value-type="float" office:value="0.00193798449612403" calcext:value-type="float">
            <text:p>0.001937984496124</text:p>
          </table:table-cell>
          <table:table-cell table:formula="of:=([.A804]-[.$F$2])^2" office:value-type="float" office:value="272.316004" calcext:value-type="float">
            <text:p>272.316004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1/[.A805]" office:value-type="float" office:value="0.00105932203389831" calcext:value-type="float">
            <text:p>0.001059322033898</text:p>
          </table:table-cell>
          <table:table-cell table:formula="of:=([.A805]-[.$F$2])^2" office:value-type="float" office:value="197582.028004" calcext:value-type="float">
            <text:p>197582.028004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1/[.A806]" office:value-type="float" office:value="0.00384615384615385" calcext:value-type="float">
            <text:p>0.003846153846154</text:p>
          </table:table-cell>
          <table:table-cell table:formula="of:=([.A806]-[.$F$2])^2" office:value-type="float" office:value="57359.292004" calcext:value-type="float">
            <text:p>57359.292004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1/[.A807]" office:value-type="float" office:value="0.00144092219020173" calcext:value-type="float">
            <text:p>0.001440922190202</text:p>
          </table:table-cell>
          <table:table-cell table:formula="of:=([.A807]-[.$F$2])^2" office:value-type="float" office:value="37831.028004" calcext:value-type="float">
            <text:p>37831.02800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[.A808]" office:value-type="float" office:value="0.0769230769230769" calcext:value-type="float">
            <text:p>0.076923076923077</text:p>
          </table:table-cell>
          <table:table-cell table:formula="of:=([.A808]-[.$F$2])^2" office:value-type="float" office:value="236680.304004" calcext:value-type="float">
            <text:p>236680.304004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1/[.A809]" office:value-type="float" office:value="0.00126582278481013" calcext:value-type="float">
            <text:p>0.00126582278481</text:p>
          </table:table-cell>
          <table:table-cell table:formula="of:=([.A809]-[.$F$2])^2" office:value-type="float" office:value="84391.412004" calcext:value-type="float">
            <text:p>84391.412004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1/[.A810]" office:value-type="float" office:value="0.0011441647597254" calcext:value-type="float">
            <text:p>0.001144164759725</text:p>
          </table:table-cell>
          <table:table-cell table:formula="of:=([.A810]-[.$F$2])^2" office:value-type="float" office:value="140251.748004" calcext:value-type="float">
            <text:p>140251.748004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1/[.A811]" office:value-type="float" office:value="0.00364963503649635" calcext:value-type="float">
            <text:p>0.003649635036496</text:p>
          </table:table-cell>
          <table:table-cell table:formula="of:=([.A811]-[.$F$2])^2" office:value-type="float" office:value="50849.348004" calcext:value-type="float">
            <text:p>50849.348004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1/[.A812]" office:value-type="float" office:value="0.00186567164179104" calcext:value-type="float">
            <text:p>0.001865671641791</text:p>
          </table:table-cell>
          <table:table-cell table:formula="of:=([.A812]-[.$F$2])^2" office:value-type="float" office:value="1332.396004" calcext:value-type="float">
            <text:p>1332.396004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1/[.A813]" office:value-type="float" office:value="0.00116009280742459" calcext:value-type="float">
            <text:p>0.001160092807425</text:p>
          </table:table-cell>
          <table:table-cell table:formula="of:=([.A813]-[.$F$2])^2" office:value-type="float" office:value="131407.700004" calcext:value-type="float">
            <text:p>131407.700004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1/[.A814]" office:value-type="float" office:value="0.00182149362477231" calcext:value-type="float">
            <text:p>0.001821493624772</text:p>
          </table:table-cell>
          <table:table-cell table:formula="of:=([.A814]-[.$F$2])^2" office:value-type="float" office:value="2450.448004" calcext:value-type="float">
            <text:p>2450.44800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1/[.A815]" office:value-type="float" office:value="0.00326797385620915" calcext:value-type="float">
            <text:p>0.003267973856209</text:p>
          </table:table-cell>
          <table:table-cell table:formula="of:=([.A815]-[.$F$2])^2" office:value-type="float" office:value="37441.476004" calcext:value-type="float">
            <text:p>37441.476004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1/[.A816]" office:value-type="float" office:value="0.0010752688172043" calcext:value-type="float">
            <text:p>0.001075268817204</text:p>
          </table:table-cell>
          <table:table-cell table:formula="of:=([.A816]-[.$F$2])^2" office:value-type="float" office:value="185331.972004" calcext:value-type="float">
            <text:p>185331.97200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/[.A817]" office:value-type="float" office:value="0.0126582278481013" calcext:value-type="float">
            <text:p>0.012658227848101</text:p>
          </table:table-cell>
          <table:table-cell table:formula="of:=([.A817]-[.$F$2])^2" office:value-type="float" office:value="176818.568004" calcext:value-type="float">
            <text:p>176818.568004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1/[.A818]" office:value-type="float" office:value="0.00153374233128834" calcext:value-type="float">
            <text:p>0.001533742331288</text:p>
          </table:table-cell>
          <table:table-cell table:formula="of:=([.A818]-[.$F$2])^2" office:value-type="float" office:value="23256.860004" calcext:value-type="float">
            <text:p>23256.860004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1/[.A819]" office:value-type="float" office:value="0.00111358574610245" calcext:value-type="float">
            <text:p>0.001113585746102</text:p>
          </table:table-cell>
          <table:table-cell table:formula="of:=([.A819]-[.$F$2])^2" office:value-type="float" office:value="158803.844004" calcext:value-type="float">
            <text:p>158803.844004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1/[.A820]" office:value-type="float" office:value="0.00763358778625954" calcext:value-type="float">
            <text:p>0.00763358778626</text:p>
          </table:table-cell>
          <table:table-cell table:formula="of:=([.A820]-[.$F$2])^2" office:value-type="float" office:value="135790.776004" calcext:value-type="float">
            <text:p>135790.776004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1/[.A821]" office:value-type="float" office:value="0.00176678445229682" calcext:value-type="float">
            <text:p>0.001766784452297</text:p>
          </table:table-cell>
          <table:table-cell table:formula="of:=([.A821]-[.$F$2])^2" office:value-type="float" office:value="4422.516004" calcext:value-type="float">
            <text:p>4422.516004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1/[.A822]" office:value-type="float" office:value="0.00169779286926995" calcext:value-type="float">
            <text:p>0.00169779286927</text:p>
          </table:table-cell>
          <table:table-cell table:formula="of:=([.A822]-[.$F$2])^2" office:value-type="float" office:value="8010.608004" calcext:value-type="float">
            <text:p>8010.608004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1/[.A823]" office:value-type="float" office:value="0.0062111801242236" calcext:value-type="float">
            <text:p>0.006211180124224</text:p>
          </table:table-cell>
          <table:table-cell table:formula="of:=([.A823]-[.$F$2])^2" office:value-type="float" office:value="114580.896004" calcext:value-type="float">
            <text:p>114580.896004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1/[.A824]" office:value-type="float" office:value="0.00142857142857143" calcext:value-type="float">
            <text:p>0.001428571428571</text:p>
          </table:table-cell>
          <table:table-cell table:formula="of:=([.A824]-[.$F$2])^2" office:value-type="float" office:value="40201.052004" calcext:value-type="float">
            <text:p>40201.052004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1/[.A825]" office:value-type="float" office:value="0.0015625" calcext:value-type="float">
            <text:p>0.0015625</text:p>
          </table:table-cell>
          <table:table-cell table:formula="of:=([.A825]-[.$F$2])^2" office:value-type="float" office:value="19740.812004" calcext:value-type="float">
            <text:p>19740.812004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1/[.A826]" office:value-type="float" office:value="0.00131406044678055" calcext:value-type="float">
            <text:p>0.001314060446781</text:p>
          </table:table-cell>
          <table:table-cell table:formula="of:=([.A826]-[.$F$2])^2" office:value-type="float" office:value="68383.296004" calcext:value-type="float">
            <text:p>68383.296004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1/[.A827]" office:value-type="float" office:value="0.00118343195266272" calcext:value-type="float">
            <text:p>0.001183431952663</text:p>
          </table:table-cell>
          <table:table-cell table:formula="of:=([.A827]-[.$F$2])^2" office:value-type="float" office:value="119371.632004" calcext:value-type="float">
            <text:p>119371.632004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1/[.A828]" office:value-type="float" office:value="0.00106837606837607" calcext:value-type="float">
            <text:p>0.001068376068376</text:p>
          </table:table-cell>
          <table:table-cell table:formula="of:=([.A828]-[.$F$2])^2" office:value-type="float" office:value="190533.996004" calcext:value-type="float">
            <text:p>190533.996004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/[.A829]" office:value-type="float" office:value="0.00900900900900901" calcext:value-type="float">
            <text:p>0.009009009009009</text:p>
          </table:table-cell>
          <table:table-cell table:formula="of:=([.A829]-[.$F$2])^2" office:value-type="float" office:value="150930.696004" calcext:value-type="float">
            <text:p>150930.696004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1/[.A830]" office:value-type="float" office:value="0.00183150183150183" calcext:value-type="float">
            <text:p>0.001831501831502</text:p>
          </table:table-cell>
          <table:table-cell table:formula="of:=([.A830]-[.$F$2])^2" office:value-type="float" office:value="2162.436004" calcext:value-type="float">
            <text:p>2162.436004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/[.A831]" office:value-type="float" office:value="0.00980392156862745" calcext:value-type="float">
            <text:p>0.009803921568627</text:p>
          </table:table-cell>
          <table:table-cell table:formula="of:=([.A831]-[.$F$2])^2" office:value-type="float" office:value="158004.660004" calcext:value-type="float">
            <text:p>158004.660004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1/[.A832]" office:value-type="float" office:value="0.00114155251141553" calcext:value-type="float">
            <text:p>0.001141552511416</text:p>
          </table:table-cell>
          <table:table-cell table:formula="of:=([.A832]-[.$F$2])^2" office:value-type="float" office:value="141753.756004" calcext:value-type="float">
            <text:p>141753.75600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/[.A833]" office:value-type="float" office:value="0.0106382978723404" calcext:value-type="float">
            <text:p>0.010638297872341</text:p>
          </table:table-cell>
          <table:table-cell table:formula="of:=([.A833]-[.$F$2])^2" office:value-type="float" office:value="164428.628004" calcext:value-type="float">
            <text:p>164428.628004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1/[.A834]" office:value-type="float" office:value="0.00348432055749129" calcext:value-type="float">
            <text:p>0.003484320557491</text:p>
          </table:table-cell>
          <table:table-cell table:formula="of:=([.A834]-[.$F$2])^2" office:value-type="float" office:value="45155.400004" calcext:value-type="float">
            <text:p>45155.400004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1/[.A835]" office:value-type="float" office:value="0.00117647058823529" calcext:value-type="float">
            <text:p>0.001176470588235</text:p>
          </table:table-cell>
          <table:table-cell table:formula="of:=([.A835]-[.$F$2])^2" office:value-type="float" office:value="122851.652004" calcext:value-type="float">
            <text:p>122851.652004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1/[.A836]" office:value-type="float" office:value="0.00261780104712042" calcext:value-type="float">
            <text:p>0.00261780104712</text:p>
          </table:table-cell>
          <table:table-cell table:formula="of:=([.A836]-[.$F$2])^2" office:value-type="float" office:value="13805.780004" calcext:value-type="float">
            <text:p>13805.780004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1/[.A837]" office:value-type="float" office:value="0.00106837606837607" calcext:value-type="float">
            <text:p>0.001068376068376</text:p>
          </table:table-cell>
          <table:table-cell table:formula="of:=([.A837]-[.$F$2])^2" office:value-type="float" office:value="190533.996004" calcext:value-type="float">
            <text:p>190533.996004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1/[.A838]" office:value-type="float" office:value="0.00518134715025907" calcext:value-type="float">
            <text:p>0.005181347150259</text:p>
          </table:table-cell>
          <table:table-cell table:formula="of:=([.A838]-[.$F$2])^2" office:value-type="float" office:value="93941.024004" calcext:value-type="float">
            <text:p>93941.024004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1/[.A839]" office:value-type="float" office:value="0.00126742712294043" calcext:value-type="float">
            <text:p>0.00126742712294</text:p>
          </table:table-cell>
          <table:table-cell table:formula="of:=([.A839]-[.$F$2])^2" office:value-type="float" office:value="83811.408004" calcext:value-type="float">
            <text:p>83811.408004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1/[.A840]" office:value-type="float" office:value="0.00359712230215827" calcext:value-type="float">
            <text:p>0.003597122302158</text:p>
          </table:table-cell>
          <table:table-cell table:formula="of:=([.A840]-[.$F$2])^2" office:value-type="float" office:value="49061.364004" calcext:value-type="float">
            <text:p>49061.364004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1/[.A841]" office:value-type="float" office:value="0.00124843945068664" calcext:value-type="float">
            <text:p>0.001248439450687</text:p>
          </table:table-cell>
          <table:table-cell table:formula="of:=([.A841]-[.$F$2])^2" office:value-type="float" office:value="90903.456004" calcext:value-type="float">
            <text:p>90903.456004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1/[.A842]" office:value-type="float" office:value="0.00148367952522255" calcext:value-type="float">
            <text:p>0.001483679525223</text:p>
          </table:table-cell>
          <table:table-cell table:formula="of:=([.A842]-[.$F$2])^2" office:value-type="float" office:value="30450.948004" calcext:value-type="float">
            <text:p>30450.94800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/[.A843]" office:value-type="float" office:value="0.0384615384615385" calcext:value-type="float">
            <text:p>0.038461538461539</text:p>
          </table:table-cell>
          <table:table-cell table:formula="of:=([.A843]-[.$F$2])^2" office:value-type="float" office:value="224200.356004" calcext:value-type="float">
            <text:p>224200.35600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1/[.A844]" office:value-type="float" office:value="0.00218340611353712" calcext:value-type="float">
            <text:p>0.002183406113537</text:p>
          </table:table-cell>
          <table:table-cell table:formula="of:=([.A844]-[.$F$2])^2" office:value-type="float" office:value="1722.084004" calcext:value-type="float">
            <text:p>1722.084004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1/[.A845]" office:value-type="float" office:value="0.00122249388753056" calcext:value-type="float">
            <text:p>0.001222493887531</text:p>
          </table:table-cell>
          <table:table-cell table:formula="of:=([.A845]-[.$F$2])^2" office:value-type="float" office:value="101443.524004" calcext:value-type="float">
            <text:p>101443.52400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/[.A846]" office:value-type="float" office:value="0.0104166666666667" calcext:value-type="float">
            <text:p>0.010416666666667</text:p>
          </table:table-cell>
          <table:table-cell table:formula="of:=([.A846]-[.$F$2])^2" office:value-type="float" office:value="162810.636004" calcext:value-type="float">
            <text:p>162810.636004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1/[.A847]" office:value-type="float" office:value="0.00197628458498024" calcext:value-type="float">
            <text:p>0.00197628458498</text:p>
          </table:table-cell>
          <table:table-cell table:formula="of:=([.A847]-[.$F$2])^2" office:value-type="float" office:value="42.2760040000001" calcext:value-type="float">
            <text:p>42.2760040000001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1/[.A848]" office:value-type="float" office:value="0.00359712230215827" calcext:value-type="float">
            <text:p>0.003597122302158</text:p>
          </table:table-cell>
          <table:table-cell table:formula="of:=([.A848]-[.$F$2])^2" office:value-type="float" office:value="49061.364004" calcext:value-type="float">
            <text:p>49061.36400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1/[.A849]" office:value-type="float" office:value="0.00571428571428571" calcext:value-type="float">
            <text:p>0.005714285714286</text:p>
          </table:table-cell>
          <table:table-cell table:formula="of:=([.A849]-[.$F$2])^2" office:value-type="float" office:value="105298.952004" calcext:value-type="float">
            <text:p>105298.95200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850]" office:value-type="float" office:value="0.0625" calcext:value-type="float">
            <text:p>0.0625</text:p>
          </table:table-cell>
          <table:table-cell table:formula="of:=([.A850]-[.$F$2])^2" office:value-type="float" office:value="233770.316004" calcext:value-type="float">
            <text:p>233770.316004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1/[.A851]" office:value-type="float" office:value="0.00103199174406605" calcext:value-type="float">
            <text:p>0.001031991744066</text:p>
          </table:table-cell>
          <table:table-cell table:formula="of:=([.A851]-[.$F$2])^2" office:value-type="float" office:value="220432.128004" calcext:value-type="float">
            <text:p>220432.128004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1/[.A852]" office:value-type="float" office:value="0.00213675213675214" calcext:value-type="float">
            <text:p>0.002136752136752</text:p>
          </table:table-cell>
          <table:table-cell table:formula="of:=([.A852]-[.$F$2])^2" office:value-type="float" office:value="992.124003999999" calcext:value-type="float">
            <text:p>992.124003999999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1/[.A853]" office:value-type="float" office:value="0.00146198830409357" calcext:value-type="float">
            <text:p>0.001461988304094</text:p>
          </table:table-cell>
          <table:table-cell table:formula="of:=([.A853]-[.$F$2])^2" office:value-type="float" office:value="34040.988004" calcext:value-type="float">
            <text:p>34040.988004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1/[.A854]" office:value-type="float" office:value="0.00244498777506112" calcext:value-type="float">
            <text:p>0.002444987775061</text:p>
          </table:table-cell>
          <table:table-cell table:formula="of:=([.A854]-[.$F$2])^2" office:value-type="float" office:value="8189.888004" calcext:value-type="float">
            <text:p>8189.888004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1/[.A855]" office:value-type="float" office:value="0.00130548302872063" calcext:value-type="float">
            <text:p>0.001305483028721</text:p>
          </table:table-cell>
          <table:table-cell table:formula="of:=([.A855]-[.$F$2])^2" office:value-type="float" office:value="71023.316004" calcext:value-type="float">
            <text:p>71023.31600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/[.A856]" office:value-type="float" office:value="0.0178571428571429" calcext:value-type="float">
            <text:p>0.017857142857143</text:p>
          </table:table-cell>
          <table:table-cell table:formula="of:=([.A856]-[.$F$2])^2" office:value-type="float" office:value="196690.476004" calcext:value-type="float">
            <text:p>196690.476004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1/[.A857]" office:value-type="float" office:value="0.00176678445229682" calcext:value-type="float">
            <text:p>0.001766784452297</text:p>
          </table:table-cell>
          <table:table-cell table:formula="of:=([.A857]-[.$F$2])^2" office:value-type="float" office:value="4422.516004" calcext:value-type="float">
            <text:p>4422.51600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1/[.A858]" office:value-type="float" office:value="0.00105263157894737" calcext:value-type="float">
            <text:p>0.001052631578947</text:p>
          </table:table-cell>
          <table:table-cell table:formula="of:=([.A858]-[.$F$2])^2" office:value-type="float" office:value="202952.052004" calcext:value-type="float">
            <text:p>202952.05200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1/[.A859]" office:value-type="float" office:value="0.00137362637362637" calcext:value-type="float">
            <text:p>0.001373626373626</text:p>
          </table:table-cell>
          <table:table-cell table:formula="of:=([.A859]-[.$F$2])^2" office:value-type="float" office:value="52213.164004" calcext:value-type="float">
            <text:p>52213.164004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1/[.A860]" office:value-type="float" office:value="0.00182149362477231" calcext:value-type="float">
            <text:p>0.001821493624772</text:p>
          </table:table-cell>
          <table:table-cell table:formula="of:=([.A860]-[.$F$2])^2" office:value-type="float" office:value="2450.448004" calcext:value-type="float">
            <text:p>2450.44800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/[.A861]" office:value-type="float" office:value="0.0136986301369863" calcext:value-type="float">
            <text:p>0.013698630136986</text:p>
          </table:table-cell>
          <table:table-cell table:formula="of:=([.A861]-[.$F$2])^2" office:value-type="float" office:value="181900.544004" calcext:value-type="float">
            <text:p>181900.544004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1/[.A862]" office:value-type="float" office:value="0.00160513643659711" calcext:value-type="float">
            <text:p>0.001605136436597</text:p>
          </table:table-cell>
          <table:table-cell table:formula="of:=([.A862]-[.$F$2])^2" office:value-type="float" office:value="15252.744004" calcext:value-type="float">
            <text:p>15252.74400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/[.A863]" office:value-type="float" office:value="0.0163934426229508" calcext:value-type="float">
            <text:p>0.016393442622951</text:p>
          </table:table-cell>
          <table:table-cell table:formula="of:=([.A863]-[.$F$2])^2" office:value-type="float" office:value="192280.496004" calcext:value-type="float">
            <text:p>192280.496004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/[.A864]" office:value-type="float" office:value="0.00854700854700855" calcext:value-type="float">
            <text:p>0.008547008547009</text:p>
          </table:table-cell>
          <table:table-cell table:formula="of:=([.A864]-[.$F$2])^2" office:value-type="float" office:value="146304.720004" calcext:value-type="float">
            <text:p>146304.720004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1/[.A865]" office:value-type="float" office:value="0.00153374233128834" calcext:value-type="float">
            <text:p>0.001533742331288</text:p>
          </table:table-cell>
          <table:table-cell table:formula="of:=([.A865]-[.$F$2])^2" office:value-type="float" office:value="23256.860004" calcext:value-type="float">
            <text:p>23256.86000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1/[.A866]" office:value-type="float" office:value="0.00392156862745098" calcext:value-type="float">
            <text:p>0.003921568627451</text:p>
          </table:table-cell>
          <table:table-cell table:formula="of:=([.A866]-[.$F$2])^2" office:value-type="float" office:value="59779.272004" calcext:value-type="float">
            <text:p>59779.272004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1/[.A867]" office:value-type="float" office:value="0.0017636684303351" calcext:value-type="float">
            <text:p>0.001763668430335</text:p>
          </table:table-cell>
          <table:table-cell table:formula="of:=([.A867]-[.$F$2])^2" office:value-type="float" office:value="4556.520004" calcext:value-type="float">
            <text:p>4556.520004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1/[.A868]" office:value-type="float" office:value="0.00188679245283019" calcext:value-type="float">
            <text:p>0.00188679245283</text:p>
          </table:table-cell>
          <table:table-cell table:formula="of:=([.A868]-[.$F$2])^2" office:value-type="float" office:value="930.372004000001" calcext:value-type="float">
            <text:p>930.37200400000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1/[.A869]" office:value-type="float" office:value="0.00219298245614035" calcext:value-type="float">
            <text:p>0.00219298245614</text:p>
          </table:table-cell>
          <table:table-cell table:formula="of:=([.A869]-[.$F$2])^2" office:value-type="float" office:value="1892.076004" calcext:value-type="float">
            <text:p>1892.076004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1/[.A870]" office:value-type="float" office:value="0.00134589502018843" calcext:value-type="float">
            <text:p>0.001345895020188</text:p>
          </table:table-cell>
          <table:table-cell table:formula="of:=([.A870]-[.$F$2])^2" office:value-type="float" office:value="59293.224004" calcext:value-type="float">
            <text:p>59293.22400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[.A871]" office:value-type="float" office:value="0.05" calcext:value-type="float">
            <text:p>0.05</text:p>
          </table:table-cell>
          <table:table-cell table:formula="of:=([.A871]-[.$F$2])^2" office:value-type="float" office:value="229918.332004" calcext:value-type="float">
            <text:p>229918.332004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1/[.A872]" office:value-type="float" office:value="0.00178571428571429" calcext:value-type="float">
            <text:p>0.001785714285714</text:p>
          </table:table-cell>
          <table:table-cell table:formula="of:=([.A872]-[.$F$2])^2" office:value-type="float" office:value="3660.492004" calcext:value-type="float">
            <text:p>3660.492004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1/[.A873]" office:value-type="float" office:value="0.00134228187919463" calcext:value-type="float">
            <text:p>0.001342281879195</text:p>
          </table:table-cell>
          <table:table-cell table:formula="of:=([.A873]-[.$F$2])^2" office:value-type="float" office:value="60271.232004" calcext:value-type="float">
            <text:p>60271.232004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1/[.A874]" office:value-type="float" office:value="0.00518134715025907" calcext:value-type="float">
            <text:p>0.005181347150259</text:p>
          </table:table-cell>
          <table:table-cell table:formula="of:=([.A874]-[.$F$2])^2" office:value-type="float" office:value="93941.024004" calcext:value-type="float">
            <text:p>93941.024004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1/[.A875]" office:value-type="float" office:value="0.00137174211248285" calcext:value-type="float">
            <text:p>0.001371742112483</text:p>
          </table:table-cell>
          <table:table-cell table:formula="of:=([.A875]-[.$F$2])^2" office:value-type="float" office:value="52671.168004" calcext:value-type="float">
            <text:p>52671.168004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/[.A876]" office:value-type="float" office:value="0.00925925925925926" calcext:value-type="float">
            <text:p>0.009259259259259</text:p>
          </table:table-cell>
          <table:table-cell table:formula="of:=([.A876]-[.$F$2])^2" office:value-type="float" office:value="153270.684004" calcext:value-type="float">
            <text:p>153270.684004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1/[.A877]" office:value-type="float" office:value="0.00114285714285714" calcext:value-type="float">
            <text:p>0.001142857142857</text:p>
          </table:table-cell>
          <table:table-cell table:formula="of:=([.A877]-[.$F$2])^2" office:value-type="float" office:value="141001.752004" calcext:value-type="float">
            <text:p>141001.752004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1/[.A878]" office:value-type="float" office:value="0.00404858299595142" calcext:value-type="float">
            <text:p>0.004048582995951</text:p>
          </table:table-cell>
          <table:table-cell table:formula="of:=([.A878]-[.$F$2])^2" office:value-type="float" office:value="63755.240004" calcext:value-type="float">
            <text:p>63755.240004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1/[.A879]" office:value-type="float" office:value="0.00113895216400911" calcext:value-type="float">
            <text:p>0.001138952164009</text:p>
          </table:table-cell>
          <table:table-cell table:formula="of:=([.A879]-[.$F$2])^2" office:value-type="float" office:value="143263.764004" calcext:value-type="float">
            <text:p>143263.764004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1/[.A880]" office:value-type="float" office:value="0.00107991360691145" calcext:value-type="float">
            <text:p>0.001079913606911</text:p>
          </table:table-cell>
          <table:table-cell table:formula="of:=([.A880]-[.$F$2])^2" office:value-type="float" office:value="181903.956004" calcext:value-type="float">
            <text:p>181903.956004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1/[.A881]" office:value-type="float" office:value="0.00113507377979569" calcext:value-type="float">
            <text:p>0.001135073779796</text:p>
          </table:table-cell>
          <table:table-cell table:formula="of:=([.A881]-[.$F$2])^2" office:value-type="float" office:value="145543.776004" calcext:value-type="float">
            <text:p>145543.776004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1/[.A882]" office:value-type="float" office:value="0.0012853470437018" calcext:value-type="float">
            <text:p>0.001285347043702</text:p>
          </table:table-cell>
          <table:table-cell table:formula="of:=([.A882]-[.$F$2])^2" office:value-type="float" office:value="77563.364004" calcext:value-type="float">
            <text:p>77563.364004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1/[.A883]" office:value-type="float" office:value="0.00244498777506112" calcext:value-type="float">
            <text:p>0.002444987775061</text:p>
          </table:table-cell>
          <table:table-cell table:formula="of:=([.A883]-[.$F$2])^2" office:value-type="float" office:value="8189.888004" calcext:value-type="float">
            <text:p>8189.888004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1/[.A884]" office:value-type="float" office:value="0.00152905198776758" calcext:value-type="float">
            <text:p>0.001529051987768</text:p>
          </table:table-cell>
          <table:table-cell table:formula="of:=([.A884]-[.$F$2])^2" office:value-type="float" office:value="23870.868004" calcext:value-type="float">
            <text:p>23870.868004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1/[.A885]" office:value-type="float" office:value="0.00119189511323004" calcext:value-type="float">
            <text:p>0.00119189511323</text:p>
          </table:table-cell>
          <table:table-cell table:formula="of:=([.A885]-[.$F$2])^2" office:value-type="float" office:value="115261.608004" calcext:value-type="float">
            <text:p>115261.608004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1/[.A886]" office:value-type="float" office:value="0.00126742712294043" calcext:value-type="float">
            <text:p>0.00126742712294</text:p>
          </table:table-cell>
          <table:table-cell table:formula="of:=([.A886]-[.$F$2])^2" office:value-type="float" office:value="83811.408004" calcext:value-type="float">
            <text:p>83811.408004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1/[.A887]" office:value-type="float" office:value="0.00171232876712329" calcext:value-type="float">
            <text:p>0.001712328767123</text:p>
          </table:table-cell>
          <table:table-cell table:formula="of:=([.A887]-[.$F$2])^2" office:value-type="float" office:value="7140.588004" calcext:value-type="float">
            <text:p>7140.58800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1/[.A888]" office:value-type="float" office:value="0.00115874855156431" calcext:value-type="float">
            <text:p>0.001158748551564</text:p>
          </table:table-cell>
          <table:table-cell table:formula="of:=([.A888]-[.$F$2])^2" office:value-type="float" office:value="132133.704004" calcext:value-type="float">
            <text:p>132133.704004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1/[.A889]" office:value-type="float" office:value="0.00317460317460317" calcext:value-type="float">
            <text:p>0.003174603174603</text:p>
          </table:table-cell>
          <table:table-cell table:formula="of:=([.A889]-[.$F$2])^2" office:value-type="float" office:value="34039.512004" calcext:value-type="float">
            <text:p>34039.512004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1/[.A890]" office:value-type="float" office:value="0.00105485232067511" calcext:value-type="float">
            <text:p>0.001054852320675</text:p>
          </table:table-cell>
          <table:table-cell table:formula="of:=([.A890]-[.$F$2])^2" office:value-type="float" office:value="201154.044004" calcext:value-type="float">
            <text:p>201154.044004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1/[.A891]" office:value-type="float" office:value="0.00704225352112676" calcext:value-type="float">
            <text:p>0.007042253521127</text:p>
          </table:table-cell>
          <table:table-cell table:formula="of:=([.A891]-[.$F$2])^2" office:value-type="float" office:value="127804.820004" calcext:value-type="float">
            <text:p>127804.820004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1/[.A892]" office:value-type="float" office:value="0.00179533213644524" calcext:value-type="float">
            <text:p>0.001795332136445</text:p>
          </table:table-cell>
          <table:table-cell table:formula="of:=([.A892]-[.$F$2])^2" office:value-type="float" office:value="3306.480004" calcext:value-type="float">
            <text:p>3306.480004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1/[.A893]" office:value-type="float" office:value="0.00284090909090909" calcext:value-type="float">
            <text:p>0.002840909090909</text:p>
          </table:table-cell>
          <table:table-cell table:formula="of:=([.A893]-[.$F$2])^2" office:value-type="float" office:value="21755.660004" calcext:value-type="float">
            <text:p>21755.66000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1/[.A894]" office:value-type="float" office:value="0.00199600798403194" calcext:value-type="float">
            <text:p>0.001996007984032</text:p>
          </table:table-cell>
          <table:table-cell table:formula="of:=([.A894]-[.$F$2])^2" office:value-type="float" office:value="2.25600400000003" calcext:value-type="float">
            <text:p>2.25600400000003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1/[.A895]" office:value-type="float" office:value="0.00175131348511384" calcext:value-type="float">
            <text:p>0.001751313485114</text:p>
          </table:table-cell>
          <table:table-cell table:formula="of:=([.A895]-[.$F$2])^2" office:value-type="float" office:value="5112.536004" calcext:value-type="float">
            <text:p>5112.536004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1/[.A896]" office:value-type="float" office:value="0.0024390243902439" calcext:value-type="float">
            <text:p>0.002439024390244</text:p>
          </table:table-cell>
          <table:table-cell table:formula="of:=([.A896]-[.$F$2])^2" office:value-type="float" office:value="8009.892004" calcext:value-type="float">
            <text:p>8009.892004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1/[.A897]" office:value-type="float" office:value="0.00133333333333333" calcext:value-type="float">
            <text:p>0.001333333333333</text:p>
          </table:table-cell>
          <table:table-cell table:formula="of:=([.A897]-[.$F$2])^2" office:value-type="float" office:value="62751.252004" calcext:value-type="float">
            <text:p>62751.252004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1/[.A898]" office:value-type="float" office:value="0.00588235294117647" calcext:value-type="float">
            <text:p>0.005882352941176</text:p>
          </table:table-cell>
          <table:table-cell table:formula="of:=([.A898]-[.$F$2])^2" office:value-type="float" office:value="108568.932004" calcext:value-type="float">
            <text:p>108568.932004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1/[.A899]" office:value-type="float" office:value="0.00152671755725191" calcext:value-type="float">
            <text:p>0.001526717557252</text:p>
          </table:table-cell>
          <table:table-cell table:formula="of:=([.A899]-[.$F$2])^2" office:value-type="float" office:value="24180.872004" calcext:value-type="float">
            <text:p>24180.872004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1/[.A900]" office:value-type="float" office:value="0.00129533678756477" calcext:value-type="float">
            <text:p>0.001295336787565</text:p>
          </table:table-cell>
          <table:table-cell table:formula="of:=([.A900]-[.$F$2])^2" office:value-type="float" office:value="74257.340004" calcext:value-type="float">
            <text:p>74257.340004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1/[.A901]" office:value-type="float" office:value="0.00121951219512195" calcext:value-type="float">
            <text:p>0.001219512195122</text:p>
          </table:table-cell>
          <table:table-cell table:formula="of:=([.A901]-[.$F$2])^2" office:value-type="float" office:value="102721.532004" calcext:value-type="float">
            <text:p>102721.532004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1/[.A902]" office:value-type="float" office:value="0.00152439024390244" calcext:value-type="float">
            <text:p>0.001524390243902</text:p>
          </table:table-cell>
          <table:table-cell table:formula="of:=([.A902]-[.$F$2])^2" office:value-type="float" office:value="24492.876004" calcext:value-type="float">
            <text:p>24492.876004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1/[.A903]" office:value-type="float" office:value="0.00448430493273543" calcext:value-type="float">
            <text:p>0.004484304932735</text:p>
          </table:table-cell>
          <table:table-cell table:formula="of:=([.A903]-[.$F$2])^2" office:value-type="float" office:value="76451.144004" calcext:value-type="float">
            <text:p>76451.144004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1/[.A904]" office:value-type="float" office:value="0.00104712041884817" calcext:value-type="float">
            <text:p>0.001047120418848</text:p>
          </table:table-cell>
          <table:table-cell table:formula="of:=([.A904]-[.$F$2])^2" office:value-type="float" office:value="207482.072004" calcext:value-type="float">
            <text:p>207482.072004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1/[.A905]" office:value-type="float" office:value="0.00128865979381443" calcext:value-type="float">
            <text:p>0.001288659793814</text:p>
          </table:table-cell>
          <table:table-cell table:formula="of:=([.A905]-[.$F$2])^2" office:value-type="float" office:value="76453.356004" calcext:value-type="float">
            <text:p>76453.356004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1/[.A906]" office:value-type="float" office:value="0.00117370892018779" calcext:value-type="float">
            <text:p>0.001173708920188</text:p>
          </table:table-cell>
          <table:table-cell table:formula="of:=([.A906]-[.$F$2])^2" office:value-type="float" office:value="124257.660004" calcext:value-type="float">
            <text:p>124257.660004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1/[.A907]" office:value-type="float" office:value="0.00175746924428822" calcext:value-type="float">
            <text:p>0.001757469244288</text:p>
          </table:table-cell>
          <table:table-cell table:formula="of:=([.A907]-[.$F$2])^2" office:value-type="float" office:value="4830.528004" calcext:value-type="float">
            <text:p>4830.528004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1/[.A908]" office:value-type="float" office:value="0.00110253583241455" calcext:value-type="float">
            <text:p>0.001102535832415</text:p>
          </table:table-cell>
          <table:table-cell table:formula="of:=([.A908]-[.$F$2])^2" office:value-type="float" office:value="166057.880004" calcext:value-type="float">
            <text:p>166057.88000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/[.A909]" office:value-type="float" office:value="0.0135135135135135" calcext:value-type="float">
            <text:p>0.013513513513514</text:p>
          </table:table-cell>
          <table:table-cell table:formula="of:=([.A909]-[.$F$2])^2" office:value-type="float" office:value="181048.548004" calcext:value-type="float">
            <text:p>181048.548004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1/[.A910]" office:value-type="float" office:value="0.00116414435389988" calcext:value-type="float">
            <text:p>0.0011641443539</text:p>
          </table:table-cell>
          <table:table-cell table:formula="of:=([.A910]-[.$F$2])^2" office:value-type="float" office:value="129241.688004" calcext:value-type="float">
            <text:p>129241.688004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1/[.A911]" office:value-type="float" office:value="0.00208333333333333" calcext:value-type="float">
            <text:p>0.002083333333333</text:p>
          </table:table-cell>
          <table:table-cell table:formula="of:=([.A911]-[.$F$2])^2" office:value-type="float" office:value="380.172004" calcext:value-type="float">
            <text:p>380.172004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1/[.A912]" office:value-type="float" office:value="0.00182815356489945" calcext:value-type="float">
            <text:p>0.001828153564899</text:p>
          </table:table-cell>
          <table:table-cell table:formula="of:=([.A912]-[.$F$2])^2" office:value-type="float" office:value="2256.440004" calcext:value-type="float">
            <text:p>2256.44000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1/[.A913]" office:value-type="float" office:value="0.00248756218905473" calcext:value-type="float">
            <text:p>0.002487562189055</text:p>
          </table:table-cell>
          <table:table-cell table:formula="of:=([.A913]-[.$F$2])^2" office:value-type="float" office:value="9505.860004" calcext:value-type="float">
            <text:p>9505.860004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1/[.A914]" office:value-type="float" office:value="0.00355871886120996" calcext:value-type="float">
            <text:p>0.00355871886121</text:p>
          </table:table-cell>
          <table:table-cell table:formula="of:=([.A914]-[.$F$2])^2" office:value-type="float" office:value="47741.376004" calcext:value-type="float">
            <text:p>47741.376004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1/[.A915]" office:value-type="float" office:value="0.00346020761245675" calcext:value-type="float">
            <text:p>0.003460207612457</text:p>
          </table:table-cell>
          <table:table-cell table:formula="of:=([.A915]-[.$F$2])^2" office:value-type="float" office:value="44309.408004" calcext:value-type="float">
            <text:p>44309.408004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1/[.A916]" office:value-type="float" office:value="0.00423728813559322" calcext:value-type="float">
            <text:p>0.004237288135593</text:p>
          </table:table-cell>
          <table:table-cell table:formula="of:=([.A916]-[.$F$2])^2" office:value-type="float" office:value="69431.196004" calcext:value-type="float">
            <text:p>69431.19600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[.A917]" office:value-type="float" office:value="0.166666666666667" calcext:value-type="float">
            <text:p>0.166666666666667</text:p>
          </table:table-cell>
          <table:table-cell table:formula="of:=([.A917]-[.$F$2])^2" office:value-type="float" office:value="243540.276004" calcext:value-type="float">
            <text:p>243540.276004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1/[.A918]" office:value-type="float" office:value="0.00106044538706257" calcext:value-type="float">
            <text:p>0.001060445387063</text:p>
          </table:table-cell>
          <table:table-cell table:formula="of:=([.A918]-[.$F$2])^2" office:value-type="float" office:value="196694.024004" calcext:value-type="float">
            <text:p>196694.024004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1/[.A919]" office:value-type="float" office:value="0.0015600624024961" calcext:value-type="float">
            <text:p>0.001560062402496</text:p>
          </table:table-cell>
          <table:table-cell table:formula="of:=([.A919]-[.$F$2])^2" office:value-type="float" office:value="20022.816004" calcext:value-type="float">
            <text:p>20022.81600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1/[.A920]" office:value-type="float" office:value="0.00122850122850123" calcext:value-type="float">
            <text:p>0.001228501228501</text:p>
          </table:table-cell>
          <table:table-cell table:formula="of:=([.A920]-[.$F$2])^2" office:value-type="float" office:value="98911.508004" calcext:value-type="float">
            <text:p>98911.50800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/[.A921]" office:value-type="float" office:value="0.0135135135135135" calcext:value-type="float">
            <text:p>0.013513513513514</text:p>
          </table:table-cell>
          <table:table-cell table:formula="of:=([.A921]-[.$F$2])^2" office:value-type="float" office:value="181048.548004" calcext:value-type="float">
            <text:p>181048.548004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1/[.A922]" office:value-type="float" office:value="0.00107181136120043" calcext:value-type="float">
            <text:p>0.0010718113612</text:p>
          </table:table-cell>
          <table:table-cell table:formula="of:=([.A922]-[.$F$2])^2" office:value-type="float" office:value="187923.984004" calcext:value-type="float">
            <text:p>187923.984004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1/[.A923]" office:value-type="float" office:value="0.00126103404791929" calcext:value-type="float">
            <text:p>0.001261034047919</text:p>
          </table:table-cell>
          <table:table-cell table:formula="of:=([.A923]-[.$F$2])^2" office:value-type="float" office:value="86143.424004" calcext:value-type="float">
            <text:p>86143.424004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1/[.A924]" office:value-type="float" office:value="0.00148367952522255" calcext:value-type="float">
            <text:p>0.001483679525223</text:p>
          </table:table-cell>
          <table:table-cell table:formula="of:=([.A924]-[.$F$2])^2" office:value-type="float" office:value="30450.948004" calcext:value-type="float">
            <text:p>30450.948004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1/[.A925]" office:value-type="float" office:value="0.00157232704402516" calcext:value-type="float">
            <text:p>0.001572327044025</text:p>
          </table:table-cell>
          <table:table-cell table:formula="of:=([.A925]-[.$F$2])^2" office:value-type="float" office:value="18632.796004" calcext:value-type="float">
            <text:p>18632.796004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1/[.A926]" office:value-type="float" office:value="0.00106157112526539" calcext:value-type="float">
            <text:p>0.001061571125265</text:p>
          </table:table-cell>
          <table:table-cell table:formula="of:=([.A926]-[.$F$2])^2" office:value-type="float" office:value="195808.020004" calcext:value-type="float">
            <text:p>195808.020004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1/[.A927]" office:value-type="float" office:value="0.00173010380622837" calcext:value-type="float">
            <text:p>0.001730103806228</text:p>
          </table:table-cell>
          <table:table-cell table:formula="of:=([.A927]-[.$F$2])^2" office:value-type="float" office:value="6162.564004" calcext:value-type="float">
            <text:p>6162.564004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1/[.A928]" office:value-type="float" office:value="0.00409836065573771" calcext:value-type="float">
            <text:p>0.004098360655738</text:p>
          </table:table-cell>
          <table:table-cell table:formula="of:=([.A928]-[.$F$2])^2" office:value-type="float" office:value="65279.228004" calcext:value-type="float">
            <text:p>65279.228004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1/[.A929]" office:value-type="float" office:value="0.00120192307692308" calcext:value-type="float">
            <text:p>0.001201923076923</text:p>
          </table:table-cell>
          <table:table-cell table:formula="of:=([.A929]-[.$F$2])^2" office:value-type="float" office:value="110557.580004" calcext:value-type="float">
            <text:p>110557.580004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1/[.A930]" office:value-type="float" office:value="0.00423728813559322" calcext:value-type="float">
            <text:p>0.004237288135593</text:p>
          </table:table-cell>
          <table:table-cell table:formula="of:=([.A930]-[.$F$2])^2" office:value-type="float" office:value="69431.196004" calcext:value-type="float">
            <text:p>69431.196004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1/[.A931]" office:value-type="float" office:value="0.00104166666666667" calcext:value-type="float">
            <text:p>0.001041666666667</text:p>
          </table:table-cell>
          <table:table-cell table:formula="of:=([.A931]-[.$F$2])^2" office:value-type="float" office:value="212062.092004" calcext:value-type="float">
            <text:p>212062.092004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1/[.A932]" office:value-type="float" office:value="0.0016366612111293" calcext:value-type="float">
            <text:p>0.001636661211129</text:p>
          </table:table-cell>
          <table:table-cell table:formula="of:=([.A932]-[.$F$2])^2" office:value-type="float" office:value="12432.696004" calcext:value-type="float">
            <text:p>12432.696004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1/[.A933]" office:value-type="float" office:value="0.00128700128700129" calcext:value-type="float">
            <text:p>0.001287001287001</text:p>
          </table:table-cell>
          <table:table-cell table:formula="of:=([.A933]-[.$F$2])^2" office:value-type="float" office:value="77007.360004" calcext:value-type="float">
            <text:p>77007.360004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/[.A934]" office:value-type="float" office:value="0.0144927536231884" calcext:value-type="float">
            <text:p>0.014492753623188</text:p>
          </table:table-cell>
          <table:table-cell table:formula="of:=([.A934]-[.$F$2])^2" office:value-type="float" office:value="185328.528004" calcext:value-type="float">
            <text:p>185328.528004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1/[.A935]" office:value-type="float" office:value="0.00226244343891403" calcext:value-type="float">
            <text:p>0.002262443438914</text:p>
          </table:table-cell>
          <table:table-cell table:formula="of:=([.A935]-[.$F$2])^2" office:value-type="float" office:value="3306.020004" calcext:value-type="float">
            <text:p>3306.020004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1/[.A936]" office:value-type="float" office:value="0.00119331742243437" calcext:value-type="float">
            <text:p>0.001193317422434</text:p>
          </table:table-cell>
          <table:table-cell table:formula="of:=([.A936]-[.$F$2])^2" office:value-type="float" office:value="114583.604004" calcext:value-type="float">
            <text:p>114583.604004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/[.A937]" office:value-type="float" office:value="0.0158730158730159" calcext:value-type="float">
            <text:p>0.015873015873016</text:p>
          </table:table-cell>
          <table:table-cell table:formula="of:=([.A937]-[.$F$2])^2" office:value-type="float" office:value="190530.504004" calcext:value-type="float">
            <text:p>190530.504004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/[.A938]" office:value-type="float" office:value="0.0113636363636364" calcext:value-type="float">
            <text:p>0.011363636363636</text:p>
          </table:table-cell>
          <table:table-cell table:formula="of:=([.A938]-[.$F$2])^2" office:value-type="float" office:value="169330.604004" calcext:value-type="float">
            <text:p>169330.604004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1/[.A939]" office:value-type="float" office:value="0.00123762376237624" calcext:value-type="float">
            <text:p>0.001237623762376</text:p>
          </table:table-cell>
          <table:table-cell table:formula="of:=([.A939]-[.$F$2])^2" office:value-type="float" office:value="95173.484004" calcext:value-type="float">
            <text:p>95173.484004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1/[.A940]" office:value-type="float" office:value="0.00267379679144385" calcext:value-type="float">
            <text:p>0.002673796791444</text:p>
          </table:table-cell>
          <table:table-cell table:formula="of:=([.A940]-[.$F$2])^2" office:value-type="float" office:value="15749.748004" calcext:value-type="float">
            <text:p>15749.748004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1/[.A941]" office:value-type="float" office:value="0.00617283950617284" calcext:value-type="float">
            <text:p>0.006172839506173</text:p>
          </table:table-cell>
          <table:table-cell table:formula="of:=([.A941]-[.$F$2])^2" office:value-type="float" office:value="113904.900004" calcext:value-type="float">
            <text:p>113904.900004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1/[.A942]" office:value-type="float" office:value="0.00150829562594268" calcext:value-type="float">
            <text:p>0.001508295625943</text:p>
          </table:table-cell>
          <table:table-cell table:formula="of:=([.A942]-[.$F$2])^2" office:value-type="float" office:value="26732.904004" calcext:value-type="float">
            <text:p>26732.90400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1/[.A943]" office:value-type="float" office:value="0.0028735632183908" calcext:value-type="float">
            <text:p>0.002873563218391</text:p>
          </table:table-cell>
          <table:table-cell table:formula="of:=([.A943]-[.$F$2])^2" office:value-type="float" office:value="22951.644004" calcext:value-type="float">
            <text:p>22951.64400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1/[.A944]" office:value-type="float" office:value="0.00265957446808511" calcext:value-type="float">
            <text:p>0.002659574468085</text:p>
          </table:table-cell>
          <table:table-cell table:formula="of:=([.A944]-[.$F$2])^2" office:value-type="float" office:value="15251.756004" calcext:value-type="float">
            <text:p>15251.75600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1/[.A945]" office:value-type="float" office:value="0.00151745068285281" calcext:value-type="float">
            <text:p>0.001517450682853</text:p>
          </table:table-cell>
          <table:table-cell table:formula="of:=([.A945]-[.$F$2])^2" office:value-type="float" office:value="25440.888004" calcext:value-type="float">
            <text:p>25440.888004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1/[.A946]" office:value-type="float" office:value="0.0010482180293501" calcext:value-type="float">
            <text:p>0.00104821802935</text:p>
          </table:table-cell>
          <table:table-cell table:formula="of:=([.A946]-[.$F$2])^2" office:value-type="float" office:value="206572.068004" calcext:value-type="float">
            <text:p>206572.068004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1/[.A947]" office:value-type="float" office:value="0.00122100122100122" calcext:value-type="float">
            <text:p>0.001221001221001</text:p>
          </table:table-cell>
          <table:table-cell table:formula="of:=([.A947]-[.$F$2])^2" office:value-type="float" office:value="102081.528004" calcext:value-type="float">
            <text:p>102081.528004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1/[.A948]" office:value-type="float" office:value="0.00196463654223969" calcext:value-type="float">
            <text:p>0.00196463654224</text:p>
          </table:table-cell>
          <table:table-cell table:formula="of:=([.A948]-[.$F$2])^2" office:value-type="float" office:value="90.2880040000002" calcext:value-type="float">
            <text:p>90.2880040000002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/[.A949]" office:value-type="float" office:value="0.00793650793650794" calcext:value-type="float">
            <text:p>0.007936507936508</text:p>
          </table:table-cell>
          <table:table-cell table:formula="of:=([.A949]-[.$F$2])^2" office:value-type="float" office:value="139500.756004" calcext:value-type="float">
            <text:p>139500.756004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1/[.A950]" office:value-type="float" office:value="0.00112612612612613" calcext:value-type="float">
            <text:p>0.001126126126126</text:p>
          </table:table-cell>
          <table:table-cell table:formula="of:=([.A950]-[.$F$2])^2" office:value-type="float" office:value="150933.804004" calcext:value-type="float">
            <text:p>150933.804004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1/[.A951]" office:value-type="float" office:value="0.00143472022955524" calcext:value-type="float">
            <text:p>0.001434720229555</text:p>
          </table:table-cell>
          <table:table-cell table:formula="of:=([.A951]-[.$F$2])^2" office:value-type="float" office:value="39007.040004" calcext:value-type="float">
            <text:p>39007.040004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1/[.A952]" office:value-type="float" office:value="0.00126422250316056" calcext:value-type="float">
            <text:p>0.001264222503161</text:p>
          </table:table-cell>
          <table:table-cell table:formula="of:=([.A952]-[.$F$2])^2" office:value-type="float" office:value="84973.416004" calcext:value-type="float">
            <text:p>84973.41600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[.A953]" office:value-type="float" office:value="0.166666666666667" calcext:value-type="float">
            <text:p>0.166666666666667</text:p>
          </table:table-cell>
          <table:table-cell table:formula="of:=([.A953]-[.$F$2])^2" office:value-type="float" office:value="243540.276004" calcext:value-type="float">
            <text:p>243540.27600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1/[.A954]" office:value-type="float" office:value="0.00606060606060606" calcext:value-type="float">
            <text:p>0.006060606060606</text:p>
          </table:table-cell>
          <table:table-cell table:formula="of:=([.A954]-[.$F$2])^2" office:value-type="float" office:value="111888.912004" calcext:value-type="float">
            <text:p>111888.912004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1/[.A955]" office:value-type="float" office:value="0.00119047619047619" calcext:value-type="float">
            <text:p>0.001190476190476</text:p>
          </table:table-cell>
          <table:table-cell table:formula="of:=([.A955]-[.$F$2])^2" office:value-type="float" office:value="115941.612004" calcext:value-type="float">
            <text:p>115941.612004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1/[.A956]" office:value-type="float" office:value="0.00132802124833997" calcext:value-type="float">
            <text:p>0.00132802124834</text:p>
          </table:table-cell>
          <table:table-cell table:formula="of:=([.A956]-[.$F$2])^2" office:value-type="float" office:value="64263.264004" calcext:value-type="float">
            <text:p>64263.264004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1/[.A957]" office:value-type="float" office:value="0.0012970168612192" calcext:value-type="float">
            <text:p>0.001297016861219</text:p>
          </table:table-cell>
          <table:table-cell table:formula="of:=([.A957]-[.$F$2])^2" office:value-type="float" office:value="73713.336004" calcext:value-type="float">
            <text:p>73713.336004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/[.A958]" office:value-type="float" office:value="0.00714285714285714" calcext:value-type="float">
            <text:p>0.007142857142857</text:p>
          </table:table-cell>
          <table:table-cell table:formula="of:=([.A958]-[.$F$2])^2" office:value-type="float" office:value="129238.812004" calcext:value-type="float">
            <text:p>129238.812004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1/[.A959]" office:value-type="float" office:value="0.00206185567010309" calcext:value-type="float">
            <text:p>0.002061855670103</text:p>
          </table:table-cell>
          <table:table-cell table:formula="of:=([.A959]-[.$F$2])^2" office:value-type="float" office:value="210.192004" calcext:value-type="float">
            <text:p>210.19200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/[.A960]" office:value-type="float" office:value="0.04" calcext:value-type="float">
            <text:p>0.04</text:p>
          </table:table-cell>
          <table:table-cell table:formula="of:=([.A960]-[.$F$2])^2" office:value-type="float" office:value="225148.352004" calcext:value-type="float">
            <text:p>225148.352004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1/[.A961]" office:value-type="float" office:value="0.00116822429906542" calcext:value-type="float">
            <text:p>0.001168224299065</text:p>
          </table:table-cell>
          <table:table-cell table:formula="of:=([.A961]-[.$F$2])^2" office:value-type="float" office:value="127093.676004" calcext:value-type="float">
            <text:p>127093.676004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1/[.A962]" office:value-type="float" office:value="0.00416666666666667" calcext:value-type="float">
            <text:p>0.004166666666667</text:p>
          </table:table-cell>
          <table:table-cell table:formula="of:=([.A962]-[.$F$2])^2" office:value-type="float" office:value="67339.212004" calcext:value-type="float">
            <text:p>67339.21200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1/[.A963]" office:value-type="float" office:value="0.00144508670520231" calcext:value-type="float">
            <text:p>0.001445086705202</text:p>
          </table:table-cell>
          <table:table-cell table:formula="of:=([.A963]-[.$F$2])^2" office:value-type="float" office:value="37057.020004" calcext:value-type="float">
            <text:p>37057.020004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1/[.A964]" office:value-type="float" office:value="0.0015552099533437" calcext:value-type="float">
            <text:p>0.001555209953344</text:p>
          </table:table-cell>
          <table:table-cell table:formula="of:=([.A964]-[.$F$2])^2" office:value-type="float" office:value="20592.824004" calcext:value-type="float">
            <text:p>20592.82400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1/[.A965]" office:value-type="float" office:value="0.00628930817610063" calcext:value-type="float">
            <text:p>0.006289308176101</text:p>
          </table:table-cell>
          <table:table-cell table:formula="of:=([.A965]-[.$F$2])^2" office:value-type="float" office:value="115938.888004" calcext:value-type="float">
            <text:p>115938.888004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1/[.A966]" office:value-type="float" office:value="0.00301204819277108" calcext:value-type="float">
            <text:p>0.003012048192771</text:p>
          </table:table-cell>
          <table:table-cell table:formula="of:=([.A966]-[.$F$2])^2" office:value-type="float" office:value="28055.580004" calcext:value-type="float">
            <text:p>28055.580004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1/[.A967]" office:value-type="float" office:value="0.00352112676056338" calcext:value-type="float">
            <text:p>0.003521126760563</text:p>
          </table:table-cell>
          <table:table-cell table:formula="of:=([.A967]-[.$F$2])^2" office:value-type="float" office:value="46439.388004" calcext:value-type="float">
            <text:p>46439.388004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1/[.A968]" office:value-type="float" office:value="0.003584229390681" calcext:value-type="float">
            <text:p>0.003584229390681</text:p>
          </table:table-cell>
          <table:table-cell table:formula="of:=([.A968]-[.$F$2])^2" office:value-type="float" office:value="48619.368004" calcext:value-type="float">
            <text:p>48619.368004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1/[.A969]" office:value-type="float" office:value="0.00120918984280532" calcext:value-type="float">
            <text:p>0.001209189842805</text:p>
          </table:table-cell>
          <table:table-cell table:formula="of:=([.A969]-[.$F$2])^2" office:value-type="float" office:value="107257.560004" calcext:value-type="float">
            <text:p>107257.560004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1/[.A970]" office:value-type="float" office:value="0.003125" calcext:value-type="float">
            <text:p>0.003125</text:p>
          </table:table-cell>
          <table:table-cell table:formula="of:=([.A970]-[.$F$2])^2" office:value-type="float" office:value="32219.532004" calcext:value-type="float">
            <text:p>32219.532004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1/[.A971]" office:value-type="float" office:value="0.00276243093922652" calcext:value-type="float">
            <text:p>0.002762430939227</text:p>
          </table:table-cell>
          <table:table-cell table:formula="of:=([.A971]-[.$F$2])^2" office:value-type="float" office:value="18905.700004" calcext:value-type="float">
            <text:p>18905.700004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1/[.A972]" office:value-type="float" office:value="0.00123304562268804" calcext:value-type="float">
            <text:p>0.001233045622688</text:p>
          </table:table-cell>
          <table:table-cell table:formula="of:=([.A972]-[.$F$2])^2" office:value-type="float" office:value="97033.496004" calcext:value-type="float">
            <text:p>97033.496004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1/[.A973]" office:value-type="float" office:value="0.00269541778975741" calcext:value-type="float">
            <text:p>0.002695417789757</text:p>
          </table:table-cell>
          <table:table-cell table:formula="of:=([.A973]-[.$F$2])^2" office:value-type="float" office:value="16511.736004" calcext:value-type="float">
            <text:p>16511.736004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1/[.A974]" office:value-type="float" office:value="0.0012531328320802" calcext:value-type="float">
            <text:p>0.00125313283208</text:p>
          </table:table-cell>
          <table:table-cell table:formula="of:=([.A974]-[.$F$2])^2" office:value-type="float" office:value="89103.444004" calcext:value-type="float">
            <text:p>89103.444004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1/[.A975]" office:value-type="float" office:value="0.00341296928327645" calcext:value-type="float">
            <text:p>0.003412969283276</text:p>
          </table:table-cell>
          <table:table-cell table:formula="of:=([.A975]-[.$F$2])^2" office:value-type="float" office:value="42641.424004" calcext:value-type="float">
            <text:p>42641.424004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1/[.A976]" office:value-type="float" office:value="0.00117785630153121" calcext:value-type="float">
            <text:p>0.001177856301531</text:p>
          </table:table-cell>
          <table:table-cell table:formula="of:=([.A976]-[.$F$2])^2" office:value-type="float" office:value="122151.648004" calcext:value-type="float">
            <text:p>122151.648004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1/[.A977]" office:value-type="float" office:value="0.00193050193050193" calcext:value-type="float">
            <text:p>0.001930501930502</text:p>
          </table:table-cell>
          <table:table-cell table:formula="of:=([.A977]-[.$F$2])^2" office:value-type="float" office:value="342.324004" calcext:value-type="float">
            <text:p>342.324004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1/[.A978]" office:value-type="float" office:value="0.00208333333333333" calcext:value-type="float">
            <text:p>0.002083333333333</text:p>
          </table:table-cell>
          <table:table-cell table:formula="of:=([.A978]-[.$F$2])^2" office:value-type="float" office:value="380.172004" calcext:value-type="float">
            <text:p>380.172004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1/[.A979]" office:value-type="float" office:value="0.00132275132275132" calcext:value-type="float">
            <text:p>0.001322751322751</text:p>
          </table:table-cell>
          <table:table-cell table:formula="of:=([.A979]-[.$F$2])^2" office:value-type="float" office:value="65793.276004" calcext:value-type="float">
            <text:p>65793.276004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1/[.A980]" office:value-type="float" office:value="0.00137931034482759" calcext:value-type="float">
            <text:p>0.001379310344828</text:p>
          </table:table-cell>
          <table:table-cell table:formula="of:=([.A980]-[.$F$2])^2" office:value-type="float" office:value="50851.152004" calcext:value-type="float">
            <text:p>50851.152004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1/[.A981]" office:value-type="float" office:value="0.00213219616204691" calcext:value-type="float">
            <text:p>0.002132196162047</text:p>
          </table:table-cell>
          <table:table-cell table:formula="of:=([.A981]-[.$F$2])^2" office:value-type="float" office:value="930.128003999999" calcext:value-type="float">
            <text:p>930.128003999999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/[.A982]" office:value-type="float" office:value="0.00793650793650794" calcext:value-type="float">
            <text:p>0.007936507936508</text:p>
          </table:table-cell>
          <table:table-cell table:formula="of:=([.A982]-[.$F$2])^2" office:value-type="float" office:value="139500.756004" calcext:value-type="float">
            <text:p>139500.756004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1/[.A983]" office:value-type="float" office:value="0.00117096018735363" calcext:value-type="float">
            <text:p>0.001170960187354</text:p>
          </table:table-cell>
          <table:table-cell table:formula="of:=([.A983]-[.$F$2])^2" office:value-type="float" office:value="125671.668004" calcext:value-type="float">
            <text:p>125671.668004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1/[.A984]" office:value-type="float" office:value="0.00100806451612903" calcext:value-type="float">
            <text:p>0.001008064516129</text:p>
          </table:table-cell>
          <table:table-cell table:formula="of:=([.A984]-[.$F$2])^2" office:value-type="float" office:value="242558.220004" calcext:value-type="float">
            <text:p>242558.220004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/[.A985]" office:value-type="float" office:value="0.00793650793650794" calcext:value-type="float">
            <text:p>0.007936507936508</text:p>
          </table:table-cell>
          <table:table-cell table:formula="of:=([.A985]-[.$F$2])^2" office:value-type="float" office:value="139500.756004" calcext:value-type="float">
            <text:p>139500.75600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/[.A986]" office:value-type="float" office:value="0.0222222222222222" calcext:value-type="float">
            <text:p>0.022222222222222</text:p>
          </table:table-cell>
          <table:table-cell table:formula="of:=([.A986]-[.$F$2])^2" office:value-type="float" office:value="206568.432004" calcext:value-type="float">
            <text:p>206568.432004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1/[.A987]" office:value-type="float" office:value="0.00221238938053097" calcext:value-type="float">
            <text:p>0.002212389380531</text:p>
          </table:table-cell>
          <table:table-cell table:formula="of:=([.A987]-[.$F$2])^2" office:value-type="float" office:value="2256.060004" calcext:value-type="float">
            <text:p>2256.060004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1/[.A988]" office:value-type="float" office:value="0.00266666666666667" calcext:value-type="float">
            <text:p>0.002666666666667</text:p>
          </table:table-cell>
          <table:table-cell table:formula="of:=([.A988]-[.$F$2])^2" office:value-type="float" office:value="15499.752004" calcext:value-type="float">
            <text:p>15499.752004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1/[.A989]" office:value-type="float" office:value="0.00116959064327485" calcext:value-type="float">
            <text:p>0.001169590643275</text:p>
          </table:table-cell>
          <table:table-cell table:formula="of:=([.A989]-[.$F$2])^2" office:value-type="float" office:value="126381.672004" calcext:value-type="float">
            <text:p>126381.672004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1/[.A990]" office:value-type="float" office:value="0.00114155251141553" calcext:value-type="float">
            <text:p>0.001141552511416</text:p>
          </table:table-cell>
          <table:table-cell table:formula="of:=([.A990]-[.$F$2])^2" office:value-type="float" office:value="141753.756004" calcext:value-type="float">
            <text:p>141753.756004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1/[.A991]" office:value-type="float" office:value="0.00390625" calcext:value-type="float">
            <text:p>0.00390625</text:p>
          </table:table-cell>
          <table:table-cell table:formula="of:=([.A991]-[.$F$2])^2" office:value-type="float" office:value="59291.276004" calcext:value-type="float">
            <text:p>59291.27600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[.A992]" office:value-type="float" office:value="0.0333333333333333" calcext:value-type="float">
            <text:p>0.033333333333333</text:p>
          </table:table-cell>
          <table:table-cell table:formula="of:=([.A992]-[.$F$2])^2" office:value-type="float" office:value="220428.372004" calcext:value-type="float">
            <text:p>220428.372004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1/[.A993]" office:value-type="float" office:value="0.00184842883548983" calcext:value-type="float">
            <text:p>0.00184842883549</text:p>
          </table:table-cell>
          <table:table-cell table:formula="of:=([.A993]-[.$F$2])^2" office:value-type="float" office:value="1722.416004" calcext:value-type="float">
            <text:p>1722.41600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/[.A994]" office:value-type="float" office:value="0.0181818181818182" calcext:value-type="float">
            <text:p>0.018181818181818</text:p>
          </table:table-cell>
          <table:table-cell table:formula="of:=([.A994]-[.$F$2])^2" office:value-type="float" office:value="197578.472004" calcext:value-type="float">
            <text:p>197578.472004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1/[.A995]" office:value-type="float" office:value="0.00122549019607843" calcext:value-type="float">
            <text:p>0.001225490196078</text:p>
          </table:table-cell>
          <table:table-cell table:formula="of:=([.A995]-[.$F$2])^2" office:value-type="float" office:value="100173.516004" calcext:value-type="float">
            <text:p>100173.516004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1/[.A996]" office:value-type="float" office:value="0.0029585798816568" calcext:value-type="float">
            <text:p>0.002958579881657</text:p>
          </table:table-cell>
          <table:table-cell table:formula="of:=([.A996]-[.$F$2])^2" office:value-type="float" office:value="26081.604004" calcext:value-type="float">
            <text:p>26081.604004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1/[.A997]" office:value-type="float" office:value="0.00123915737298637" calcext:value-type="float">
            <text:p>0.001239157372986</text:p>
          </table:table-cell>
          <table:table-cell table:formula="of:=([.A997]-[.$F$2])^2" office:value-type="float" office:value="94557.480004" calcext:value-type="float">
            <text:p>94557.48000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1/[.A998]" office:value-type="float" office:value="0.00571428571428571" calcext:value-type="float">
            <text:p>0.005714285714286</text:p>
          </table:table-cell>
          <table:table-cell table:formula="of:=([.A998]-[.$F$2])^2" office:value-type="float" office:value="105298.952004" calcext:value-type="float">
            <text:p>105298.952004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1/[.A999]" office:value-type="float" office:value="0.00136054421768707" calcext:value-type="float">
            <text:p>0.001360544217687</text:p>
          </table:table-cell>
          <table:table-cell table:formula="of:=([.A999]-[.$F$2])^2" office:value-type="float" office:value="55461.192004" calcext:value-type="float">
            <text:p>55461.192004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/[.A1000]" office:value-type="float" office:value="0.00714285714285714" calcext:value-type="float">
            <text:p>0.007142857142857</text:p>
          </table:table-cell>
          <table:table-cell table:formula="of:=([.A1000]-[.$F$2])^2" office:value-type="float" office:value="129238.812004" calcext:value-type="float">
            <text:p>129238.81200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3-02T16:40:39.308000000</dc:date>
    <meta:editing-duration>PT9S</meta:editing-duration>
    <meta:editing-cycles>1</meta:editing-cycles>
    <meta:document-statistic meta:table-count="1" meta:cell-count="3016" meta:object-count="0"/>
    <meta:generator>LibreOffice/6.4.7.2$Windows_X86_64 LibreOffice_project/639b8ac485750d5696d7590a72ef1b496725cfb5</meta:generator>
  </office:meta>
</office:document-meta>
</file>